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727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1.61cm"/>
    </style:style>
    <style:style style:name="co5" style:family="table-column">
      <style:table-column-properties fo:break-before="auto" style:column-width="1.84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4711" calcext:value-type="float">
            <text:p>0.034711</text:p>
          </table:table-cell>
          <table:table-cell office:value-type="float" office:value="0.037603" calcext:value-type="float">
            <text:p>0.037603</text:p>
          </table:table-cell>
          <table:table-cell office:value-type="float" office:value="0.040826" calcext:value-type="float">
            <text:p>0.040826</text:p>
          </table:table-cell>
          <table:table-cell office:value-type="float" office:value="0.072521" calcext:value-type="float">
            <text:p>0.072521</text:p>
          </table:table-cell>
          <table:table-cell office:value-type="float" office:value="0.143182" calcext:value-type="float">
            <text:p>0.143182</text:p>
          </table:table-cell>
          <table:table-cell office:value-type="float" office:value="0.216074" calcext:value-type="float">
            <text:p>0.216074</text:p>
          </table:table-cell>
          <table:table-cell office:value-type="float" office:value="0.223884" calcext:value-type="float">
            <text:p>0.223884</text:p>
          </table:table-cell>
          <table:table-cell office:value-type="float" office:value="0.294669" calcext:value-type="float">
            <text:p>0.294669</text:p>
          </table:table-cell>
          <table:table-cell office:value-type="float" office:value="0.433347" calcext:value-type="float">
            <text:p>0.433347</text:p>
          </table:table-cell>
          <table:table-cell office:value-type="float" office:value="0.579463" calcext:value-type="float">
            <text:p>0.579463</text:p>
          </table:table-cell>
          <table:table-cell office:value-type="float" office:value="0.698967" calcext:value-type="float">
            <text:p>0.698967</text:p>
          </table:table-cell>
          <table:table-cell office:value-type="float" office:value="0.7" calcext:value-type="float">
            <text:p>0.7</text:p>
          </table:table-cell>
          <table:table-cell office:value-type="float" office:value="0.274054" calcext:value-type="float">
            <text:p>0.2740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5579" calcext:value-type="float">
            <text:p>0.005579</text:p>
          </table:table-cell>
          <table:table-cell office:value-type="float" office:value="0.070661" calcext:value-type="float">
            <text:p>0.070661</text:p>
          </table:table-cell>
          <table:table-cell office:value-type="float" office:value="0.198264" calcext:value-type="float">
            <text:p>0.198264</text:p>
          </table:table-cell>
          <table:table-cell office:value-type="float" office:value="0.240579" calcext:value-type="float">
            <text:p>0.240579</text:p>
          </table:table-cell>
          <table:table-cell office:value-type="float" office:value="0.332851" calcext:value-type="float">
            <text:p>0.332851</text:p>
          </table:table-cell>
          <table:table-cell office:value-type="float" office:value="0.460207" calcext:value-type="float">
            <text:p>0.460207</text:p>
          </table:table-cell>
          <table:table-cell office:value-type="float" office:value="0.559174" calcext:value-type="float">
            <text:p>0.559174</text:p>
          </table:table-cell>
          <table:table-cell office:value-type="float" office:value="0.663347" calcext:value-type="float">
            <text:p>0.663347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393066" calcext:value-type="float">
            <text:p>0.39306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4959" calcext:value-type="float">
            <text:p>0.034959</text:p>
          </table:table-cell>
          <table:table-cell office:value-type="float" office:value="0.207438" calcext:value-type="float">
            <text:p>0.207438</text:p>
          </table:table-cell>
          <table:table-cell office:value-type="float" office:value="0.296322" calcext:value-type="float">
            <text:p>0.296322</text:p>
          </table:table-cell>
          <table:table-cell office:value-type="float" office:value="0.458926" calcext:value-type="float">
            <text:p>0.458926</text:p>
          </table:table-cell>
          <table:table-cell office:value-type="float" office:value="0.571446" calcext:value-type="float">
            <text:p>0.571446</text:p>
          </table:table-cell>
          <table:table-cell office:value-type="float" office:value="0.65095" calcext:value-type="float">
            <text:p>0.65095</text:p>
          </table:table-cell>
          <table:table-cell office:value-type="float" office:value="0.692521" calcext:value-type="float">
            <text:p>0.692521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700041" calcext:value-type="float">
            <text:p>0.700041</text:p>
          </table:table-cell>
          <table:table-cell office:value-type="float" office:value="0.700826" calcext:value-type="float">
            <text:p>0.700826</text:p>
          </table:table-cell>
          <table:table-cell office:value-type="float" office:value="0.50126" calcext:value-type="float">
            <text:p>0.501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8157" calcext:value-type="float">
            <text:p>0.08157</text:p>
          </table:table-cell>
          <table:table-cell office:value-type="float" office:value="0.345992" calcext:value-type="float">
            <text:p>0.345992</text:p>
          </table:table-cell>
          <table:table-cell office:value-type="float" office:value="0.50905" calcext:value-type="float">
            <text:p>0.50905</text:p>
          </table:table-cell>
          <table:table-cell office:value-type="float" office:value="0.619545" calcext:value-type="float">
            <text:p>0.619545</text:p>
          </table:table-cell>
          <table:table-cell office:value-type="float" office:value="0.670372" calcext:value-type="float">
            <text:p>0.670372</text:p>
          </table:table-cell>
          <table:table-cell office:value-type="float" office:value="0.695" calcext:value-type="float">
            <text:p>0.695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00041" calcext:value-type="float">
            <text:p>0.700041</text:p>
          </table:table-cell>
          <table:table-cell office:value-type="float" office:value="0.700826" calcext:value-type="float">
            <text:p>0.700826</text:p>
          </table:table-cell>
          <table:table-cell office:value-type="float" office:value="0.572157" calcext:value-type="float">
            <text:p>0.5721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08306" calcext:value-type="float">
            <text:p>0.108306</text:p>
          </table:table-cell>
          <table:table-cell office:value-type="float" office:value="0.377521" calcext:value-type="float">
            <text:p>0.377521</text:p>
          </table:table-cell>
          <table:table-cell office:value-type="float" office:value="0.54095" calcext:value-type="float">
            <text:p>0.54095</text:p>
          </table:table-cell>
          <table:table-cell office:value-type="float" office:value="0.644587" calcext:value-type="float">
            <text:p>0.644587</text:p>
          </table:table-cell>
          <table:table-cell office:value-type="float" office:value="0.683182" calcext:value-type="float">
            <text:p>0.683182</text:p>
          </table:table-cell>
          <table:table-cell office:value-type="float" office:value="0.697273" calcext:value-type="float">
            <text:p>0.697273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00207" calcext:value-type="float">
            <text:p>0.700207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585202" calcext:value-type="float">
            <text:p>0.5852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21364" calcext:value-type="float">
            <text:p>0.121364</text:p>
          </table:table-cell>
          <table:table-cell office:value-type="float" office:value="0.441901" calcext:value-type="float">
            <text:p>0.441901</text:p>
          </table:table-cell>
          <table:table-cell office:value-type="float" office:value="0.58686" calcext:value-type="float">
            <text:p>0.58686</text:p>
          </table:table-cell>
          <table:table-cell office:value-type="float" office:value="0.65814" calcext:value-type="float">
            <text:p>0.65814</text:p>
          </table:table-cell>
          <table:table-cell office:value-type="float" office:value="0.687273" calcext:value-type="float">
            <text:p>0.687273</text:p>
          </table:table-cell>
          <table:table-cell office:value-type="float" office:value="0.698843" calcext:value-type="float">
            <text:p>0.698843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00372" calcext:value-type="float">
            <text:p>0.700372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599475" calcext:value-type="float">
            <text:p>0.5994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94298" calcext:value-type="float">
            <text:p>0.094298</text:p>
          </table:table-cell>
          <table:table-cell office:value-type="float" office:value="0.433388" calcext:value-type="float">
            <text:p>0.433388</text:p>
          </table:table-cell>
          <table:table-cell office:value-type="float" office:value="0.621198" calcext:value-type="float">
            <text:p>0.621198</text:p>
          </table:table-cell>
          <table:table-cell office:value-type="float" office:value="0.678347" calcext:value-type="float">
            <text:p>0.678347</text:p>
          </table:table-cell>
          <table:table-cell office:value-type="float" office:value="0.697273" calcext:value-type="float">
            <text:p>0.697273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0372" calcext:value-type="float">
            <text:p>0.700372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602488" calcext:value-type="float">
            <text:p>0.60248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13678" calcext:value-type="float">
            <text:p>0.213678</text:p>
          </table:table-cell>
          <table:table-cell office:value-type="float" office:value="0.565083" calcext:value-type="float">
            <text:p>0.565083</text:p>
          </table:table-cell>
          <table:table-cell office:value-type="float" office:value="0.656529" calcext:value-type="float">
            <text:p>0.656529</text:p>
          </table:table-cell>
          <table:table-cell office:value-type="float" office:value="0.681653" calcext:value-type="float">
            <text:p>0.681653</text:p>
          </table:table-cell>
          <table:table-cell office:value-type="float" office:value="0.698182" calcext:value-type="float">
            <text:p>0.698182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0372" calcext:value-type="float">
            <text:p>0.700372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63155" calcext:value-type="float">
            <text:p>0.6315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31694" calcext:value-type="float">
            <text:p>0.131694</text:p>
          </table:table-cell>
          <table:table-cell office:value-type="float" office:value="0.554339" calcext:value-type="float">
            <text:p>0.554339</text:p>
          </table:table-cell>
          <table:table-cell office:value-type="float" office:value="0.65562" calcext:value-type="float">
            <text:p>0.65562</text:p>
          </table:table-cell>
          <table:table-cell office:value-type="float" office:value="0.678347" calcext:value-type="float">
            <text:p>0.678347</text:p>
          </table:table-cell>
          <table:table-cell office:value-type="float" office:value="0.690372" calcext:value-type="float">
            <text:p>0.690372</text:p>
          </table:table-cell>
          <table:table-cell office:value-type="float" office:value="0.699876" calcext:value-type="float">
            <text:p>0.699876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00372" calcext:value-type="float">
            <text:p>0.700372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621062" calcext:value-type="float">
            <text:p>0.62106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92769" calcext:value-type="float">
            <text:p>0.192769</text:p>
          </table:table-cell>
          <table:table-cell office:value-type="float" office:value="0.565248" calcext:value-type="float">
            <text:p>0.565248</text:p>
          </table:table-cell>
          <table:table-cell office:value-type="float" office:value="0.652934" calcext:value-type="float">
            <text:p>0.652934</text:p>
          </table:table-cell>
          <table:table-cell office:value-type="float" office:value="0.683512" calcext:value-type="float">
            <text:p>0.683512</text:p>
          </table:table-cell>
          <table:table-cell office:value-type="float" office:value="0.695702" calcext:value-type="float">
            <text:p>0.695702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0372" calcext:value-type="float">
            <text:p>0.700372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629054" calcext:value-type="float">
            <text:p>0.62905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44669" calcext:value-type="float">
            <text:p>0.144669</text:p>
          </table:table-cell>
          <table:table-cell office:value-type="float" office:value="0.563182" calcext:value-type="float">
            <text:p>0.563182</text:p>
          </table:table-cell>
          <table:table-cell office:value-type="float" office:value="0.645041" calcext:value-type="float">
            <text:p>0.645041</text:p>
          </table:table-cell>
          <table:table-cell office:value-type="float" office:value="0.68281" calcext:value-type="float">
            <text:p>0.68281</text:p>
          </table:table-cell>
          <table:table-cell office:value-type="float" office:value="0.694463" calcext:value-type="float">
            <text:p>0.694463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0372" calcext:value-type="float">
            <text:p>0.700372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623054" calcext:value-type="float">
            <text:p>0.62305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01488" calcext:value-type="float">
            <text:p>0.201488</text:p>
          </table:table-cell>
          <table:table-cell office:value-type="float" office:value="0.585207" calcext:value-type="float">
            <text:p>0.585207</text:p>
          </table:table-cell>
          <table:table-cell office:value-type="float" office:value="0.663306" calcext:value-type="float">
            <text:p>0.663306</text:p>
          </table:table-cell>
          <table:table-cell office:value-type="float" office:value="0.686488" calcext:value-type="float">
            <text:p>0.686488</text:p>
          </table:table-cell>
          <table:table-cell office:value-type="float" office:value="0.697314" calcext:value-type="float">
            <text:p>0.697314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0248" calcext:value-type="float">
            <text:p>0.700248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633405" calcext:value-type="float">
            <text:p>0.6334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6876" calcext:value-type="float">
            <text:p>0.26876</text:p>
          </table:table-cell>
          <table:table-cell office:value-type="float" office:value="0.599876" calcext:value-type="float">
            <text:p>0.599876</text:p>
          </table:table-cell>
          <table:table-cell office:value-type="float" office:value="0.663264" calcext:value-type="float">
            <text:p>0.663264</text:p>
          </table:table-cell>
          <table:table-cell office:value-type="float" office:value="0.691653" calcext:value-type="float">
            <text:p>0.691653</text:p>
          </table:table-cell>
          <table:table-cell office:value-type="float" office:value="0.699174" calcext:value-type="float">
            <text:p>0.699174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0248" calcext:value-type="float">
            <text:p>0.700248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642298" calcext:value-type="float">
            <text:p>0.64229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2905" calcext:value-type="float">
            <text:p>0.12905</text:p>
          </table:table-cell>
          <table:table-cell office:value-type="float" office:value="0.558264" calcext:value-type="float">
            <text:p>0.558264</text:p>
          </table:table-cell>
          <table:table-cell office:value-type="float" office:value="0.658843" calcext:value-type="float">
            <text:p>0.658843</text:p>
          </table:table-cell>
          <table:table-cell office:value-type="float" office:value="0.693967" calcext:value-type="float">
            <text:p>0.693967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289" calcext:value-type="float">
            <text:p>0.700289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624041" calcext:value-type="float">
            <text:p>0.62404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192479" calcext:value-type="float">
            <text:p>0.192479</text:p>
          </table:table-cell>
          <table:table-cell office:value-type="float" office:value="0.559669" calcext:value-type="float">
            <text:p>0.559669</text:p>
          </table:table-cell>
          <table:table-cell office:value-type="float" office:value="0.662521" calcext:value-type="float">
            <text:p>0.662521</text:p>
          </table:table-cell>
          <table:table-cell office:value-type="float" office:value="0.695041" calcext:value-type="float">
            <text:p>0.695041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413" calcext:value-type="float">
            <text:p>0.700413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631012" calcext:value-type="float">
            <text:p>0.63101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92893" calcext:value-type="float">
            <text:p>0.092893</text:p>
          </table:table-cell>
          <table:table-cell office:value-type="float" office:value="0.58686" calcext:value-type="float">
            <text:p>0.58686</text:p>
          </table:table-cell>
          <table:table-cell office:value-type="float" office:value="0.671983" calcext:value-type="float">
            <text:p>0.671983</text:p>
          </table:table-cell>
          <table:table-cell office:value-type="float" office:value="0.696653" calcext:value-type="float">
            <text:p>0.696653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372" calcext:value-type="float">
            <text:p>0.700372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624876" calcext:value-type="float">
            <text:p>0.62487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94752" calcext:value-type="float">
            <text:p>0.194752</text:p>
          </table:table-cell>
          <table:table-cell office:value-type="float" office:value="0.613802" calcext:value-type="float">
            <text:p>0.613802</text:p>
          </table:table-cell>
          <table:table-cell office:value-type="float" office:value="0.676694" calcext:value-type="float">
            <text:p>0.676694</text:p>
          </table:table-cell>
          <table:table-cell office:value-type="float" office:value="0.696116" calcext:value-type="float">
            <text:p>0.696116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455" calcext:value-type="float">
            <text:p>0.700455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638182" calcext:value-type="float">
            <text:p>0.63818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346777" calcext:value-type="float">
            <text:p>0.346777</text:p>
          </table:table-cell>
          <table:table-cell office:value-type="float" office:value="0.622562" calcext:value-type="float">
            <text:p>0.622562</text:p>
          </table:table-cell>
          <table:table-cell office:value-type="float" office:value="0.672645" calcext:value-type="float">
            <text:p>0.672645</text:p>
          </table:table-cell>
          <table:table-cell office:value-type="float" office:value="0.69343" calcext:value-type="float">
            <text:p>0.69343</text:p>
          </table:table-cell>
          <table:table-cell office:value-type="float" office:value="0.699917" calcext:value-type="float">
            <text:p>0.699917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0785" calcext:value-type="float">
            <text:p>0.700785</text:p>
          </table:table-cell>
          <table:table-cell office:value-type="float" office:value="0.703306" calcext:value-type="float">
            <text:p>0.703306</text:p>
          </table:table-cell>
          <table:table-cell office:value-type="float" office:value="0.653612" calcext:value-type="float">
            <text:p>0.65361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11905" calcext:value-type="float">
            <text:p>0.11905</text:p>
          </table:table-cell>
          <table:table-cell office:value-type="float" office:value="0.570289" calcext:value-type="float">
            <text:p>0.570289</text:p>
          </table:table-cell>
          <table:table-cell office:value-type="float" office:value="0.664256" calcext:value-type="float">
            <text:p>0.664256</text:p>
          </table:table-cell>
          <table:table-cell office:value-type="float" office:value="0.688017" calcext:value-type="float">
            <text:p>0.688017</text:p>
          </table:table-cell>
          <table:table-cell office:value-type="float" office:value="0.698099" calcext:value-type="float">
            <text:p>0.698099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0537" calcext:value-type="float">
            <text:p>0.700537</text:p>
          </table:table-cell>
          <table:table-cell office:value-type="float" office:value="0.703306" calcext:value-type="float">
            <text:p>0.703306</text:p>
          </table:table-cell>
          <table:table-cell office:value-type="float" office:value="0.624025" calcext:value-type="float">
            <text:p>0.6240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198843" calcext:value-type="float">
            <text:p>0.198843</text:p>
          </table:table-cell>
          <table:table-cell office:value-type="float" office:value="0.573264" calcext:value-type="float">
            <text:p>0.573264</text:p>
          </table:table-cell>
          <table:table-cell office:value-type="float" office:value="0.657066" calcext:value-type="float">
            <text:p>0.657066</text:p>
          </table:table-cell>
          <table:table-cell office:value-type="float" office:value="0.688967" calcext:value-type="float">
            <text:p>0.688967</text:p>
          </table:table-cell>
          <table:table-cell office:value-type="float" office:value="0.69905" calcext:value-type="float">
            <text:p>0.69905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0702" calcext:value-type="float">
            <text:p>0.700702</text:p>
          </table:table-cell>
          <table:table-cell office:value-type="float" office:value="0.703306" calcext:value-type="float">
            <text:p>0.703306</text:p>
          </table:table-cell>
          <table:table-cell office:value-type="float" office:value="0.631789" calcext:value-type="float">
            <text:p>0.63178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179215" calcext:value-type="float">
            <text:p>0.179215</text:p>
          </table:table-cell>
          <table:table-cell office:value-type="float" office:value="0.582273" calcext:value-type="float">
            <text:p>0.582273</text:p>
          </table:table-cell>
          <table:table-cell office:value-type="float" office:value="0.660124" calcext:value-type="float">
            <text:p>0.660124</text:p>
          </table:table-cell>
          <table:table-cell office:value-type="float" office:value="0.689008" calcext:value-type="float">
            <text:p>0.689008</text:p>
          </table:table-cell>
          <table:table-cell office:value-type="float" office:value="0.69814" calcext:value-type="float">
            <text:p>0.69814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0744" calcext:value-type="float">
            <text:p>0.700744</text:p>
          </table:table-cell>
          <table:table-cell office:value-type="float" office:value="0.703306" calcext:value-type="float">
            <text:p>0.703306</text:p>
          </table:table-cell>
          <table:table-cell office:value-type="float" office:value="0.63095" calcext:value-type="float">
            <text:p>0.6309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363264" calcext:value-type="float">
            <text:p>0.363264</text:p>
          </table:table-cell>
          <table:table-cell office:value-type="float" office:value="0.635372" calcext:value-type="float">
            <text:p>0.635372</text:p>
          </table:table-cell>
          <table:table-cell office:value-type="float" office:value="0.683802" calcext:value-type="float">
            <text:p>0.683802</text:p>
          </table:table-cell>
          <table:table-cell office:value-type="float" office:value="0.695992" calcext:value-type="float">
            <text:p>0.695992</text:p>
          </table:table-cell>
          <table:table-cell office:value-type="float" office:value="0.699835" calcext:value-type="float">
            <text:p>0.699835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0992" calcext:value-type="float">
            <text:p>0.700992</text:p>
          </table:table-cell>
          <table:table-cell office:value-type="float" office:value="0.703306" calcext:value-type="float">
            <text:p>0.703306</text:p>
          </table:table-cell>
          <table:table-cell office:value-type="float" office:value="0.657926" calcext:value-type="float">
            <text:p>0.65792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32781" calcext:value-type="float">
            <text:p>0.32781</text:p>
          </table:table-cell>
          <table:table-cell office:value-type="float" office:value="0.634711" calcext:value-type="float">
            <text:p>0.634711</text:p>
          </table:table-cell>
          <table:table-cell office:value-type="float" office:value="0.680702" calcext:value-type="float">
            <text:p>0.680702</text:p>
          </table:table-cell>
          <table:table-cell office:value-type="float" office:value="0.697066" calcext:value-type="float">
            <text:p>0.697066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1116" calcext:value-type="float">
            <text:p>0.701116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5414" calcext:value-type="float">
            <text:p>0.6541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246818" calcext:value-type="float">
            <text:p>0.246818</text:p>
          </table:table-cell>
          <table:table-cell office:value-type="float" office:value="0.637397" calcext:value-type="float">
            <text:p>0.637397</text:p>
          </table:table-cell>
          <table:table-cell office:value-type="float" office:value="0.690413" calcext:value-type="float">
            <text:p>0.690413</text:p>
          </table:table-cell>
          <table:table-cell office:value-type="float" office:value="0.698678" calcext:value-type="float">
            <text:p>0.698678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62" calcext:value-type="float">
            <text:p>0.70062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47393" calcext:value-type="float">
            <text:p>0.64739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233884" calcext:value-type="float">
            <text:p>0.233884</text:p>
          </table:table-cell>
          <table:table-cell office:value-type="float" office:value="0.626529" calcext:value-type="float">
            <text:p>0.626529</text:p>
          </table:table-cell>
          <table:table-cell office:value-type="float" office:value="0.686074" calcext:value-type="float">
            <text:p>0.686074</text:p>
          </table:table-cell>
          <table:table-cell office:value-type="float" office:value="0.698347" calcext:value-type="float">
            <text:p>0.698347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744" calcext:value-type="float">
            <text:p>0.700744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44558" calcext:value-type="float">
            <text:p>0.64455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240826" calcext:value-type="float">
            <text:p>0.240826</text:p>
          </table:table-cell>
          <table:table-cell office:value-type="float" office:value="0.612231" calcext:value-type="float">
            <text:p>0.612231</text:p>
          </table:table-cell>
          <table:table-cell office:value-type="float" office:value="0.678554" calcext:value-type="float">
            <text:p>0.678554</text:p>
          </table:table-cell>
          <table:table-cell office:value-type="float" office:value="0.696033" calcext:value-type="float">
            <text:p>0.696033</text:p>
          </table:table-cell>
          <table:table-cell office:value-type="float" office:value="0.699587" calcext:value-type="float">
            <text:p>0.699587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0579" calcext:value-type="float">
            <text:p>0.700579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42781" calcext:value-type="float">
            <text:p>0.64278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24186" calcext:value-type="float">
            <text:p>0.24186</text:p>
          </table:table-cell>
          <table:table-cell office:value-type="float" office:value="0.61624" calcext:value-type="float">
            <text:p>0.61624</text:p>
          </table:table-cell>
          <table:table-cell office:value-type="float" office:value="0.680165" calcext:value-type="float">
            <text:p>0.680165</text:p>
          </table:table-cell>
          <table:table-cell office:value-type="float" office:value="0.697562" calcext:value-type="float">
            <text:p>0.697562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579" calcext:value-type="float">
            <text:p>0.700579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4364" calcext:value-type="float">
            <text:p>0.6436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354091" calcext:value-type="float">
            <text:p>0.354091</text:p>
          </table:table-cell>
          <table:table-cell office:value-type="float" office:value="0.657521" calcext:value-type="float">
            <text:p>0.657521</text:p>
          </table:table-cell>
          <table:table-cell office:value-type="float" office:value="0.693058" calcext:value-type="float">
            <text:p>0.693058</text:p>
          </table:table-cell>
          <table:table-cell office:value-type="float" office:value="0.699793" calcext:value-type="float">
            <text:p>0.699793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62" calcext:value-type="float">
            <text:p>0.70062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60508" calcext:value-type="float">
            <text:p>0.66050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384339" calcext:value-type="float">
            <text:p>0.384339</text:p>
          </table:table-cell>
          <table:table-cell office:value-type="float" office:value="0.660868" calcext:value-type="float">
            <text:p>0.660868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699008" calcext:value-type="float">
            <text:p>0.699008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579" calcext:value-type="float">
            <text:p>0.700579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63579" calcext:value-type="float">
            <text:p>0.66357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421777" calcext:value-type="float">
            <text:p>0.421777</text:p>
          </table:table-cell>
          <table:table-cell office:value-type="float" office:value="0.663926" calcext:value-type="float">
            <text:p>0.663926</text:p>
          </table:table-cell>
          <table:table-cell office:value-type="float" office:value="0.689917" calcext:value-type="float">
            <text:p>0.689917</text:p>
          </table:table-cell>
          <table:table-cell office:value-type="float" office:value="0.698719" calcext:value-type="float">
            <text:p>0.698719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868" calcext:value-type="float">
            <text:p>0.700868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67521" calcext:value-type="float">
            <text:p>0.66752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36686" calcext:value-type="float">
            <text:p>0.36686</text:p>
          </table:table-cell>
          <table:table-cell office:value-type="float" office:value="0.658678" calcext:value-type="float">
            <text:p>0.658678</text:p>
          </table:table-cell>
          <table:table-cell office:value-type="float" office:value="0.689298" calcext:value-type="float">
            <text:p>0.689298</text:p>
          </table:table-cell>
          <table:table-cell office:value-type="float" office:value="0.698182" calcext:value-type="float">
            <text:p>0.698182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992" calcext:value-type="float">
            <text:p>0.700992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61401" calcext:value-type="float">
            <text:p>0.66140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350661" calcext:value-type="float">
            <text:p>0.350661</text:p>
          </table:table-cell>
          <table:table-cell office:value-type="float" office:value="0.675702" calcext:value-type="float">
            <text:p>0.675702</text:p>
          </table:table-cell>
          <table:table-cell office:value-type="float" office:value="0.694298" calcext:value-type="float">
            <text:p>0.694298</text:p>
          </table:table-cell>
          <table:table-cell office:value-type="float" office:value="0.699628" calcext:value-type="float">
            <text:p>0.699628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1322" calcext:value-type="float">
            <text:p>0.701322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62161" calcext:value-type="float">
            <text:p>0.66216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265207" calcext:value-type="float">
            <text:p>0.265207</text:p>
          </table:table-cell>
          <table:table-cell office:value-type="float" office:value="0.658347" calcext:value-type="float">
            <text:p>0.658347</text:p>
          </table:table-cell>
          <table:table-cell office:value-type="float" office:value="0.688099" calcext:value-type="float">
            <text:p>0.688099</text:p>
          </table:table-cell>
          <table:table-cell office:value-type="float" office:value="0.697727" calcext:value-type="float">
            <text:p>0.697727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1157" calcext:value-type="float">
            <text:p>0.701157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51054" calcext:value-type="float">
            <text:p>0.65105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19157" calcext:value-type="float">
            <text:p>0.19157</text:p>
          </table:table-cell>
          <table:table-cell office:value-type="float" office:value="0.617397" calcext:value-type="float">
            <text:p>0.617397</text:p>
          </table:table-cell>
          <table:table-cell office:value-type="float" office:value="0.684421" calcext:value-type="float">
            <text:p>0.684421</text:p>
          </table:table-cell>
          <table:table-cell office:value-type="float" office:value="0.697975" calcext:value-type="float">
            <text:p>0.697975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868" calcext:value-type="float">
            <text:p>0.700868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39223" calcext:value-type="float">
            <text:p>0.63922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402479" calcext:value-type="float">
            <text:p>0.402479</text:p>
          </table:table-cell>
          <table:table-cell office:value-type="float" office:value="0.672314" calcext:value-type="float">
            <text:p>0.672314</text:p>
          </table:table-cell>
          <table:table-cell office:value-type="float" office:value="0.696322" calcext:value-type="float">
            <text:p>0.696322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198" calcext:value-type="float">
            <text:p>0.701198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67231" calcext:value-type="float">
            <text:p>0.66723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522314" calcext:value-type="float">
            <text:p>0.522314</text:p>
          </table:table-cell>
          <table:table-cell office:value-type="float" office:value="0.688636" calcext:value-type="float">
            <text:p>0.688636</text:p>
          </table:table-cell>
          <table:table-cell office:value-type="float" office:value="0.699256" calcext:value-type="float">
            <text:p>0.699256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1186" calcext:value-type="float">
            <text:p>0.68118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537975" calcext:value-type="float">
            <text:p>0.537975</text:p>
          </table:table-cell>
          <table:table-cell office:value-type="float" office:value="0.695579" calcext:value-type="float">
            <text:p>0.69557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364" calcext:value-type="float">
            <text:p>0.701364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3492" calcext:value-type="float">
            <text:p>0.68349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52624" calcext:value-type="float">
            <text:p>0.52624</text:p>
          </table:table-cell>
          <table:table-cell office:value-type="float" office:value="0.689174" calcext:value-type="float">
            <text:p>0.689174</text:p>
          </table:table-cell>
          <table:table-cell office:value-type="float" office:value="0.699298" calcext:value-type="float">
            <text:p>0.699298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405" calcext:value-type="float">
            <text:p>0.701405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1612" calcext:value-type="float">
            <text:p>0.68161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35537" calcext:value-type="float">
            <text:p>0.235537</text:p>
          </table:table-cell>
          <table:table-cell office:value-type="float" office:value="0.607397" calcext:value-type="float">
            <text:p>0.607397</text:p>
          </table:table-cell>
          <table:table-cell office:value-type="float" office:value="0.695083" calcext:value-type="float">
            <text:p>0.695083</text:p>
          </table:table-cell>
          <table:table-cell office:value-type="float" office:value="0.699917" calcext:value-type="float">
            <text:p>0.69991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57" calcext:value-type="float">
            <text:p>0.70157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90397" calcext:value-type="float">
            <text:p>0.69039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444008" calcext:value-type="float">
            <text:p>0.444008</text:p>
          </table:table-cell>
          <table:table-cell office:value-type="float" office:value="0.68595" calcext:value-type="float">
            <text:p>0.68595</text:p>
          </table:table-cell>
          <table:table-cell office:value-type="float" office:value="0.699711" calcext:value-type="float">
            <text:p>0.69971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281" calcext:value-type="float">
            <text:p>0.701281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73095" calcext:value-type="float">
            <text:p>0.67309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265083" calcext:value-type="float">
            <text:p>0.265083</text:p>
          </table:table-cell>
          <table:table-cell office:value-type="float" office:value="0.690207" calcext:value-type="float">
            <text:p>0.69020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074" calcext:value-type="float">
            <text:p>0.701074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55636" calcext:value-type="float">
            <text:p>0.65563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411116" calcext:value-type="float">
            <text:p>0.411116</text:p>
          </table:table-cell>
          <table:table-cell office:value-type="float" office:value="0.69719" calcext:value-type="float">
            <text:p>0.6971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702" calcext:value-type="float">
            <text:p>0.700702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70901" calcext:value-type="float">
            <text:p>0.67090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499298" calcext:value-type="float">
            <text:p>0.499298</text:p>
          </table:table-cell>
          <table:table-cell office:value-type="float" office:value="0.69876" calcext:value-type="float">
            <text:p>0.6987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488" calcext:value-type="float">
            <text:p>0.701488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79955" calcext:value-type="float">
            <text:p>0.67995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60331" calcext:value-type="float">
            <text:p>0.360331</text:p>
          </table:table-cell>
          <table:table-cell office:value-type="float" office:value="0.639256" calcext:value-type="float">
            <text:p>0.639256</text:p>
          </table:table-cell>
          <table:table-cell office:value-type="float" office:value="0.697975" calcext:value-type="float">
            <text:p>0.69797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033" calcext:value-type="float">
            <text:p>0.701033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93826" calcext:value-type="float">
            <text:p>0.69382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515868" calcext:value-type="float">
            <text:p>0.515868</text:p>
          </table:table-cell>
          <table:table-cell office:value-type="float" office:value="0.69686" calcext:value-type="float">
            <text:p>0.6968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446" calcext:value-type="float">
            <text:p>0.701446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1417" calcext:value-type="float">
            <text:p>0.68141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478182" calcext:value-type="float">
            <text:p>0.478182</text:p>
          </table:table-cell>
          <table:table-cell office:value-type="float" office:value="0.699711" calcext:value-type="float">
            <text:p>0.69971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86" calcext:value-type="float">
            <text:p>0.70186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77975" calcext:value-type="float">
            <text:p>0.67797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599215" calcext:value-type="float">
            <text:p>0.599215</text:p>
          </table:table-cell>
          <table:table-cell office:value-type="float" office:value="0.698347" calcext:value-type="float">
            <text:p>0.69834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777" calcext:value-type="float">
            <text:p>0.701777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9934" calcext:value-type="float">
            <text:p>0.68993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565661" calcext:value-type="float">
            <text:p>0.565661</text:p>
          </table:table-cell>
          <table:table-cell office:value-type="float" office:value="0.697521" calcext:value-type="float">
            <text:p>0.69752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645" calcext:value-type="float">
            <text:p>0.702645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6583" calcext:value-type="float">
            <text:p>0.68658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487231" calcext:value-type="float">
            <text:p>0.487231</text:p>
          </table:table-cell>
          <table:table-cell office:value-type="float" office:value="0.694256" calcext:value-type="float">
            <text:p>0.694256</text:p>
          </table:table-cell>
          <table:table-cell office:value-type="float" office:value="0.699835" calcext:value-type="float">
            <text:p>0.699835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3636" calcext:value-type="float">
            <text:p>0.703636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78496" calcext:value-type="float">
            <text:p>0.67849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634215" calcext:value-type="float">
            <text:p>0.634215</text:p>
          </table:table-cell>
          <table:table-cell office:value-type="float" office:value="0.696033" calcext:value-type="float">
            <text:p>0.696033</text:p>
          </table:table-cell>
          <table:table-cell office:value-type="float" office:value="0.699793" calcext:value-type="float">
            <text:p>0.699793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219" calcext:value-type="float">
            <text:p>0.70219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93223" calcext:value-type="float">
            <text:p>0.6932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48719" calcext:value-type="float">
            <text:p>0.48719</text:p>
          </table:table-cell>
          <table:table-cell office:value-type="float" office:value="0.695331" calcext:value-type="float">
            <text:p>0.695331</text:p>
          </table:table-cell>
          <table:table-cell office:value-type="float" office:value="0.699959" calcext:value-type="float">
            <text:p>0.69995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488" calcext:value-type="float">
            <text:p>0.701488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78397" calcext:value-type="float">
            <text:p>0.67839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627686" calcext:value-type="float">
            <text:p>0.627686</text:p>
          </table:table-cell>
          <table:table-cell office:value-type="float" office:value="0.695083" calcext:value-type="float">
            <text:p>0.695083</text:p>
          </table:table-cell>
          <table:table-cell office:value-type="float" office:value="0.699463" calcext:value-type="float">
            <text:p>0.699463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446" calcext:value-type="float">
            <text:p>0.701446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92368" calcext:value-type="float">
            <text:p>0.69236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634545" calcext:value-type="float">
            <text:p>0.634545</text:p>
          </table:table-cell>
          <table:table-cell office:value-type="float" office:value="0.696653" calcext:value-type="float">
            <text:p>0.69665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116" calcext:value-type="float">
            <text:p>0.701116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93231" calcext:value-type="float">
            <text:p>0.69323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618388" calcext:value-type="float">
            <text:p>0.618388</text:p>
          </table:table-cell>
          <table:table-cell office:value-type="float" office:value="0.696198" calcext:value-type="float">
            <text:p>0.696198</text:p>
          </table:table-cell>
          <table:table-cell office:value-type="float" office:value="0.699835" calcext:value-type="float">
            <text:p>0.699835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24" calcext:value-type="float">
            <text:p>0.70124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91566" calcext:value-type="float">
            <text:p>0.69156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530331" calcext:value-type="float">
            <text:p>0.530331</text:p>
          </table:table-cell>
          <table:table-cell office:value-type="float" office:value="0.69281" calcext:value-type="float">
            <text:p>0.69281</text:p>
          </table:table-cell>
          <table:table-cell office:value-type="float" office:value="0.699545" calcext:value-type="float">
            <text:p>0.699545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901" calcext:value-type="float">
            <text:p>0.701901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2459" calcext:value-type="float">
            <text:p>0.68245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527314" calcext:value-type="float">
            <text:p>0.527314</text:p>
          </table:table-cell>
          <table:table-cell office:value-type="float" office:value="0.689421" calcext:value-type="float">
            <text:p>0.689421</text:p>
          </table:table-cell>
          <table:table-cell office:value-type="float" office:value="0.698017" calcext:value-type="float">
            <text:p>0.69801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818" calcext:value-type="float">
            <text:p>0.701818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1657" calcext:value-type="float">
            <text:p>0.68165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549711" calcext:value-type="float">
            <text:p>0.549711</text:p>
          </table:table-cell>
          <table:table-cell office:value-type="float" office:value="0.685455" calcext:value-type="float">
            <text:p>0.685455</text:p>
          </table:table-cell>
          <table:table-cell office:value-type="float" office:value="0.695744" calcext:value-type="float">
            <text:p>0.695744</text:p>
          </table:table-cell>
          <table:table-cell office:value-type="float" office:value="0.699793" calcext:value-type="float">
            <text:p>0.699793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1612" calcext:value-type="float">
            <text:p>0.701612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3231" calcext:value-type="float">
            <text:p>0.68323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595083" calcext:value-type="float">
            <text:p>0.595083</text:p>
          </table:table-cell>
          <table:table-cell office:value-type="float" office:value="0.686405" calcext:value-type="float">
            <text:p>0.686405</text:p>
          </table:table-cell>
          <table:table-cell office:value-type="float" office:value="0.693967" calcext:value-type="float">
            <text:p>0.693967</text:p>
          </table:table-cell>
          <table:table-cell office:value-type="float" office:value="0.699339" calcext:value-type="float">
            <text:p>0.699339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868" calcext:value-type="float">
            <text:p>0.700868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7566" calcext:value-type="float">
            <text:p>0.68756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90909" calcext:value-type="float">
            <text:p>0.390909</text:p>
          </table:table-cell>
          <table:table-cell office:value-type="float" office:value="0.615165" calcext:value-type="float">
            <text:p>0.615165</text:p>
          </table:table-cell>
          <table:table-cell office:value-type="float" office:value="0.687686" calcext:value-type="float">
            <text:p>0.687686</text:p>
          </table:table-cell>
          <table:table-cell office:value-type="float" office:value="0.694215" calcext:value-type="float">
            <text:p>0.694215</text:p>
          </table:table-cell>
          <table:table-cell office:value-type="float" office:value="0.699256" calcext:value-type="float">
            <text:p>0.699256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909" calcext:value-type="float">
            <text:p>0.700909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9723" calcext:value-type="float">
            <text:p>0.68972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511942" calcext:value-type="float">
            <text:p>0.511942</text:p>
          </table:table-cell>
          <table:table-cell office:value-type="float" office:value="0.687355" calcext:value-type="float">
            <text:p>0.687355</text:p>
          </table:table-cell>
          <table:table-cell office:value-type="float" office:value="0.696653" calcext:value-type="float">
            <text:p>0.696653</text:p>
          </table:table-cell>
          <table:table-cell office:value-type="float" office:value="0.699876" calcext:value-type="float">
            <text:p>0.699876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124" calcext:value-type="float">
            <text:p>0.70124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79707" calcext:value-type="float">
            <text:p>0.67970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558967" calcext:value-type="float">
            <text:p>0.558967</text:p>
          </table:table-cell>
          <table:table-cell office:value-type="float" office:value="0.687107" calcext:value-type="float">
            <text:p>0.687107</text:p>
          </table:table-cell>
          <table:table-cell office:value-type="float" office:value="0.697107" calcext:value-type="float">
            <text:p>0.69710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116" calcext:value-type="float">
            <text:p>0.701116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443" calcext:value-type="float">
            <text:p>0.6844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04132" calcext:value-type="float">
            <text:p>0.204132</text:p>
          </table:table-cell>
          <table:table-cell office:value-type="float" office:value="0.615207" calcext:value-type="float">
            <text:p>0.615207</text:p>
          </table:table-cell>
          <table:table-cell office:value-type="float" office:value="0.688802" calcext:value-type="float">
            <text:p>0.688802</text:p>
          </table:table-cell>
          <table:table-cell office:value-type="float" office:value="0.698347" calcext:value-type="float">
            <text:p>0.69834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116" calcext:value-type="float">
            <text:p>0.701116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90347" calcext:value-type="float">
            <text:p>0.69034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555413" calcext:value-type="float">
            <text:p>0.555413</text:p>
          </table:table-cell>
          <table:table-cell office:value-type="float" office:value="0.676074" calcext:value-type="float">
            <text:p>0.676074</text:p>
          </table:table-cell>
          <table:table-cell office:value-type="float" office:value="0.691529" calcext:value-type="float">
            <text:p>0.691529</text:p>
          </table:table-cell>
          <table:table-cell office:value-type="float" office:value="0.69905" calcext:value-type="float">
            <text:p>0.69905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1157" calcext:value-type="float">
            <text:p>0.701157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2322" calcext:value-type="float">
            <text:p>0.68232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436983" calcext:value-type="float">
            <text:p>0.436983</text:p>
          </table:table-cell>
          <table:table-cell office:value-type="float" office:value="0.675455" calcext:value-type="float">
            <text:p>0.675455</text:p>
          </table:table-cell>
          <table:table-cell office:value-type="float" office:value="0.69405" calcext:value-type="float">
            <text:p>0.69405</text:p>
          </table:table-cell>
          <table:table-cell office:value-type="float" office:value="0.698843" calcext:value-type="float">
            <text:p>0.698843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95" calcext:value-type="float">
            <text:p>0.70095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70628" calcext:value-type="float">
            <text:p>0.67062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52686" calcext:value-type="float">
            <text:p>0.52686</text:p>
          </table:table-cell>
          <table:table-cell office:value-type="float" office:value="0.683512" calcext:value-type="float">
            <text:p>0.683512</text:p>
          </table:table-cell>
          <table:table-cell office:value-type="float" office:value="0.695413" calcext:value-type="float">
            <text:p>0.695413</text:p>
          </table:table-cell>
          <table:table-cell office:value-type="float" office:value="0.699587" calcext:value-type="float">
            <text:p>0.699587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1033" calcext:value-type="float">
            <text:p>0.701033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064" calcext:value-type="float">
            <text:p>0.6806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599463" calcext:value-type="float">
            <text:p>0.599463</text:p>
          </table:table-cell>
          <table:table-cell office:value-type="float" office:value="0.687355" calcext:value-type="float">
            <text:p>0.687355</text:p>
          </table:table-cell>
          <table:table-cell office:value-type="float" office:value="0.697479" calcext:value-type="float">
            <text:p>0.69747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157" calcext:value-type="float">
            <text:p>0.701157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8545" calcext:value-type="float">
            <text:p>0.68854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47934" calcext:value-type="float">
            <text:p>0.447934</text:p>
          </table:table-cell>
          <table:table-cell office:value-type="float" office:value="0.640496" calcext:value-type="float">
            <text:p>0.640496</text:p>
          </table:table-cell>
          <table:table-cell office:value-type="float" office:value="0.689421" calcext:value-type="float">
            <text:p>0.689421</text:p>
          </table:table-cell>
          <table:table-cell office:value-type="float" office:value="0.69781" calcext:value-type="float">
            <text:p>0.6978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157" calcext:value-type="float">
            <text:p>0.701157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92888" calcext:value-type="float">
            <text:p>0.69288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47934" calcext:value-type="float">
            <text:p>0.447934</text:p>
          </table:table-cell>
          <table:table-cell office:value-type="float" office:value="0.627893" calcext:value-type="float">
            <text:p>0.627893</text:p>
          </table:table-cell>
          <table:table-cell office:value-type="float" office:value="0.685331" calcext:value-type="float">
            <text:p>0.685331</text:p>
          </table:table-cell>
          <table:table-cell office:value-type="float" office:value="0.697314" calcext:value-type="float">
            <text:p>0.697314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612" calcext:value-type="float">
            <text:p>0.701612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91215" calcext:value-type="float">
            <text:p>0.69121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615661" calcext:value-type="float">
            <text:p>0.615661</text:p>
          </table:table-cell>
          <table:table-cell office:value-type="float" office:value="0.684669" calcext:value-type="float">
            <text:p>0.684669</text:p>
          </table:table-cell>
          <table:table-cell office:value-type="float" office:value="0.697397" calcext:value-type="float">
            <text:p>0.69739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983" calcext:value-type="float">
            <text:p>0.701983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9971" calcext:value-type="float">
            <text:p>0.68997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561488" calcext:value-type="float">
            <text:p>0.561488</text:p>
          </table:table-cell>
          <table:table-cell office:value-type="float" office:value="0.69124" calcext:value-type="float">
            <text:p>0.69124</text:p>
          </table:table-cell>
          <table:table-cell office:value-type="float" office:value="0.698884" calcext:value-type="float">
            <text:p>0.698884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2149" calcext:value-type="float">
            <text:p>0.702149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5376" calcext:value-type="float">
            <text:p>0.68537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586736" calcext:value-type="float">
            <text:p>0.586736</text:p>
          </table:table-cell>
          <table:table-cell office:value-type="float" office:value="0.687314" calcext:value-type="float">
            <text:p>0.687314</text:p>
          </table:table-cell>
          <table:table-cell office:value-type="float" office:value="0.696818" calcext:value-type="float">
            <text:p>0.696818</text:p>
          </table:table-cell>
          <table:table-cell office:value-type="float" office:value="0.699959" calcext:value-type="float">
            <text:p>0.699959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1983" calcext:value-type="float">
            <text:p>0.701983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7281" calcext:value-type="float">
            <text:p>0.68728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2314" calcext:value-type="float">
            <text:p>0.52314</text:p>
          </table:table-cell>
          <table:table-cell office:value-type="float" office:value="0.642438" calcext:value-type="float">
            <text:p>0.642438</text:p>
          </table:table-cell>
          <table:table-cell office:value-type="float" office:value="0.684793" calcext:value-type="float">
            <text:p>0.684793</text:p>
          </table:table-cell>
          <table:table-cell office:value-type="float" office:value="0.695455" calcext:value-type="float">
            <text:p>0.695455</text:p>
          </table:table-cell>
          <table:table-cell office:value-type="float" office:value="0.699545" calcext:value-type="float">
            <text:p>0.699545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2231" calcext:value-type="float">
            <text:p>0.702231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92446" calcext:value-type="float">
            <text:p>0.69244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564091" calcext:value-type="float">
            <text:p>0.564091</text:p>
          </table:table-cell>
          <table:table-cell office:value-type="float" office:value="0.686653" calcext:value-type="float">
            <text:p>0.686653</text:p>
          </table:table-cell>
          <table:table-cell office:value-type="float" office:value="0.696405" calcext:value-type="float">
            <text:p>0.696405</text:p>
          </table:table-cell>
          <table:table-cell office:value-type="float" office:value="0.699835" calcext:value-type="float">
            <text:p>0.699835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2314" calcext:value-type="float">
            <text:p>0.702314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493" calcext:value-type="float">
            <text:p>0.6849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33884" calcext:value-type="float">
            <text:p>0.533884</text:p>
          </table:table-cell>
          <table:table-cell office:value-type="float" office:value="0.65" calcext:value-type="float">
            <text:p>0.65</text:p>
          </table:table-cell>
          <table:table-cell office:value-type="float" office:value="0.690909" calcext:value-type="float">
            <text:p>0.690909</text:p>
          </table:table-cell>
          <table:table-cell office:value-type="float" office:value="0.697355" calcext:value-type="float">
            <text:p>0.697355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041" calcext:value-type="float">
            <text:p>0.700041</text:p>
          </table:table-cell>
          <table:table-cell office:value-type="float" office:value="0.702727" calcext:value-type="float">
            <text:p>0.702727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94103" calcext:value-type="float">
            <text:p>0.69410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0.575372" calcext:value-type="float">
            <text:p>0.575372</text:p>
          </table:table-cell>
          <table:table-cell office:value-type="float" office:value="0.687479" calcext:value-type="float">
            <text:p>0.687479</text:p>
          </table:table-cell>
          <table:table-cell office:value-type="float" office:value="0.696281" calcext:value-type="float">
            <text:p>0.696281</text:p>
          </table:table-cell>
          <table:table-cell office:value-type="float" office:value="0.699959" calcext:value-type="float">
            <text:p>0.699959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2397" calcext:value-type="float">
            <text:p>0.702397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6149" calcext:value-type="float">
            <text:p>0.68614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578719" calcext:value-type="float">
            <text:p>0.578719</text:p>
          </table:table-cell>
          <table:table-cell office:value-type="float" office:value="0.683388" calcext:value-type="float">
            <text:p>0.683388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9793" calcext:value-type="float">
            <text:p>0.699793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1942" calcext:value-type="float">
            <text:p>0.701942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5884" calcext:value-type="float">
            <text:p>0.68588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0.612975" calcext:value-type="float">
            <text:p>0.612975</text:p>
          </table:table-cell>
          <table:table-cell office:value-type="float" office:value="0.68938" calcext:value-type="float">
            <text:p>0.68938</text:p>
          </table:table-cell>
          <table:table-cell office:value-type="float" office:value="0.69624" calcext:value-type="float">
            <text:p>0.69624</text:p>
          </table:table-cell>
          <table:table-cell office:value-type="float" office:value="0.699711" calcext:value-type="float">
            <text:p>0.699711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1818" calcext:value-type="float">
            <text:p>0.701818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90012" calcext:value-type="float">
            <text:p>0.69001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0.51843" calcext:value-type="float">
            <text:p>0.51843</text:p>
          </table:table-cell>
          <table:table-cell office:value-type="float" office:value="0.690413" calcext:value-type="float">
            <text:p>0.690413</text:p>
          </table:table-cell>
          <table:table-cell office:value-type="float" office:value="0.698182" calcext:value-type="float">
            <text:p>0.698182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86" calcext:value-type="float">
            <text:p>0.70186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0888" calcext:value-type="float">
            <text:p>0.68088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0.594504" calcext:value-type="float">
            <text:p>0.594504</text:p>
          </table:table-cell>
          <table:table-cell office:value-type="float" office:value="0.688926" calcext:value-type="float">
            <text:p>0.688926</text:p>
          </table:table-cell>
          <table:table-cell office:value-type="float" office:value="0.697231" calcext:value-type="float">
            <text:p>0.69723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157" calcext:value-type="float">
            <text:p>0.701157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8182" calcext:value-type="float">
            <text:p>0.68818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36364" calcext:value-type="float">
            <text:p>0.336364</text:p>
          </table:table-cell>
          <table:table-cell office:value-type="float" office:value="0.595248" calcext:value-type="float">
            <text:p>0.595248</text:p>
          </table:table-cell>
          <table:table-cell office:value-type="float" office:value="0.691157" calcext:value-type="float">
            <text:p>0.691157</text:p>
          </table:table-cell>
          <table:table-cell office:value-type="float" office:value="0.698678" calcext:value-type="float">
            <text:p>0.698678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364" calcext:value-type="float">
            <text:p>0.701364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8645" calcext:value-type="float">
            <text:p>0.68864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39008" calcext:value-type="float">
            <text:p>0.639008</text:p>
          </table:table-cell>
          <table:table-cell office:value-type="float" office:value="0.692645" calcext:value-type="float">
            <text:p>0.692645</text:p>
          </table:table-cell>
          <table:table-cell office:value-type="float" office:value="0.698843" calcext:value-type="float">
            <text:p>0.698843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364" calcext:value-type="float">
            <text:p>0.701364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93186" calcext:value-type="float">
            <text:p>0.69318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0.615496" calcext:value-type="float">
            <text:p>0.615496</text:p>
          </table:table-cell>
          <table:table-cell office:value-type="float" office:value="0.693884" calcext:value-type="float">
            <text:p>0.693884</text:p>
          </table:table-cell>
          <table:table-cell office:value-type="float" office:value="0.699132" calcext:value-type="float">
            <text:p>0.699132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24" calcext:value-type="float">
            <text:p>0.70124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90975" calcext:value-type="float">
            <text:p>0.69097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57025" calcext:value-type="float">
            <text:p>0.557025</text:p>
          </table:table-cell>
          <table:table-cell office:value-type="float" office:value="0.662438" calcext:value-type="float">
            <text:p>0.662438</text:p>
          </table:table-cell>
          <table:table-cell office:value-type="float" office:value="0.696157" calcext:value-type="float">
            <text:p>0.696157</text:p>
          </table:table-cell>
          <table:table-cell office:value-type="float" office:value="0.699835" calcext:value-type="float">
            <text:p>0.699835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942" calcext:value-type="float">
            <text:p>0.701942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96037" calcext:value-type="float">
            <text:p>0.69603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33058" calcext:value-type="float">
            <text:p>0.633058</text:p>
          </table:table-cell>
          <table:table-cell office:value-type="float" office:value="0.680248" calcext:value-type="float">
            <text:p>0.680248</text:p>
          </table:table-cell>
          <table:table-cell office:value-type="float" office:value="0.69719" calcext:value-type="float">
            <text:p>0.69719</text:p>
          </table:table-cell>
          <table:table-cell office:value-type="float" office:value="0.699959" calcext:value-type="float">
            <text:p>0.69995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446" calcext:value-type="float">
            <text:p>0.701446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97884" calcext:value-type="float">
            <text:p>0.69788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1405" calcext:value-type="float">
            <text:p>0.51405</text:p>
          </table:table-cell>
          <table:table-cell office:value-type="float" office:value="0.668388" calcext:value-type="float">
            <text:p>0.668388</text:p>
          </table:table-cell>
          <table:table-cell office:value-type="float" office:value="0.696983" calcext:value-type="float">
            <text:p>0.696983</text:p>
          </table:table-cell>
          <table:table-cell office:value-type="float" office:value="0.699959" calcext:value-type="float">
            <text:p>0.69995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364" calcext:value-type="float">
            <text:p>0.701364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96669" calcext:value-type="float">
            <text:p>0.69666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.63343" calcext:value-type="float">
            <text:p>0.63343</text:p>
          </table:table-cell>
          <table:table-cell office:value-type="float" office:value="0.696281" calcext:value-type="float">
            <text:p>0.696281</text:p>
          </table:table-cell>
          <table:table-cell office:value-type="float" office:value="0.699876" calcext:value-type="float">
            <text:p>0.699876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364" calcext:value-type="float">
            <text:p>0.701364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93095" calcext:value-type="float">
            <text:p>0.69309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17355" calcext:value-type="float">
            <text:p>0.117355</text:p>
          </table:table-cell>
          <table:table-cell office:value-type="float" office:value="0.633884" calcext:value-type="float">
            <text:p>0.633884</text:p>
          </table:table-cell>
          <table:table-cell office:value-type="float" office:value="0.696446" calcext:value-type="float">
            <text:p>0.696446</text:p>
          </table:table-cell>
          <table:table-cell office:value-type="float" office:value="0.699959" calcext:value-type="float">
            <text:p>0.69995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405" calcext:value-type="float">
            <text:p>0.701405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93169" calcext:value-type="float">
            <text:p>0.69316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0.558347" calcext:value-type="float">
            <text:p>0.558347</text:p>
          </table:table-cell>
          <table:table-cell office:value-type="float" office:value="0.696653" calcext:value-type="float">
            <text:p>0.69665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116" calcext:value-type="float">
            <text:p>0.701116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5612" calcext:value-type="float">
            <text:p>0.68561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592314" calcext:value-type="float">
            <text:p>0.592314</text:p>
          </table:table-cell>
          <table:table-cell office:value-type="float" office:value="0.692603" calcext:value-type="float">
            <text:p>0.69260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24" calcext:value-type="float">
            <text:p>0.70124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8616" calcext:value-type="float">
            <text:p>0.68861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70248" calcext:value-type="float">
            <text:p>0.270248</text:p>
          </table:table-cell>
          <table:table-cell office:value-type="float" office:value="0.615331" calcext:value-type="float">
            <text:p>0.615331</text:p>
          </table:table-cell>
          <table:table-cell office:value-type="float" office:value="0.695785" calcext:value-type="float">
            <text:p>0.69578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24" calcext:value-type="float">
            <text:p>0.70124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91236" calcext:value-type="float">
            <text:p>0.69123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483058" calcext:value-type="float">
            <text:p>0.483058</text:p>
          </table:table-cell>
          <table:table-cell office:value-type="float" office:value="0.692603" calcext:value-type="float">
            <text:p>0.69260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57" calcext:value-type="float">
            <text:p>0.70157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77723" calcext:value-type="float">
            <text:p>0.67772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551033" calcext:value-type="float">
            <text:p>0.551033</text:p>
          </table:table-cell>
          <table:table-cell office:value-type="float" office:value="0.695041" calcext:value-type="float">
            <text:p>0.69504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157" calcext:value-type="float">
            <text:p>0.701157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4723" calcext:value-type="float">
            <text:p>0.68472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523017" calcext:value-type="float">
            <text:p>0.523017</text:p>
          </table:table-cell>
          <table:table-cell office:value-type="float" office:value="0.696653" calcext:value-type="float">
            <text:p>0.69665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446" calcext:value-type="float">
            <text:p>0.701446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2112" calcext:value-type="float">
            <text:p>0.68211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93388" calcext:value-type="float">
            <text:p>0.193388</text:p>
          </table:table-cell>
          <table:table-cell office:value-type="float" office:value="0.596529" calcext:value-type="float">
            <text:p>0.596529</text:p>
          </table:table-cell>
          <table:table-cell office:value-type="float" office:value="0.694917" calcext:value-type="float">
            <text:p>0.69491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694" calcext:value-type="float">
            <text:p>0.701694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9314" calcext:value-type="float">
            <text:p>0.68931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94215" calcext:value-type="float">
            <text:p>0.094215</text:p>
          </table:table-cell>
          <table:table-cell office:value-type="float" office:value="0.586157" calcext:value-type="float">
            <text:p>0.586157</text:p>
          </table:table-cell>
          <table:table-cell office:value-type="float" office:value="0.696777" calcext:value-type="float">
            <text:p>0.69677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322" calcext:value-type="float">
            <text:p>0.701322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8426" calcext:value-type="float">
            <text:p>0.68842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0.697397" calcext:value-type="float">
            <text:p>0.69739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645" calcext:value-type="float">
            <text:p>0.702645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90504" calcext:value-type="float">
            <text:p>0.69050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696736" calcext:value-type="float">
            <text:p>0.69673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686" calcext:value-type="float">
            <text:p>0.702686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85409" calcext:value-type="float">
            <text:p>0.68540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0.636405" calcext:value-type="float">
            <text:p>0.636405</text:p>
          </table:table-cell>
          <table:table-cell office:value-type="float" office:value="0.69814" calcext:value-type="float">
            <text:p>0.6981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388" calcext:value-type="float">
            <text:p>0.703388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93793" calcext:value-type="float">
            <text:p>0.69379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56938" calcext:value-type="float">
            <text:p>0.56938</text:p>
          </table:table-cell>
          <table:table-cell office:value-type="float" office:value="0.690785" calcext:value-type="float">
            <text:p>0.690785</text:p>
          </table:table-cell>
          <table:table-cell office:value-type="float" office:value="0.699174" calcext:value-type="float">
            <text:p>0.699174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083" calcext:value-type="float">
            <text:p>0.700083</text:p>
          </table:table-cell>
          <table:table-cell office:value-type="float" office:value="0.704091" calcext:value-type="float">
            <text:p>0.704091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86351" calcext:value-type="float">
            <text:p>0.68635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0.581818" calcext:value-type="float">
            <text:p>0.581818</text:p>
          </table:table-cell>
          <table:table-cell office:value-type="float" office:value="0.69062" calcext:value-type="float">
            <text:p>0.69062</text:p>
          </table:table-cell>
          <table:table-cell office:value-type="float" office:value="0.698967" calcext:value-type="float">
            <text:p>0.69896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343" calcext:value-type="float">
            <text:p>0.70343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87483" calcext:value-type="float">
            <text:p>0.68748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478058" calcext:value-type="float">
            <text:p>0.478058</text:p>
          </table:table-cell>
          <table:table-cell office:value-type="float" office:value="0.688636" calcext:value-type="float">
            <text:p>0.688636</text:p>
          </table:table-cell>
          <table:table-cell office:value-type="float" office:value="0.696736" calcext:value-type="float">
            <text:p>0.696736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3388" calcext:value-type="float">
            <text:p>0.703388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76682" calcext:value-type="float">
            <text:p>0.67668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553926" calcext:value-type="float">
            <text:p>0.553926</text:p>
          </table:table-cell>
          <table:table-cell office:value-type="float" office:value="0.690041" calcext:value-type="float">
            <text:p>0.690041</text:p>
          </table:table-cell>
          <table:table-cell office:value-type="float" office:value="0.696983" calcext:value-type="float">
            <text:p>0.696983</text:p>
          </table:table-cell>
          <table:table-cell office:value-type="float" office:value="0.699835" calcext:value-type="float">
            <text:p>0.699835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2314" calcext:value-type="float">
            <text:p>0.702314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8431" calcext:value-type="float">
            <text:p>0.6843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57025" calcext:value-type="float">
            <text:p>0.257025</text:p>
          </table:table-cell>
          <table:table-cell office:value-type="float" office:value="0.62281" calcext:value-type="float">
            <text:p>0.62281</text:p>
          </table:table-cell>
          <table:table-cell office:value-type="float" office:value="0.691446" calcext:value-type="float">
            <text:p>0.691446</text:p>
          </table:table-cell>
          <table:table-cell office:value-type="float" office:value="0.698595" calcext:value-type="float">
            <text:p>0.698595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3223" calcext:value-type="float">
            <text:p>0.703223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91607" calcext:value-type="float">
            <text:p>0.69160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0.605868" calcext:value-type="float">
            <text:p>0.605868</text:p>
          </table:table-cell>
          <table:table-cell office:value-type="float" office:value="0.687727" calcext:value-type="float">
            <text:p>0.687727</text:p>
          </table:table-cell>
          <table:table-cell office:value-type="float" office:value="0.696364" calcext:value-type="float">
            <text:p>0.696364</text:p>
          </table:table-cell>
          <table:table-cell office:value-type="float" office:value="0.699917" calcext:value-type="float">
            <text:p>0.699917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281" calcext:value-type="float">
            <text:p>0.70281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89269" calcext:value-type="float">
            <text:p>0.68926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21488" calcext:value-type="float">
            <text:p>0.121488</text:p>
          </table:table-cell>
          <table:table-cell office:value-type="float" office:value="0.632521" calcext:value-type="float">
            <text:p>0.632521</text:p>
          </table:table-cell>
          <table:table-cell office:value-type="float" office:value="0.689669" calcext:value-type="float">
            <text:p>0.689669</text:p>
          </table:table-cell>
          <table:table-cell office:value-type="float" office:value="0.698554" calcext:value-type="float">
            <text:p>0.698554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3347" calcext:value-type="float">
            <text:p>0.703347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92409" calcext:value-type="float">
            <text:p>0.69240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27273" calcext:value-type="float">
            <text:p>0.327273</text:p>
          </table:table-cell>
          <table:table-cell office:value-type="float" office:value="0.627355" calcext:value-type="float">
            <text:p>0.627355</text:p>
          </table:table-cell>
          <table:table-cell office:value-type="float" office:value="0.684587" calcext:value-type="float">
            <text:p>0.684587</text:p>
          </table:table-cell>
          <table:table-cell office:value-type="float" office:value="0.696157" calcext:value-type="float">
            <text:p>0.696157</text:p>
          </table:table-cell>
          <table:table-cell office:value-type="float" office:value="0.699793" calcext:value-type="float">
            <text:p>0.699793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700083" calcext:value-type="float">
            <text:p>0.700083</text:p>
          </table:table-cell>
          <table:table-cell office:value-type="float" office:value="0.703967" calcext:value-type="float">
            <text:p>0.703967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91194" calcext:value-type="float">
            <text:p>0.69119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0.605909" calcext:value-type="float">
            <text:p>0.605909</text:p>
          </table:table-cell>
          <table:table-cell office:value-type="float" office:value="0.684917" calcext:value-type="float">
            <text:p>0.684917</text:p>
          </table:table-cell>
          <table:table-cell office:value-type="float" office:value="0.69814" calcext:value-type="float">
            <text:p>0.69814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579" calcext:value-type="float">
            <text:p>0.700579</text:p>
          </table:table-cell>
          <table:table-cell office:value-type="float" office:value="0.705207" calcext:value-type="float">
            <text:p>0.705207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89475" calcext:value-type="float">
            <text:p>0.68947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0.548182" calcext:value-type="float">
            <text:p>0.548182</text:p>
          </table:table-cell>
          <table:table-cell office:value-type="float" office:value="0.686777" calcext:value-type="float">
            <text:p>0.686777</text:p>
          </table:table-cell>
          <table:table-cell office:value-type="float" office:value="0.697438" calcext:value-type="float">
            <text:p>0.697438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702" calcext:value-type="float">
            <text:p>0.700702</text:p>
          </table:table-cell>
          <table:table-cell office:value-type="float" office:value="0.705868" calcext:value-type="float">
            <text:p>0.705868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83897" calcext:value-type="float">
            <text:p>0.68389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0.60686" calcext:value-type="float">
            <text:p>0.60686</text:p>
          </table:table-cell>
          <table:table-cell office:value-type="float" office:value="0.69595" calcext:value-type="float">
            <text:p>0.69595</text:p>
          </table:table-cell>
          <table:table-cell office:value-type="float" office:value="0.699876" calcext:value-type="float">
            <text:p>0.699876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1033" calcext:value-type="float">
            <text:p>0.701033</text:p>
          </table:table-cell>
          <table:table-cell office:value-type="float" office:value="0.706281" calcext:value-type="float">
            <text:p>0.706281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91" calcext:value-type="float">
            <text:p>0.69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0.593843" calcext:value-type="float">
            <text:p>0.593843</text:p>
          </table:table-cell>
          <table:table-cell office:value-type="float" office:value="0.697066" calcext:value-type="float">
            <text:p>0.697066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116" calcext:value-type="float">
            <text:p>0.701116</text:p>
          </table:table-cell>
          <table:table-cell office:value-type="float" office:value="0.706116" calcext:value-type="float">
            <text:p>0.706116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89814" calcext:value-type="float">
            <text:p>0.68981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0.604711" calcext:value-type="float">
            <text:p>0.604711</text:p>
          </table:table-cell>
          <table:table-cell office:value-type="float" office:value="0.69814" calcext:value-type="float">
            <text:p>0.69814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579" calcext:value-type="float">
            <text:p>0.700579</text:p>
          </table:table-cell>
          <table:table-cell office:value-type="float" office:value="0.706818" calcext:value-type="float">
            <text:p>0.706818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91025" calcext:value-type="float">
            <text:p>0.69102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45455" calcext:value-type="float">
            <text:p>0.645455</text:p>
          </table:table-cell>
          <table:table-cell office:value-type="float" office:value="0.680083" calcext:value-type="float">
            <text:p>0.680083</text:p>
          </table:table-cell>
          <table:table-cell office:value-type="float" office:value="0.698306" calcext:value-type="float">
            <text:p>0.698306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661" calcext:value-type="float">
            <text:p>0.700661</text:p>
          </table:table-cell>
          <table:table-cell office:value-type="float" office:value="0.706777" calcext:value-type="float">
            <text:p>0.706777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98583" calcext:value-type="float">
            <text:p>0.69858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0.60595" calcext:value-type="float">
            <text:p>0.60595</text:p>
          </table:table-cell>
          <table:table-cell office:value-type="float" office:value="0.698678" calcext:value-type="float">
            <text:p>0.698678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777" calcext:value-type="float">
            <text:p>0.701777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91351" calcext:value-type="float">
            <text:p>0.69135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66942" calcext:value-type="float">
            <text:p>0.566942</text:p>
          </table:table-cell>
          <table:table-cell office:value-type="float" office:value="0.67376" calcext:value-type="float">
            <text:p>0.67376</text:p>
          </table:table-cell>
          <table:table-cell office:value-type="float" office:value="0.699215" calcext:value-type="float">
            <text:p>0.699215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694" calcext:value-type="float">
            <text:p>0.701694</text:p>
          </table:table-cell>
          <table:table-cell office:value-type="float" office:value="0.70686" calcext:value-type="float">
            <text:p>0.70686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98153" calcext:value-type="float">
            <text:p>0.69815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57025" calcext:value-type="float">
            <text:p>0.557025</text:p>
          </table:table-cell>
          <table:table-cell office:value-type="float" office:value="0.667851" calcext:value-type="float">
            <text:p>0.667851</text:p>
          </table:table-cell>
          <table:table-cell office:value-type="float" office:value="0.699091" calcext:value-type="float">
            <text:p>0.69909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372" calcext:value-type="float">
            <text:p>0.700372</text:p>
          </table:table-cell>
          <table:table-cell office:value-type="float" office:value="0.705289" calcext:value-type="float">
            <text:p>0.705289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9726" calcext:value-type="float">
            <text:p>0.6972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7438" calcext:value-type="float">
            <text:p>0.27438</text:p>
          </table:table-cell>
          <table:table-cell office:value-type="float" office:value="0.654256" calcext:value-type="float">
            <text:p>0.654256</text:p>
          </table:table-cell>
          <table:table-cell office:value-type="float" office:value="0.699215" calcext:value-type="float">
            <text:p>0.699215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826" calcext:value-type="float">
            <text:p>0.700826</text:p>
          </table:table-cell>
          <table:table-cell office:value-type="float" office:value="0.706074" calcext:value-type="float">
            <text:p>0.706074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96037" calcext:value-type="float">
            <text:p>0.69603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615785" calcext:value-type="float">
            <text:p>0.615785</text:p>
          </table:table-cell>
          <table:table-cell office:value-type="float" office:value="0.699669" calcext:value-type="float">
            <text:p>0.69966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868" calcext:value-type="float">
            <text:p>0.700868</text:p>
          </table:table-cell>
          <table:table-cell office:value-type="float" office:value="0.705826" calcext:value-type="float">
            <text:p>0.705826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92215" calcext:value-type="float">
            <text:p>0.69221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0.643347" calcext:value-type="float">
            <text:p>0.643347</text:p>
          </table:table-cell>
          <table:table-cell office:value-type="float" office:value="0.69876" calcext:value-type="float">
            <text:p>0.69876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116" calcext:value-type="float">
            <text:p>0.701116</text:p>
          </table:table-cell>
          <table:table-cell office:value-type="float" office:value="0.706694" calcext:value-type="float">
            <text:p>0.706694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94992" calcext:value-type="float">
            <text:p>0.694992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0.643099" calcext:value-type="float">
            <text:p>0.643099</text:p>
          </table:table-cell>
          <table:table-cell office:value-type="float" office:value="0.699711" calcext:value-type="float">
            <text:p>0.69971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62" calcext:value-type="float">
            <text:p>0.70062</text:p>
          </table:table-cell>
          <table:table-cell office:value-type="float" office:value="0.705992" calcext:value-type="float">
            <text:p>0.705992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94942" calcext:value-type="float">
            <text:p>0.69494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0.638099" calcext:value-type="float">
            <text:p>0.638099</text:p>
          </table:table-cell>
          <table:table-cell office:value-type="float" office:value="0.699793" calcext:value-type="float">
            <text:p>0.699793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157" calcext:value-type="float">
            <text:p>0.701157</text:p>
          </table:table-cell>
          <table:table-cell office:value-type="float" office:value="0.705868" calcext:value-type="float">
            <text:p>0.705868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94492" calcext:value-type="float">
            <text:p>0.69449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47934" calcext:value-type="float">
            <text:p>0.047934</text:p>
          </table:table-cell>
          <table:table-cell office:value-type="float" office:value="0.648554" calcext:value-type="float">
            <text:p>0.648554</text:p>
          </table:table-cell>
          <table:table-cell office:value-type="float" office:value="0.699959" calcext:value-type="float">
            <text:p>0.69995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322" calcext:value-type="float">
            <text:p>0.701322</text:p>
          </table:table-cell>
          <table:table-cell office:value-type="float" office:value="0.706074" calcext:value-type="float">
            <text:p>0.706074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95591" calcext:value-type="float">
            <text:p>0.69559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0.598264" calcext:value-type="float">
            <text:p>0.598264</text:p>
          </table:table-cell>
          <table:table-cell office:value-type="float" office:value="0.699959" calcext:value-type="float">
            <text:p>0.69995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446" calcext:value-type="float">
            <text:p>0.701446</text:p>
          </table:table-cell>
          <table:table-cell office:value-type="float" office:value="0.706322" calcext:value-type="float">
            <text:p>0.706322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90599" calcext:value-type="float">
            <text:p>0.69059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0.44595" calcext:value-type="float">
            <text:p>0.44595</text:p>
          </table:table-cell>
          <table:table-cell office:value-type="float" office:value="0.69719" calcext:value-type="float">
            <text:p>0.6971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413" calcext:value-type="float">
            <text:p>0.700413</text:p>
          </table:table-cell>
          <table:table-cell office:value-type="float" office:value="0.705413" calcext:value-type="float">
            <text:p>0.705413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74897" calcext:value-type="float">
            <text:p>0.67489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0.608554" calcext:value-type="float">
            <text:p>0.608554</text:p>
          </table:table-cell>
          <table:table-cell office:value-type="float" office:value="0.697107" calcext:value-type="float">
            <text:p>0.69710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041" calcext:value-type="float">
            <text:p>0.700041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9107" calcext:value-type="float">
            <text:p>0.6910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0.503099" calcext:value-type="float">
            <text:p>0.503099</text:p>
          </table:table-cell>
          <table:table-cell office:value-type="float" office:value="0.69157" calcext:value-type="float">
            <text:p>0.69157</text:p>
          </table:table-cell>
          <table:table-cell office:value-type="float" office:value="0.699959" calcext:value-type="float">
            <text:p>0.699959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744" calcext:value-type="float">
            <text:p>0.700744</text:p>
          </table:table-cell>
          <table:table-cell office:value-type="float" office:value="0.706198" calcext:value-type="float">
            <text:p>0.706198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80157" calcext:value-type="float">
            <text:p>0.68015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0.546612" calcext:value-type="float">
            <text:p>0.546612</text:p>
          </table:table-cell>
          <table:table-cell office:value-type="float" office:value="0.695661" calcext:value-type="float">
            <text:p>0.69566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2149" calcext:value-type="float">
            <text:p>0.702149</text:p>
          </table:table-cell>
          <table:table-cell office:value-type="float" office:value="0.707273" calcext:value-type="float">
            <text:p>0.707273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85169" calcext:value-type="float">
            <text:p>0.68516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0.610496" calcext:value-type="float">
            <text:p>0.610496</text:p>
          </table:table-cell>
          <table:table-cell office:value-type="float" office:value="0.694959" calcext:value-type="float">
            <text:p>0.694959</text:p>
          </table:table-cell>
          <table:table-cell office:value-type="float" office:value="0.699876" calcext:value-type="float">
            <text:p>0.699876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2231" calcext:value-type="float">
            <text:p>0.702231</text:p>
          </table:table-cell>
          <table:table-cell office:value-type="float" office:value="0.707397" calcext:value-type="float">
            <text:p>0.707397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91496" calcext:value-type="float">
            <text:p>0.69149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53719" calcext:value-type="float">
            <text:p>0.53719</text:p>
          </table:table-cell>
          <table:table-cell office:value-type="float" office:value="0.639752" calcext:value-type="float">
            <text:p>0.639752</text:p>
          </table:table-cell>
          <table:table-cell office:value-type="float" office:value="0.690909" calcext:value-type="float">
            <text:p>0.690909</text:p>
          </table:table-cell>
          <table:table-cell office:value-type="float" office:value="0.699793" calcext:value-type="float">
            <text:p>0.699793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124" calcext:value-type="float">
            <text:p>0.70124</text:p>
          </table:table-cell>
          <table:table-cell office:value-type="float" office:value="0.706736" calcext:value-type="float">
            <text:p>0.706736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93843" calcext:value-type="float">
            <text:p>0.69384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0.519421" calcext:value-type="float">
            <text:p>0.519421</text:p>
          </table:table-cell>
          <table:table-cell office:value-type="float" office:value="0.690537" calcext:value-type="float">
            <text:p>0.690537</text:p>
          </table:table-cell>
          <table:table-cell office:value-type="float" office:value="0.699545" calcext:value-type="float">
            <text:p>0.699545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1446" calcext:value-type="float">
            <text:p>0.701446</text:p>
          </table:table-cell>
          <table:table-cell office:value-type="float" office:value="0.70657" calcext:value-type="float">
            <text:p>0.70657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81752" calcext:value-type="float">
            <text:p>0.68175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0.555826" calcext:value-type="float">
            <text:p>0.555826</text:p>
          </table:table-cell>
          <table:table-cell office:value-type="float" office:value="0.696198" calcext:value-type="float">
            <text:p>0.696198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405" calcext:value-type="float">
            <text:p>0.701405</text:p>
          </table:table-cell>
          <table:table-cell office:value-type="float" office:value="0.706364" calcext:value-type="float">
            <text:p>0.706364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85979" calcext:value-type="float">
            <text:p>0.68597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540909" calcext:value-type="float">
            <text:p>0.540909</text:p>
          </table:table-cell>
          <table:table-cell office:value-type="float" office:value="0.699587" calcext:value-type="float">
            <text:p>0.69958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06074" calcext:value-type="float">
            <text:p>0.706074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84822" calcext:value-type="float">
            <text:p>0.68482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77686" calcext:value-type="float">
            <text:p>0.177686</text:p>
          </table:table-cell>
          <table:table-cell office:value-type="float" office:value="0.639545" calcext:value-type="float">
            <text:p>0.639545</text:p>
          </table:table-cell>
          <table:table-cell office:value-type="float" office:value="0.699917" calcext:value-type="float">
            <text:p>0.69991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116" calcext:value-type="float">
            <text:p>0.701116</text:p>
          </table:table-cell>
          <table:table-cell office:value-type="float" office:value="0.706157" calcext:value-type="float">
            <text:p>0.706157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94674" calcext:value-type="float">
            <text:p>0.69467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590083" calcext:value-type="float">
            <text:p>0.590083</text:p>
          </table:table-cell>
          <table:table-cell office:value-type="float" office:value="0.658884" calcext:value-type="float">
            <text:p>0.658884</text:p>
          </table:table-cell>
          <table:table-cell office:value-type="float" office:value="0.699669" calcext:value-type="float">
            <text:p>0.69966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744" calcext:value-type="float">
            <text:p>0.700744</text:p>
          </table:table-cell>
          <table:table-cell office:value-type="float" office:value="0.705496" calcext:value-type="float">
            <text:p>0.705496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96479" calcext:value-type="float">
            <text:p>0.69647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0.593967" calcext:value-type="float">
            <text:p>0.593967</text:p>
          </table:table-cell>
          <table:table-cell office:value-type="float" office:value="0.692562" calcext:value-type="float">
            <text:p>0.692562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95" calcext:value-type="float">
            <text:p>0.70095</text:p>
          </table:table-cell>
          <table:table-cell office:value-type="float" office:value="0.704752" calcext:value-type="float">
            <text:p>0.704752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89223" calcext:value-type="float">
            <text:p>0.68922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00826" calcext:value-type="float">
            <text:p>0.600826</text:p>
          </table:table-cell>
          <table:table-cell office:value-type="float" office:value="0.640248" calcext:value-type="float">
            <text:p>0.640248</text:p>
          </table:table-cell>
          <table:table-cell office:value-type="float" office:value="0.695165" calcext:value-type="float">
            <text:p>0.695165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405" calcext:value-type="float">
            <text:p>0.701405</text:p>
          </table:table-cell>
          <table:table-cell office:value-type="float" office:value="0.705496" calcext:value-type="float">
            <text:p>0.705496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94231" calcext:value-type="float">
            <text:p>0.69423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568223" calcext:value-type="float">
            <text:p>0.568223</text:p>
          </table:table-cell>
          <table:table-cell office:value-type="float" office:value="0.686983" calcext:value-type="float">
            <text:p>0.686983</text:p>
          </table:table-cell>
          <table:table-cell office:value-type="float" office:value="0.699752" calcext:value-type="float">
            <text:p>0.699752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05992" calcext:value-type="float">
            <text:p>0.705992</text:p>
          </table:table-cell>
          <table:table-cell office:value-type="float" office:value="0.709917" calcext:value-type="float">
            <text:p>0.709917</text:p>
          </table:table-cell>
          <table:table-cell office:value-type="float" office:value="0.68626" calcext:value-type="float">
            <text:p>0.6862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583471" calcext:value-type="float">
            <text:p>0.583471</text:p>
          </table:table-cell>
          <table:table-cell office:value-type="float" office:value="0.650537" calcext:value-type="float">
            <text:p>0.650537</text:p>
          </table:table-cell>
          <table:table-cell office:value-type="float" office:value="0.696033" calcext:value-type="float">
            <text:p>0.696033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653" calcext:value-type="float">
            <text:p>0.701653</text:p>
          </table:table-cell>
          <table:table-cell office:value-type="float" office:value="0.707397" calcext:value-type="float">
            <text:p>0.707397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5562" calcext:value-type="float">
            <text:p>0.69556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01653" calcext:value-type="float">
            <text:p>0.601653</text:p>
          </table:table-cell>
          <table:table-cell office:value-type="float" office:value="0.659959" calcext:value-type="float">
            <text:p>0.659959</text:p>
          </table:table-cell>
          <table:table-cell office:value-type="float" office:value="0.696942" calcext:value-type="float">
            <text:p>0.696942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165" calcext:value-type="float">
            <text:p>0.700165</text:p>
          </table:table-cell>
          <table:table-cell office:value-type="float" office:value="0.706157" calcext:value-type="float">
            <text:p>0.706157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6322" calcext:value-type="float">
            <text:p>0.69632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624669" calcext:value-type="float">
            <text:p>0.624669</text:p>
          </table:table-cell>
          <table:table-cell office:value-type="float" office:value="0.699298" calcext:value-type="float">
            <text:p>0.699298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165" calcext:value-type="float">
            <text:p>0.700165</text:p>
          </table:table-cell>
          <table:table-cell office:value-type="float" office:value="0.706942" calcext:value-type="float">
            <text:p>0.706942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3107" calcext:value-type="float">
            <text:p>0.69310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0.501653" calcext:value-type="float">
            <text:p>0.501653</text:p>
          </table:table-cell>
          <table:table-cell office:value-type="float" office:value="0.69814" calcext:value-type="float">
            <text:p>0.69814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248" calcext:value-type="float">
            <text:p>0.700248</text:p>
          </table:table-cell>
          <table:table-cell office:value-type="float" office:value="0.707851" calcext:value-type="float">
            <text:p>0.707851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80789" calcext:value-type="float">
            <text:p>0.68078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594215" calcext:value-type="float">
            <text:p>0.59421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331" calcext:value-type="float">
            <text:p>0.700331</text:p>
          </table:table-cell>
          <table:table-cell office:value-type="float" office:value="0.70876" calcext:value-type="float">
            <text:p>0.70876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0331" calcext:value-type="float">
            <text:p>0.69033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641198" calcext:value-type="float">
            <text:p>0.64119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8595" calcext:value-type="float">
            <text:p>0.708595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4979" calcext:value-type="float">
            <text:p>0.69497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24793" calcext:value-type="float">
            <text:p>0.624793</text:p>
          </table:table-cell>
          <table:table-cell office:value-type="float" office:value="0.67624" calcext:value-type="float">
            <text:p>0.67624</text:p>
          </table:table-cell>
          <table:table-cell office:value-type="float" office:value="0.699917" calcext:value-type="float">
            <text:p>0.69991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033" calcext:value-type="float">
            <text:p>0.701033</text:p>
          </table:table-cell>
          <table:table-cell office:value-type="float" office:value="0.711322" calcext:value-type="float">
            <text:p>0.711322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8851" calcext:value-type="float">
            <text:p>0.69885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514876" calcext:value-type="float">
            <text:p>0.514876</text:p>
          </table:table-cell>
          <table:table-cell office:value-type="float" office:value="0.665537" calcext:value-type="float">
            <text:p>0.665537</text:p>
          </table:table-cell>
          <table:table-cell office:value-type="float" office:value="0.699545" calcext:value-type="float">
            <text:p>0.699545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2066" calcext:value-type="float">
            <text:p>0.702066</text:p>
          </table:table-cell>
          <table:table-cell office:value-type="float" office:value="0.709132" calcext:value-type="float">
            <text:p>0.709132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7628" calcext:value-type="float">
            <text:p>0.69762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566612" calcext:value-type="float">
            <text:p>0.566612</text:p>
          </table:table-cell>
          <table:table-cell office:value-type="float" office:value="0.69938" calcext:value-type="float">
            <text:p>0.69938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2438" calcext:value-type="float">
            <text:p>0.702438</text:p>
          </table:table-cell>
          <table:table-cell office:value-type="float" office:value="0.708678" calcext:value-type="float">
            <text:p>0.708678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87711" calcext:value-type="float">
            <text:p>0.68771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42149" calcext:value-type="float">
            <text:p>0.242149</text:p>
          </table:table-cell>
          <table:table-cell office:value-type="float" office:value="0.653099" calcext:value-type="float">
            <text:p>0.65309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074" calcext:value-type="float">
            <text:p>0.701074</text:p>
          </table:table-cell>
          <table:table-cell office:value-type="float" office:value="0.707769" calcext:value-type="float">
            <text:p>0.707769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6194" calcext:value-type="float">
            <text:p>0.69619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04132" calcext:value-type="float">
            <text:p>0.604132</text:p>
          </table:table-cell>
          <table:table-cell office:value-type="float" office:value="0.680826" calcext:value-type="float">
            <text:p>0.68082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57" calcext:value-type="float">
            <text:p>0.70157</text:p>
          </table:table-cell>
          <table:table-cell office:value-type="float" office:value="0.707438" calcext:value-type="float">
            <text:p>0.707438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8983" calcext:value-type="float">
            <text:p>0.69898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565289" calcext:value-type="float">
            <text:p>0.565289</text:p>
          </table:table-cell>
          <table:table-cell office:value-type="float" office:value="0.674959" calcext:value-type="float">
            <text:p>0.67495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992" calcext:value-type="float">
            <text:p>0.700992</text:p>
          </table:table-cell>
          <table:table-cell office:value-type="float" office:value="0.702273" calcext:value-type="float">
            <text:p>0.702273</text:p>
          </table:table-cell>
          <table:table-cell office:value-type="float" office:value="0.710207" calcext:value-type="float">
            <text:p>0.710207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8843" calcext:value-type="float">
            <text:p>0.69884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584298" calcext:value-type="float">
            <text:p>0.584298</text:p>
          </table:table-cell>
          <table:table-cell office:value-type="float" office:value="0.684091" calcext:value-type="float">
            <text:p>0.68409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868" calcext:value-type="float">
            <text:p>0.700868</text:p>
          </table:table-cell>
          <table:table-cell office:value-type="float" office:value="0.703099" calcext:value-type="float">
            <text:p>0.703099</text:p>
          </table:table-cell>
          <table:table-cell office:value-type="float" office:value="0.712521" calcext:value-type="float">
            <text:p>0.712521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700058" calcext:value-type="float">
            <text:p>0.70005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84298" calcext:value-type="float">
            <text:p>0.584298</text:p>
          </table:table-cell>
          <table:table-cell office:value-type="float" office:value="0.673347" calcext:value-type="float">
            <text:p>0.67334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24" calcext:value-type="float">
            <text:p>0.70124</text:p>
          </table:table-cell>
          <table:table-cell office:value-type="float" office:value="0.703636" calcext:value-type="float">
            <text:p>0.703636</text:p>
          </table:table-cell>
          <table:table-cell office:value-type="float" office:value="0.712355" calcext:value-type="float">
            <text:p>0.712355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9058" calcext:value-type="float">
            <text:p>0.69905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84298" calcext:value-type="float">
            <text:p>0.584298</text:p>
          </table:table-cell>
          <table:table-cell office:value-type="float" office:value="0.661653" calcext:value-type="float">
            <text:p>0.661653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909" calcext:value-type="float">
            <text:p>0.700909</text:p>
          </table:table-cell>
          <table:table-cell office:value-type="float" office:value="0.704215" calcext:value-type="float">
            <text:p>0.704215</text:p>
          </table:table-cell>
          <table:table-cell office:value-type="float" office:value="0.712025" calcext:value-type="float">
            <text:p>0.712025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788" calcext:value-type="float">
            <text:p>0.6978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20661" calcext:value-type="float">
            <text:p>0.620661</text:p>
          </table:table-cell>
          <table:table-cell office:value-type="float" office:value="0.672975" calcext:value-type="float">
            <text:p>0.672975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785" calcext:value-type="float">
            <text:p>0.700785</text:p>
          </table:table-cell>
          <table:table-cell office:value-type="float" office:value="0.702149" calcext:value-type="float">
            <text:p>0.702149</text:p>
          </table:table-cell>
          <table:table-cell office:value-type="float" office:value="0.706322" calcext:value-type="float">
            <text:p>0.706322</text:p>
          </table:table-cell>
          <table:table-cell office:value-type="float" office:value="0.713264" calcext:value-type="float">
            <text:p>0.713264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955" calcext:value-type="float">
            <text:p>0.6995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521488" calcext:value-type="float">
            <text:p>0.521488</text:p>
          </table:table-cell>
          <table:table-cell office:value-type="float" office:value="0.668554" calcext:value-type="float">
            <text:p>0.668554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529" calcext:value-type="float">
            <text:p>0.701529</text:p>
          </table:table-cell>
          <table:table-cell office:value-type="float" office:value="0.705083" calcext:value-type="float">
            <text:p>0.705083</text:p>
          </table:table-cell>
          <table:table-cell office:value-type="float" office:value="0.711818" calcext:value-type="float">
            <text:p>0.711818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8698" calcext:value-type="float">
            <text:p>0.69869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21488" calcext:value-type="float">
            <text:p>0.521488</text:p>
          </table:table-cell>
          <table:table-cell office:value-type="float" office:value="0.659793" calcext:value-type="float">
            <text:p>0.659793</text:p>
          </table:table-cell>
          <table:table-cell office:value-type="float" office:value="0.699587" calcext:value-type="float">
            <text:p>0.699587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785" calcext:value-type="float">
            <text:p>0.700785</text:p>
          </table:table-cell>
          <table:table-cell office:value-type="float" office:value="0.704628" calcext:value-type="float">
            <text:p>0.704628</text:p>
          </table:table-cell>
          <table:table-cell office:value-type="float" office:value="0.711157" calcext:value-type="float">
            <text:p>0.711157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7595" calcext:value-type="float">
            <text:p>0.69759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0.573926" calcext:value-type="float">
            <text:p>0.573926</text:p>
          </table:table-cell>
          <table:table-cell office:value-type="float" office:value="0.693802" calcext:value-type="float">
            <text:p>0.693802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95" calcext:value-type="float">
            <text:p>0.70095</text:p>
          </table:table-cell>
          <table:table-cell office:value-type="float" office:value="0.704339" calcext:value-type="float">
            <text:p>0.704339</text:p>
          </table:table-cell>
          <table:table-cell office:value-type="float" office:value="0.713636" calcext:value-type="float">
            <text:p>0.713636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88665" calcext:value-type="float">
            <text:p>0.68866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587603" calcext:value-type="float">
            <text:p>0.587603</text:p>
          </table:table-cell>
          <table:table-cell office:value-type="float" office:value="0.648388" calcext:value-type="float">
            <text:p>0.648388</text:p>
          </table:table-cell>
          <table:table-cell office:value-type="float" office:value="0.698843" calcext:value-type="float">
            <text:p>0.698843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826" calcext:value-type="float">
            <text:p>0.700826</text:p>
          </table:table-cell>
          <table:table-cell office:value-type="float" office:value="0.704793" calcext:value-type="float">
            <text:p>0.704793</text:p>
          </table:table-cell>
          <table:table-cell office:value-type="float" office:value="0.713306" calcext:value-type="float">
            <text:p>0.713306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6616" calcext:value-type="float">
            <text:p>0.69661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0.63438" calcext:value-type="float">
            <text:p>0.63438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248" calcext:value-type="float">
            <text:p>0.700248</text:p>
          </table:table-cell>
          <table:table-cell office:value-type="float" office:value="0.702727" calcext:value-type="float">
            <text:p>0.702727</text:p>
          </table:table-cell>
          <table:table-cell office:value-type="float" office:value="0.710289" calcext:value-type="float">
            <text:p>0.710289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4764" calcext:value-type="float">
            <text:p>0.69476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00826" calcext:value-type="float">
            <text:p>0.500826</text:p>
          </table:table-cell>
          <table:table-cell office:value-type="float" office:value="0.660372" calcext:value-type="float">
            <text:p>0.660372</text:p>
          </table:table-cell>
          <table:table-cell office:value-type="float" office:value="0.699959" calcext:value-type="float">
            <text:p>0.69995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405" calcext:value-type="float">
            <text:p>0.701405</text:p>
          </table:table-cell>
          <table:table-cell office:value-type="float" office:value="0.711322" calcext:value-type="float">
            <text:p>0.711322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7306" calcext:value-type="float">
            <text:p>0.69730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0.565702" calcext:value-type="float">
            <text:p>0.565702</text:p>
          </table:table-cell>
          <table:table-cell office:value-type="float" office:value="0.699959" calcext:value-type="float">
            <text:p>0.69995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826" calcext:value-type="float">
            <text:p>0.700826</text:p>
          </table:table-cell>
          <table:table-cell office:value-type="float" office:value="0.710413" calcext:value-type="float">
            <text:p>0.710413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8769" calcext:value-type="float">
            <text:p>0.6876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0.608926" calcext:value-type="float">
            <text:p>0.608926</text:p>
          </table:table-cell>
          <table:table-cell office:value-type="float" office:value="0.699835" calcext:value-type="float">
            <text:p>0.699835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041" calcext:value-type="float">
            <text:p>0.700041</text:p>
          </table:table-cell>
          <table:table-cell office:value-type="float" office:value="0.708347" calcext:value-type="float">
            <text:p>0.708347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1715" calcext:value-type="float">
            <text:p>0.69171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0.606901" calcext:value-type="float">
            <text:p>0.606901</text:p>
          </table:table-cell>
          <table:table-cell office:value-type="float" office:value="0.699256" calcext:value-type="float">
            <text:p>0.699256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95" calcext:value-type="float">
            <text:p>0.70095</text:p>
          </table:table-cell>
          <table:table-cell office:value-type="float" office:value="0.711488" calcext:value-type="float">
            <text:p>0.711488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186" calcext:value-type="float">
            <text:p>0.6918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41322" calcext:value-type="float">
            <text:p>0.441322</text:p>
          </table:table-cell>
          <table:table-cell office:value-type="float" office:value="0.640248" calcext:value-type="float">
            <text:p>0.640248</text:p>
          </table:table-cell>
          <table:table-cell office:value-type="float" office:value="0.689463" calcext:value-type="float">
            <text:p>0.689463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2397" calcext:value-type="float">
            <text:p>0.702397</text:p>
          </table:table-cell>
          <table:table-cell office:value-type="float" office:value="0.710207" calcext:value-type="float">
            <text:p>0.710207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4231" calcext:value-type="float">
            <text:p>0.69423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602686" calcext:value-type="float">
            <text:p>0.602686</text:p>
          </table:table-cell>
          <table:table-cell office:value-type="float" office:value="0.68686" calcext:value-type="float">
            <text:p>0.68686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537" calcext:value-type="float">
            <text:p>0.700537</text:p>
          </table:table-cell>
          <table:table-cell office:value-type="float" office:value="0.707438" calcext:value-type="float">
            <text:p>0.707438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89752" calcext:value-type="float">
            <text:p>0.68975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0.600661" calcext:value-type="float">
            <text:p>0.600661</text:p>
          </table:table-cell>
          <table:table-cell office:value-type="float" office:value="0.689835" calcext:value-type="float">
            <text:p>0.689835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289" calcext:value-type="float">
            <text:p>0.700289</text:p>
          </table:table-cell>
          <table:table-cell office:value-type="float" office:value="0.70876" calcext:value-type="float">
            <text:p>0.70876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89955" calcext:value-type="float">
            <text:p>0.68995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581818" calcext:value-type="float">
            <text:p>0.581818</text:p>
          </table:table-cell>
          <table:table-cell office:value-type="float" office:value="0.650413" calcext:value-type="float">
            <text:p>0.650413</text:p>
          </table:table-cell>
          <table:table-cell office:value-type="float" office:value="0.693512" calcext:value-type="float">
            <text:p>0.693512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074" calcext:value-type="float">
            <text:p>0.701074</text:p>
          </table:table-cell>
          <table:table-cell office:value-type="float" office:value="0.71219" calcext:value-type="float">
            <text:p>0.71219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5719" calcext:value-type="float">
            <text:p>0.69571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57851" calcext:value-type="float">
            <text:p>0.457851</text:p>
          </table:table-cell>
          <table:table-cell office:value-type="float" office:value="0.651488" calcext:value-type="float">
            <text:p>0.651488</text:p>
          </table:table-cell>
          <table:table-cell office:value-type="float" office:value="0.698926" calcext:value-type="float">
            <text:p>0.698926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331" calcext:value-type="float">
            <text:p>0.700331</text:p>
          </table:table-cell>
          <table:table-cell office:value-type="float" office:value="0.709091" calcext:value-type="float">
            <text:p>0.709091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5983" calcext:value-type="float">
            <text:p>0.69598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.609463" calcext:value-type="float">
            <text:p>0.609463</text:p>
          </table:table-cell>
          <table:table-cell office:value-type="float" office:value="0.690909" calcext:value-type="float">
            <text:p>0.69090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322" calcext:value-type="float">
            <text:p>0.701322</text:p>
          </table:table-cell>
          <table:table-cell office:value-type="float" office:value="0.710661" calcext:value-type="float">
            <text:p>0.710661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1236" calcext:value-type="float">
            <text:p>0.69123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581818" calcext:value-type="float">
            <text:p>0.581818</text:p>
          </table:table-cell>
          <table:table-cell office:value-type="float" office:value="0.65781" calcext:value-type="float">
            <text:p>0.65781</text:p>
          </table:table-cell>
          <table:table-cell office:value-type="float" office:value="0.696074" calcext:value-type="float">
            <text:p>0.696074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2107" calcext:value-type="float">
            <text:p>0.702107</text:p>
          </table:table-cell>
          <table:table-cell office:value-type="float" office:value="0.712149" calcext:value-type="float">
            <text:p>0.712149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6814" calcext:value-type="float">
            <text:p>0.69681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57851" calcext:value-type="float">
            <text:p>0.457851</text:p>
          </table:table-cell>
          <table:table-cell office:value-type="float" office:value="0.640992" calcext:value-type="float">
            <text:p>0.640992</text:p>
          </table:table-cell>
          <table:table-cell office:value-type="float" office:value="0.698099" calcext:value-type="float">
            <text:p>0.69809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289" calcext:value-type="float">
            <text:p>0.700289</text:p>
          </table:table-cell>
          <table:table-cell office:value-type="float" office:value="0.712769" calcext:value-type="float">
            <text:p>0.712769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5215" calcext:value-type="float">
            <text:p>0.69521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0.623264" calcext:value-type="float">
            <text:p>0.623264</text:p>
          </table:table-cell>
          <table:table-cell office:value-type="float" office:value="0.699298" calcext:value-type="float">
            <text:p>0.699298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041" calcext:value-type="float">
            <text:p>0.700041</text:p>
          </table:table-cell>
          <table:table-cell office:value-type="float" office:value="0.711074" calcext:value-type="float">
            <text:p>0.711074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3368" calcext:value-type="float">
            <text:p>0.69336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608926" calcext:value-type="float">
            <text:p>0.608926</text:p>
          </table:table-cell>
          <table:table-cell office:value-type="float" office:value="0.698264" calcext:value-type="float">
            <text:p>0.698264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2314" calcext:value-type="float">
            <text:p>0.702314</text:p>
          </table:table-cell>
          <table:table-cell office:value-type="float" office:value="0.71376" calcext:value-type="float">
            <text:p>0.71376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2326" calcext:value-type="float">
            <text:p>0.69232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0.627645" calcext:value-type="float">
            <text:p>0.62764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025" calcext:value-type="float">
            <text:p>0.702025</text:p>
          </table:table-cell>
          <table:table-cell office:value-type="float" office:value="0.714298" calcext:value-type="float">
            <text:p>0.714298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4397" calcext:value-type="float">
            <text:p>0.69439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39669" calcext:value-type="float">
            <text:p>0.539669</text:p>
          </table:table-cell>
          <table:table-cell office:value-type="float" office:value="0.656198" calcext:value-type="float">
            <text:p>0.656198</text:p>
          </table:table-cell>
          <table:table-cell office:value-type="float" office:value="0.699835" calcext:value-type="float">
            <text:p>0.699835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3512" calcext:value-type="float">
            <text:p>0.703512</text:p>
          </table:table-cell>
          <table:table-cell office:value-type="float" office:value="0.715826" calcext:value-type="float">
            <text:p>0.715826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7537" calcext:value-type="float">
            <text:p>0.697537</text:p>
          </table:table-cell>
          <table:table-cell>
            <draw:frame draw:z-index="0" draw:style-name="gr1" draw:text-style-name="P1" svg:width="22.348cm" svg:height="12.57cm" svg:x="0.004cm" svg:y="0.001cm">
              <draw:object draw:notify-on-update-of-ranges="accuracy.A2:accuracy.A201 accuracy.C1:accuracy.C1 accuracy.C2:accuracy.C201 accuracy.D1:accuracy.D1 accuracy.D2:accuracy.D201 accuracy.E1:accuracy.E1 accuracy.E2:accuracy.E201 accuracy.F1:accuracy.F1 accuracy.F2:accuracy.F201 accuracy.G1:accuracy.G1 accuracy.G2:accuracy.G201 accuracy.H1:accuracy.H1 accuracy.H2:accuracy.H201 accuracy.I1:accuracy.I1 accuracy.I2:accuracy.I201 accuracy.J1:accuracy.J1 accuracy.J2:accuracy.J201 accuracy.K1:accuracy.K1 accuracy.K2:accuracy.K201 accuracy.L1:accuracy.L1 accuracy.L2:accuracy.L201 accuracy.M1:accuracy.M1 accuracy.M2:accuracy.M201 accuracy.N1:accuracy.N1 accuracy.N2:accuracy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0.604876" calcext:value-type="float">
            <text:p>0.60487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43" calcext:value-type="float">
            <text:p>0.70343</text:p>
          </table:table-cell>
          <table:table-cell office:value-type="float" office:value="0.716198" calcext:value-type="float">
            <text:p>0.716198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245" calcext:value-type="float">
            <text:p>0.6924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0.598347" calcext:value-type="float">
            <text:p>0.59834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826" calcext:value-type="float">
            <text:p>0.700826</text:p>
          </table:table-cell>
          <table:table-cell office:value-type="float" office:value="0.71405" calcext:value-type="float">
            <text:p>0.71405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1322" calcext:value-type="float">
            <text:p>0.69132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4876" calcext:value-type="float">
            <text:p>0.514876</text:p>
          </table:table-cell>
          <table:table-cell office:value-type="float" office:value="0.654091" calcext:value-type="float">
            <text:p>0.654091</text:p>
          </table:table-cell>
          <table:table-cell office:value-type="float" office:value="0.69595" calcext:value-type="float">
            <text:p>0.69595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331" calcext:value-type="float">
            <text:p>0.700331</text:p>
          </table:table-cell>
          <table:table-cell office:value-type="float" office:value="0.712727" calcext:value-type="float">
            <text:p>0.712727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631" calcext:value-type="float">
            <text:p>0.6963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14876" calcext:value-type="float">
            <text:p>0.514876</text:p>
          </table:table-cell>
          <table:table-cell office:value-type="float" office:value="0.646281" calcext:value-type="float">
            <text:p>0.646281</text:p>
          </table:table-cell>
          <table:table-cell office:value-type="float" office:value="0.68376" calcext:value-type="float">
            <text:p>0.6837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1612" calcext:value-type="float">
            <text:p>0.711612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4165" calcext:value-type="float">
            <text:p>0.69416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0.529587" calcext:value-type="float">
            <text:p>0.529587</text:p>
          </table:table-cell>
          <table:table-cell office:value-type="float" office:value="0.683967" calcext:value-type="float">
            <text:p>0.68396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083" calcext:value-type="float">
            <text:p>0.700083</text:p>
          </table:table-cell>
          <table:table-cell office:value-type="float" office:value="0.711198" calcext:value-type="float">
            <text:p>0.711198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82483" calcext:value-type="float">
            <text:p>0.68248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0.585248" calcext:value-type="float">
            <text:p>0.585248</text:p>
          </table:table-cell>
          <table:table-cell office:value-type="float" office:value="0.686901" calcext:value-type="float">
            <text:p>0.68690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372" calcext:value-type="float">
            <text:p>0.700372</text:p>
          </table:table-cell>
          <table:table-cell office:value-type="float" office:value="0.709504" calcext:value-type="float">
            <text:p>0.709504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88202" calcext:value-type="float">
            <text:p>0.68820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0.605785" calcext:value-type="float">
            <text:p>0.605785</text:p>
          </table:table-cell>
          <table:table-cell office:value-type="float" office:value="0.697645" calcext:value-type="float">
            <text:p>0.697645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446" calcext:value-type="float">
            <text:p>0.701446</text:p>
          </table:table-cell>
          <table:table-cell office:value-type="float" office:value="0.714587" calcext:value-type="float">
            <text:p>0.714587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1946" calcext:value-type="float">
            <text:p>0.69194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624917" calcext:value-type="float">
            <text:p>0.624917</text:p>
          </table:table-cell>
          <table:table-cell office:value-type="float" office:value="0.695041" calcext:value-type="float">
            <text:p>0.69504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992" calcext:value-type="float">
            <text:p>0.700992</text:p>
          </table:table-cell>
          <table:table-cell office:value-type="float" office:value="0.712934" calcext:value-type="float">
            <text:p>0.712934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3388" calcext:value-type="float">
            <text:p>0.69338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457851" calcext:value-type="float">
            <text:p>0.457851</text:p>
          </table:table-cell>
          <table:table-cell office:value-type="float" office:value="0.640702" calcext:value-type="float">
            <text:p>0.640702</text:p>
          </table:table-cell>
          <table:table-cell office:value-type="float" office:value="0.697645" calcext:value-type="float">
            <text:p>0.697645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2893" calcext:value-type="float">
            <text:p>0.702893</text:p>
          </table:table-cell>
          <table:table-cell office:value-type="float" office:value="0.714215" calcext:value-type="float">
            <text:p>0.714215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5545" calcext:value-type="float">
            <text:p>0.69554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0.602025" calcext:value-type="float">
            <text:p>0.602025</text:p>
          </table:table-cell>
          <table:table-cell office:value-type="float" office:value="0.699669" calcext:value-type="float">
            <text:p>0.69966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289" calcext:value-type="float">
            <text:p>0.700289</text:p>
          </table:table-cell>
          <table:table-cell office:value-type="float" office:value="0.712934" calcext:value-type="float">
            <text:p>0.712934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1492" calcext:value-type="float">
            <text:p>0.69149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0.63657" calcext:value-type="float">
            <text:p>0.6365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909" calcext:value-type="float">
            <text:p>0.700909</text:p>
          </table:table-cell>
          <table:table-cell office:value-type="float" office:value="0.713884" calcext:value-type="float">
            <text:p>0.713884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5136" calcext:value-type="float">
            <text:p>0.69513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04959" calcext:value-type="float">
            <text:p>0.604959</text:p>
          </table:table-cell>
          <table:table-cell office:value-type="float" office:value="0.661364" calcext:value-type="float">
            <text:p>0.661364</text:p>
          </table:table-cell>
          <table:table-cell office:value-type="float" office:value="0.699835" calcext:value-type="float">
            <text:p>0.699835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2686" calcext:value-type="float">
            <text:p>0.702686</text:p>
          </table:table-cell>
          <table:table-cell office:value-type="float" office:value="0.715661" calcext:value-type="float">
            <text:p>0.715661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7955" calcext:value-type="float">
            <text:p>0.69795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618595" calcext:value-type="float">
            <text:p>0.618595</text:p>
          </table:table-cell>
          <table:table-cell office:value-type="float" office:value="0.69814" calcext:value-type="float">
            <text:p>0.69814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5744" calcext:value-type="float">
            <text:p>0.705744</text:p>
          </table:table-cell>
          <table:table-cell office:value-type="float" office:value="0.715331" calcext:value-type="float">
            <text:p>0.715331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3781" calcext:value-type="float">
            <text:p>0.69378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0.62438" calcext:value-type="float">
            <text:p>0.62438</text:p>
          </table:table-cell>
          <table:table-cell office:value-type="float" office:value="0.699587" calcext:value-type="float">
            <text:p>0.699587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207" calcext:value-type="float">
            <text:p>0.700207</text:p>
          </table:table-cell>
          <table:table-cell office:value-type="float" office:value="0.709504" calcext:value-type="float">
            <text:p>0.709504</text:p>
          </table:table-cell>
          <table:table-cell office:value-type="float" office:value="0.716281" calcext:value-type="float">
            <text:p>0.716281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4996" calcext:value-type="float">
            <text:p>0.69499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565165" calcext:value-type="float">
            <text:p>0.565165</text:p>
          </table:table-cell>
          <table:table-cell office:value-type="float" office:value="0.692893" calcext:value-type="float">
            <text:p>0.692893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5661" calcext:value-type="float">
            <text:p>0.705661</text:p>
          </table:table-cell>
          <table:table-cell office:value-type="float" office:value="0.71595" calcext:value-type="float">
            <text:p>0.71595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87967" calcext:value-type="float">
            <text:p>0.68796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610289" calcext:value-type="float">
            <text:p>0.610289</text:p>
          </table:table-cell>
          <table:table-cell office:value-type="float" office:value="0.698636" calcext:value-type="float">
            <text:p>0.698636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5579" calcext:value-type="float">
            <text:p>0.705579</text:p>
          </table:table-cell>
          <table:table-cell office:value-type="float" office:value="0.716529" calcext:value-type="float">
            <text:p>0.716529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3103" calcext:value-type="float">
            <text:p>0.69310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0.586116" calcext:value-type="float">
            <text:p>0.58611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5331" calcext:value-type="float">
            <text:p>0.705331</text:p>
          </table:table-cell>
          <table:table-cell office:value-type="float" office:value="0.71719" calcext:value-type="float">
            <text:p>0.71719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0864" calcext:value-type="float">
            <text:p>0.69086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598802" calcext:value-type="float">
            <text:p>0.598802</text:p>
          </table:table-cell>
          <table:table-cell office:value-type="float" office:value="0.699256" calcext:value-type="float">
            <text:p>0.699256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2397" calcext:value-type="float">
            <text:p>0.702397</text:p>
          </table:table-cell>
          <table:table-cell office:value-type="float" office:value="0.715661" calcext:value-type="float">
            <text:p>0.715661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1612" calcext:value-type="float">
            <text:p>0.69161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0.55814" calcext:value-type="float">
            <text:p>0.55814</text:p>
          </table:table-cell>
          <table:table-cell office:value-type="float" office:value="0.690909" calcext:value-type="float">
            <text:p>0.69090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2231" calcext:value-type="float">
            <text:p>0.702231</text:p>
          </table:table-cell>
          <table:table-cell office:value-type="float" office:value="0.715826" calcext:value-type="float">
            <text:p>0.715826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86711" calcext:value-type="float">
            <text:p>0.68671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0.677355" calcext:value-type="float">
            <text:p>0.677355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074" calcext:value-type="float">
            <text:p>0.701074</text:p>
          </table:table-cell>
          <table:table-cell office:value-type="float" office:value="0.716405" calcext:value-type="float">
            <text:p>0.716405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80983" calcext:value-type="float">
            <text:p>0.68098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486033" calcext:value-type="float">
            <text:p>0.486033</text:p>
          </table:table-cell>
          <table:table-cell office:value-type="float" office:value="0.669752" calcext:value-type="float">
            <text:p>0.669752</text:p>
          </table:table-cell>
          <table:table-cell office:value-type="float" office:value="0.69938" calcext:value-type="float">
            <text:p>0.69938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1343" calcext:value-type="float">
            <text:p>0.71343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7686" calcext:value-type="float">
            <text:p>0.6768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0.504669" calcext:value-type="float">
            <text:p>0.504669</text:p>
          </table:table-cell>
          <table:table-cell office:value-type="float" office:value="0.677025" calcext:value-type="float">
            <text:p>0.67702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0992" calcext:value-type="float">
            <text:p>0.710992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79269" calcext:value-type="float">
            <text:p>0.67926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0.564463" calcext:value-type="float">
            <text:p>0.564463</text:p>
          </table:table-cell>
          <table:table-cell office:value-type="float" office:value="0.680207" calcext:value-type="float">
            <text:p>0.68020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413" calcext:value-type="float">
            <text:p>0.700413</text:p>
          </table:table-cell>
          <table:table-cell office:value-type="float" office:value="0.715289" calcext:value-type="float">
            <text:p>0.715289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86037" calcext:value-type="float">
            <text:p>0.68603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0.598058" calcext:value-type="float">
            <text:p>0.598058</text:p>
          </table:table-cell>
          <table:table-cell office:value-type="float" office:value="0.690331" calcext:value-type="float">
            <text:p>0.69033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198" calcext:value-type="float">
            <text:p>0.701198</text:p>
          </table:table-cell>
          <table:table-cell office:value-type="float" office:value="0.715496" calcext:value-type="float">
            <text:p>0.715496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0508" calcext:value-type="float">
            <text:p>0.69050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0.466488" calcext:value-type="float">
            <text:p>0.466488</text:p>
          </table:table-cell>
          <table:table-cell office:value-type="float" office:value="0.685372" calcext:value-type="float">
            <text:p>0.685372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207" calcext:value-type="float">
            <text:p>0.700207</text:p>
          </table:table-cell>
          <table:table-cell office:value-type="float" office:value="0.70938" calcext:value-type="float">
            <text:p>0.70938</text:p>
          </table:table-cell>
          <table:table-cell table:number-columns-repeated="2" office:value-type="float" office:value="0.718182" calcext:value-type="float">
            <text:p>0.718182</text:p>
          </table:table-cell>
          <table:table-cell office:value-type="float" office:value="0.677963" calcext:value-type="float">
            <text:p>0.677963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0.562397" calcext:value-type="float">
            <text:p>0.562397</text:p>
          </table:table-cell>
          <table:table-cell office:value-type="float" office:value="0.695124" calcext:value-type="float">
            <text:p>0.695124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1198" calcext:value-type="float">
            <text:p>0.701198</text:p>
          </table:table-cell>
          <table:table-cell office:value-type="float" office:value="0.71376" calcext:value-type="float">
            <text:p>0.71376</text:p>
          </table:table-cell>
          <table:table-cell table:number-columns-repeated="2" office:value-type="float" office:value="0.718182" calcext:value-type="float">
            <text:p>0.718182</text:p>
          </table:table-cell>
          <table:table-cell office:value-type="float" office:value="0.689066" calcext:value-type="float">
            <text:p>0.68906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0.557066" calcext:value-type="float">
            <text:p>0.557066</text:p>
          </table:table-cell>
          <table:table-cell office:value-type="float" office:value="0.699091" calcext:value-type="float">
            <text:p>0.69909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11405" calcext:value-type="float">
            <text:p>0.711405</text:p>
          </table:table-cell>
          <table:table-cell table:number-columns-repeated="2" office:value-type="float" office:value="0.718182" calcext:value-type="float">
            <text:p>0.718182</text:p>
          </table:table-cell>
          <table:table-cell office:value-type="float" office:value="0.688574" calcext:value-type="float">
            <text:p>0.6885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2T12:55:06.021331708</dc:date>
    <meta:editing-duration>PT1M53S</meta:editing-duration>
    <meta:editing-cycles>1</meta:editing-cycles>
    <meta:document-statistic meta:table-count="1" meta:cell-count="28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05cm" svg:y="3.229cm" style:legend-expansion="high" chart:style-name="ch2"/>
        <chart:plot-area chart:style-name="ch3" table:cell-range-address="accuracy.A2:accuracy.A201 accuracy.C1:accuracy.N201" chart:data-source-has-labels="both" svg:x="1.427cm" svg:y="0.251cm" svg:width="17.532cm" svg:height="11.118cm">
          <chart:coordinate-region svg:x="2.178cm" svg:y="0.452cm" svg:width="16.781cm" svg:height="9.96cm"/>
          <chart:axis chart:dimension="x" chart:name="primary-x" chart:style-name="ch4" chartooo:axis-type="auto">
            <chartooo:date-scale/>
            <chart:title svg:x="9.386cm" svg:y="11.62cm" chart:style-name="ch5">
              <text:p>generacija</text:p>
            </chart:title>
            <chart:categories table:cell-range-address="accuracy.A2:accuracy.A20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201" chart:label-cell-address="accuracy.C1:accuracy.C1" chart:class="chart:line">
            <chart:data-point chart:repeated="200"/>
          </chart:series>
          <chart:series chart:style-name="ch9" chart:values-cell-range-address="accuracy.D2:accuracy.D201" chart:label-cell-address="accuracy.D1:accuracy.D1" chart:class="chart:line">
            <chart:data-point chart:repeated="200"/>
          </chart:series>
          <chart:series chart:style-name="ch10" chart:values-cell-range-address="accuracy.E2:accuracy.E201" chart:label-cell-address="accuracy.E1:accuracy.E1" chart:class="chart:line">
            <chart:data-point chart:repeated="200"/>
          </chart:series>
          <chart:series chart:style-name="ch11" chart:values-cell-range-address="accuracy.F2:accuracy.F201" chart:label-cell-address="accuracy.F1:accuracy.F1" chart:class="chart:line">
            <chart:data-point chart:repeated="200"/>
          </chart:series>
          <chart:series chart:style-name="ch12" chart:values-cell-range-address="accuracy.G2:accuracy.G201" chart:label-cell-address="accuracy.G1:accuracy.G1" chart:class="chart:line">
            <chart:data-point chart:repeated="200"/>
          </chart:series>
          <chart:series chart:style-name="ch13" chart:values-cell-range-address="accuracy.H2:accuracy.H201" chart:label-cell-address="accuracy.H1:accuracy.H1" chart:class="chart:line">
            <chart:data-point chart:repeated="200"/>
          </chart:series>
          <chart:series chart:style-name="ch14" chart:values-cell-range-address="accuracy.I2:accuracy.I201" chart:label-cell-address="accuracy.I1:accuracy.I1" chart:class="chart:line">
            <chart:data-point chart:repeated="200"/>
          </chart:series>
          <chart:series chart:style-name="ch15" chart:values-cell-range-address="accuracy.J2:accuracy.J201" chart:label-cell-address="accuracy.J1:accuracy.J1" chart:class="chart:line">
            <chart:data-point chart:repeated="200"/>
          </chart:series>
          <chart:series chart:style-name="ch16" chart:values-cell-range-address="accuracy.K2:accuracy.K201" chart:label-cell-address="accuracy.K1:accuracy.K1" chart:class="chart:line">
            <chart:data-point chart:repeated="200"/>
          </chart:series>
          <chart:series chart:style-name="ch17" chart:values-cell-range-address="accuracy.L2:accuracy.L201" chart:label-cell-address="accuracy.L1:accuracy.L1" chart:class="chart:line">
            <chart:data-point chart:repeated="200"/>
          </chart:series>
          <chart:series chart:style-name="ch18" chart:values-cell-range-address="accuracy.M2:accuracy.M201" chart:label-cell-address="accuracy.M1:accuracy.M1" chart:class="chart:line">
            <chart:data-point chart:repeated="200"/>
          </chart:series>
          <chart:series chart:style-name="ch19" chart:values-cell-range-address="accuracy.N2:accuracy.N201" chart:label-cell-address="accuracy.N1:accuracy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Najboljši</text:p>
                <draw:g>
                  <svg:desc>accuracy.M1:accuracy.M1</svg:desc>
                </draw:g>
              </table:table-cell>
              <table:table-cell office:value-type="string">
                <text:p>Povprečj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201</svg:desc>
                </draw:g>
              </table:table-cell>
              <table:table-cell office:value-type="float" office:value="0.037603">
                <text:p>0.037603</text:p>
                <draw:g>
                  <svg:desc>accuracy.C2:accuracy.C201</svg:desc>
                </draw:g>
              </table:table-cell>
              <table:table-cell office:value-type="float" office:value="0.040826">
                <text:p>0.040826</text:p>
                <draw:g>
                  <svg:desc>accuracy.D2:accuracy.D201</svg:desc>
                </draw:g>
              </table:table-cell>
              <table:table-cell office:value-type="float" office:value="0.072521">
                <text:p>0.072521</text:p>
                <draw:g>
                  <svg:desc>accuracy.E2:accuracy.E201</svg:desc>
                </draw:g>
              </table:table-cell>
              <table:table-cell office:value-type="float" office:value="0.143182">
                <text:p>0.143182</text:p>
                <draw:g>
                  <svg:desc>accuracy.F2:accuracy.F201</svg:desc>
                </draw:g>
              </table:table-cell>
              <table:table-cell office:value-type="float" office:value="0.216074">
                <text:p>0.216074</text:p>
                <draw:g>
                  <svg:desc>accuracy.G2:accuracy.G201</svg:desc>
                </draw:g>
              </table:table-cell>
              <table:table-cell office:value-type="float" office:value="0.223884">
                <text:p>0.223884</text:p>
                <draw:g>
                  <svg:desc>accuracy.H2:accuracy.H201</svg:desc>
                </draw:g>
              </table:table-cell>
              <table:table-cell office:value-type="float" office:value="0.294669">
                <text:p>0.294669</text:p>
                <draw:g>
                  <svg:desc>accuracy.I2:accuracy.I201</svg:desc>
                </draw:g>
              </table:table-cell>
              <table:table-cell office:value-type="float" office:value="0.433347">
                <text:p>0.433347</text:p>
                <draw:g>
                  <svg:desc>accuracy.J2:accuracy.J201</svg:desc>
                </draw:g>
              </table:table-cell>
              <table:table-cell office:value-type="float" office:value="0.579463">
                <text:p>0.579463</text:p>
                <draw:g>
                  <svg:desc>accuracy.K2:accuracy.K201</svg:desc>
                </draw:g>
              </table:table-cell>
              <table:table-cell office:value-type="float" office:value="0.698967">
                <text:p>0.698967</text:p>
                <draw:g>
                  <svg:desc>accuracy.L2:accuracy.L201</svg:desc>
                </draw:g>
              </table:table-cell>
              <table:table-cell office:value-type="float" office:value="0.7">
                <text:p>0.7</text:p>
                <draw:g>
                  <svg:desc>accuracy.M2:accuracy.M201</svg:desc>
                </draw:g>
              </table:table-cell>
              <table:table-cell office:value-type="float" office:value="0.274054">
                <text:p>0.274054</text:p>
                <draw:g>
                  <svg:desc>accuracy.N2:accuracy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5579">
                <text:p>0.005579</text:p>
              </table:table-cell>
              <table:table-cell office:value-type="float" office:value="0.070661">
                <text:p>0.070661</text:p>
              </table:table-cell>
              <table:table-cell office:value-type="float" office:value="0.198264">
                <text:p>0.198264</text:p>
              </table:table-cell>
              <table:table-cell office:value-type="float" office:value="0.240579">
                <text:p>0.240579</text:p>
              </table:table-cell>
              <table:table-cell office:value-type="float" office:value="0.332851">
                <text:p>0.332851</text:p>
              </table:table-cell>
              <table:table-cell office:value-type="float" office:value="0.460207">
                <text:p>0.460207</text:p>
              </table:table-cell>
              <table:table-cell office:value-type="float" office:value="0.559174">
                <text:p>0.559174</text:p>
              </table:table-cell>
              <table:table-cell office:value-type="float" office:value="0.663347">
                <text:p>0.66334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393066">
                <text:p>0.3930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34959">
                <text:p>0.034959</text:p>
              </table:table-cell>
              <table:table-cell office:value-type="float" office:value="0.207438">
                <text:p>0.207438</text:p>
              </table:table-cell>
              <table:table-cell office:value-type="float" office:value="0.296322">
                <text:p>0.296322</text:p>
              </table:table-cell>
              <table:table-cell office:value-type="float" office:value="0.458926">
                <text:p>0.458926</text:p>
              </table:table-cell>
              <table:table-cell office:value-type="float" office:value="0.571446">
                <text:p>0.571446</text:p>
              </table:table-cell>
              <table:table-cell office:value-type="float" office:value="0.65095">
                <text:p>0.65095</text:p>
              </table:table-cell>
              <table:table-cell office:value-type="float" office:value="0.692521">
                <text:p>0.6925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41">
                <text:p>0.700041</text:p>
              </table:table-cell>
              <table:table-cell office:value-type="float" office:value="0.700826">
                <text:p>0.700826</text:p>
              </table:table-cell>
              <table:table-cell office:value-type="float" office:value="0.50126">
                <text:p>0.501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157">
                <text:p>0.08157</text:p>
              </table:table-cell>
              <table:table-cell office:value-type="float" office:value="0.345992">
                <text:p>0.345992</text:p>
              </table:table-cell>
              <table:table-cell office:value-type="float" office:value="0.50905">
                <text:p>0.50905</text:p>
              </table:table-cell>
              <table:table-cell office:value-type="float" office:value="0.619545">
                <text:p>0.619545</text:p>
              </table:table-cell>
              <table:table-cell office:value-type="float" office:value="0.670372">
                <text:p>0.670372</text:p>
              </table:table-cell>
              <table:table-cell office:value-type="float" office:value="0.695">
                <text:p>0.69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41">
                <text:p>0.700041</text:p>
              </table:table-cell>
              <table:table-cell office:value-type="float" office:value="0.700826">
                <text:p>0.700826</text:p>
              </table:table-cell>
              <table:table-cell office:value-type="float" office:value="0.572157">
                <text:p>0.5721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8306">
                <text:p>0.108306</text:p>
              </table:table-cell>
              <table:table-cell office:value-type="float" office:value="0.377521">
                <text:p>0.377521</text:p>
              </table:table-cell>
              <table:table-cell office:value-type="float" office:value="0.54095">
                <text:p>0.54095</text:p>
              </table:table-cell>
              <table:table-cell office:value-type="float" office:value="0.644587">
                <text:p>0.644587</text:p>
              </table:table-cell>
              <table:table-cell office:value-type="float" office:value="0.683182">
                <text:p>0.683182</text:p>
              </table:table-cell>
              <table:table-cell office:value-type="float" office:value="0.697273">
                <text:p>0.69727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07">
                <text:p>0.700207</text:p>
              </table:table-cell>
              <table:table-cell office:value-type="float" office:value="0.702479">
                <text:p>0.702479</text:p>
              </table:table-cell>
              <table:table-cell office:value-type="float" office:value="0.585202">
                <text:p>0.5852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21364">
                <text:p>0.121364</text:p>
              </table:table-cell>
              <table:table-cell office:value-type="float" office:value="0.441901">
                <text:p>0.441901</text:p>
              </table:table-cell>
              <table:table-cell office:value-type="float" office:value="0.58686">
                <text:p>0.58686</text:p>
              </table:table-cell>
              <table:table-cell office:value-type="float" office:value="0.65814">
                <text:p>0.65814</text:p>
              </table:table-cell>
              <table:table-cell office:value-type="float" office:value="0.687273">
                <text:p>0.687273</text:p>
              </table:table-cell>
              <table:table-cell office:value-type="float" office:value="0.698843">
                <text:p>0.6988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72">
                <text:p>0.700372</text:p>
              </table:table-cell>
              <table:table-cell office:value-type="float" office:value="0.702479">
                <text:p>0.702479</text:p>
              </table:table-cell>
              <table:table-cell office:value-type="float" office:value="0.599475">
                <text:p>0.5994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94298">
                <text:p>0.094298</text:p>
              </table:table-cell>
              <table:table-cell office:value-type="float" office:value="0.433388">
                <text:p>0.433388</text:p>
              </table:table-cell>
              <table:table-cell office:value-type="float" office:value="0.621198">
                <text:p>0.621198</text:p>
              </table:table-cell>
              <table:table-cell office:value-type="float" office:value="0.678347">
                <text:p>0.678347</text:p>
              </table:table-cell>
              <table:table-cell office:value-type="float" office:value="0.697273">
                <text:p>0.69727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72">
                <text:p>0.700372</text:p>
              </table:table-cell>
              <table:table-cell office:value-type="float" office:value="0.702479">
                <text:p>0.702479</text:p>
              </table:table-cell>
              <table:table-cell office:value-type="float" office:value="0.602488">
                <text:p>0.6024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13678">
                <text:p>0.213678</text:p>
              </table:table-cell>
              <table:table-cell office:value-type="float" office:value="0.565083">
                <text:p>0.565083</text:p>
              </table:table-cell>
              <table:table-cell office:value-type="float" office:value="0.656529">
                <text:p>0.656529</text:p>
              </table:table-cell>
              <table:table-cell office:value-type="float" office:value="0.681653">
                <text:p>0.681653</text:p>
              </table:table-cell>
              <table:table-cell office:value-type="float" office:value="0.698182">
                <text:p>0.6981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72">
                <text:p>0.700372</text:p>
              </table:table-cell>
              <table:table-cell office:value-type="float" office:value="0.702479">
                <text:p>0.702479</text:p>
              </table:table-cell>
              <table:table-cell office:value-type="float" office:value="0.63155">
                <text:p>0.631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1694">
                <text:p>0.131694</text:p>
              </table:table-cell>
              <table:table-cell office:value-type="float" office:value="0.554339">
                <text:p>0.554339</text:p>
              </table:table-cell>
              <table:table-cell office:value-type="float" office:value="0.65562">
                <text:p>0.65562</text:p>
              </table:table-cell>
              <table:table-cell office:value-type="float" office:value="0.678347">
                <text:p>0.678347</text:p>
              </table:table-cell>
              <table:table-cell office:value-type="float" office:value="0.690372">
                <text:p>0.690372</text:p>
              </table:table-cell>
              <table:table-cell office:value-type="float" office:value="0.699876">
                <text:p>0.699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72">
                <text:p>0.700372</text:p>
              </table:table-cell>
              <table:table-cell office:value-type="float" office:value="0.702479">
                <text:p>0.702479</text:p>
              </table:table-cell>
              <table:table-cell office:value-type="float" office:value="0.621062">
                <text:p>0.6210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92769">
                <text:p>0.192769</text:p>
              </table:table-cell>
              <table:table-cell office:value-type="float" office:value="0.565248">
                <text:p>0.565248</text:p>
              </table:table-cell>
              <table:table-cell office:value-type="float" office:value="0.652934">
                <text:p>0.652934</text:p>
              </table:table-cell>
              <table:table-cell office:value-type="float" office:value="0.683512">
                <text:p>0.683512</text:p>
              </table:table-cell>
              <table:table-cell office:value-type="float" office:value="0.695702">
                <text:p>0.6957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72">
                <text:p>0.700372</text:p>
              </table:table-cell>
              <table:table-cell office:value-type="float" office:value="0.702479">
                <text:p>0.702479</text:p>
              </table:table-cell>
              <table:table-cell office:value-type="float" office:value="0.629054">
                <text:p>0.6290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44669">
                <text:p>0.144669</text:p>
              </table:table-cell>
              <table:table-cell office:value-type="float" office:value="0.563182">
                <text:p>0.563182</text:p>
              </table:table-cell>
              <table:table-cell office:value-type="float" office:value="0.645041">
                <text:p>0.645041</text:p>
              </table:table-cell>
              <table:table-cell office:value-type="float" office:value="0.68281">
                <text:p>0.68281</text:p>
              </table:table-cell>
              <table:table-cell office:value-type="float" office:value="0.694463">
                <text:p>0.69446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72">
                <text:p>0.700372</text:p>
              </table:table-cell>
              <table:table-cell office:value-type="float" office:value="0.702479">
                <text:p>0.702479</text:p>
              </table:table-cell>
              <table:table-cell office:value-type="float" office:value="0.623054">
                <text:p>0.6230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01488">
                <text:p>0.201488</text:p>
              </table:table-cell>
              <table:table-cell office:value-type="float" office:value="0.585207">
                <text:p>0.585207</text:p>
              </table:table-cell>
              <table:table-cell office:value-type="float" office:value="0.663306">
                <text:p>0.663306</text:p>
              </table:table-cell>
              <table:table-cell office:value-type="float" office:value="0.686488">
                <text:p>0.686488</text:p>
              </table:table-cell>
              <table:table-cell office:value-type="float" office:value="0.697314">
                <text:p>0.6973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48">
                <text:p>0.700248</text:p>
              </table:table-cell>
              <table:table-cell office:value-type="float" office:value="0.702479">
                <text:p>0.702479</text:p>
              </table:table-cell>
              <table:table-cell office:value-type="float" office:value="0.633405">
                <text:p>0.63340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6876">
                <text:p>0.26876</text:p>
              </table:table-cell>
              <table:table-cell office:value-type="float" office:value="0.599876">
                <text:p>0.599876</text:p>
              </table:table-cell>
              <table:table-cell office:value-type="float" office:value="0.663264">
                <text:p>0.663264</text:p>
              </table:table-cell>
              <table:table-cell office:value-type="float" office:value="0.691653">
                <text:p>0.691653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48">
                <text:p>0.700248</text:p>
              </table:table-cell>
              <table:table-cell office:value-type="float" office:value="0.702479">
                <text:p>0.702479</text:p>
              </table:table-cell>
              <table:table-cell office:value-type="float" office:value="0.642298">
                <text:p>0.6422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2905">
                <text:p>0.12905</text:p>
              </table:table-cell>
              <table:table-cell office:value-type="float" office:value="0.558264">
                <text:p>0.558264</text:p>
              </table:table-cell>
              <table:table-cell office:value-type="float" office:value="0.658843">
                <text:p>0.658843</text:p>
              </table:table-cell>
              <table:table-cell office:value-type="float" office:value="0.693967">
                <text:p>0.6939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89">
                <text:p>0.700289</text:p>
              </table:table-cell>
              <table:table-cell office:value-type="float" office:value="0.702479">
                <text:p>0.702479</text:p>
              </table:table-cell>
              <table:table-cell office:value-type="float" office:value="0.624041">
                <text:p>0.6240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92479">
                <text:p>0.192479</text:p>
              </table:table-cell>
              <table:table-cell office:value-type="float" office:value="0.559669">
                <text:p>0.559669</text:p>
              </table:table-cell>
              <table:table-cell office:value-type="float" office:value="0.662521">
                <text:p>0.662521</text:p>
              </table:table-cell>
              <table:table-cell office:value-type="float" office:value="0.695041">
                <text:p>0.6950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13">
                <text:p>0.700413</text:p>
              </table:table-cell>
              <table:table-cell office:value-type="float" office:value="0.702479">
                <text:p>0.702479</text:p>
              </table:table-cell>
              <table:table-cell office:value-type="float" office:value="0.631012">
                <text:p>0.63101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92893">
                <text:p>0.092893</text:p>
              </table:table-cell>
              <table:table-cell office:value-type="float" office:value="0.58686">
                <text:p>0.58686</text:p>
              </table:table-cell>
              <table:table-cell office:value-type="float" office:value="0.671983">
                <text:p>0.671983</text:p>
              </table:table-cell>
              <table:table-cell office:value-type="float" office:value="0.696653">
                <text:p>0.6966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72">
                <text:p>0.700372</text:p>
              </table:table-cell>
              <table:table-cell office:value-type="float" office:value="0.702479">
                <text:p>0.702479</text:p>
              </table:table-cell>
              <table:table-cell office:value-type="float" office:value="0.624876">
                <text:p>0.6248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94752">
                <text:p>0.194752</text:p>
              </table:table-cell>
              <table:table-cell office:value-type="float" office:value="0.613802">
                <text:p>0.613802</text:p>
              </table:table-cell>
              <table:table-cell office:value-type="float" office:value="0.676694">
                <text:p>0.676694</text:p>
              </table:table-cell>
              <table:table-cell office:value-type="float" office:value="0.696116">
                <text:p>0.69611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55">
                <text:p>0.700455</text:p>
              </table:table-cell>
              <table:table-cell office:value-type="float" office:value="0.702479">
                <text:p>0.702479</text:p>
              </table:table-cell>
              <table:table-cell office:value-type="float" office:value="0.638182">
                <text:p>0.63818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46777">
                <text:p>0.346777</text:p>
              </table:table-cell>
              <table:table-cell office:value-type="float" office:value="0.622562">
                <text:p>0.622562</text:p>
              </table:table-cell>
              <table:table-cell office:value-type="float" office:value="0.672645">
                <text:p>0.672645</text:p>
              </table:table-cell>
              <table:table-cell office:value-type="float" office:value="0.69343">
                <text:p>0.69343</text:p>
              </table:table-cell>
              <table:table-cell office:value-type="float" office:value="0.699917">
                <text:p>0.6999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85">
                <text:p>0.700785</text:p>
              </table:table-cell>
              <table:table-cell office:value-type="float" office:value="0.703306">
                <text:p>0.703306</text:p>
              </table:table-cell>
              <table:table-cell office:value-type="float" office:value="0.653612">
                <text:p>0.65361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1905">
                <text:p>0.11905</text:p>
              </table:table-cell>
              <table:table-cell office:value-type="float" office:value="0.570289">
                <text:p>0.570289</text:p>
              </table:table-cell>
              <table:table-cell office:value-type="float" office:value="0.664256">
                <text:p>0.664256</text:p>
              </table:table-cell>
              <table:table-cell office:value-type="float" office:value="0.688017">
                <text:p>0.688017</text:p>
              </table:table-cell>
              <table:table-cell office:value-type="float" office:value="0.698099">
                <text:p>0.69809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37">
                <text:p>0.700537</text:p>
              </table:table-cell>
              <table:table-cell office:value-type="float" office:value="0.703306">
                <text:p>0.703306</text:p>
              </table:table-cell>
              <table:table-cell office:value-type="float" office:value="0.624025">
                <text:p>0.62402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98843">
                <text:p>0.198843</text:p>
              </table:table-cell>
              <table:table-cell office:value-type="float" office:value="0.573264">
                <text:p>0.573264</text:p>
              </table:table-cell>
              <table:table-cell office:value-type="float" office:value="0.657066">
                <text:p>0.657066</text:p>
              </table:table-cell>
              <table:table-cell office:value-type="float" office:value="0.688967">
                <text:p>0.688967</text:p>
              </table:table-cell>
              <table:table-cell office:value-type="float" office:value="0.69905">
                <text:p>0.6990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02">
                <text:p>0.700702</text:p>
              </table:table-cell>
              <table:table-cell office:value-type="float" office:value="0.703306">
                <text:p>0.703306</text:p>
              </table:table-cell>
              <table:table-cell office:value-type="float" office:value="0.631789">
                <text:p>0.6317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79215">
                <text:p>0.179215</text:p>
              </table:table-cell>
              <table:table-cell office:value-type="float" office:value="0.582273">
                <text:p>0.582273</text:p>
              </table:table-cell>
              <table:table-cell office:value-type="float" office:value="0.660124">
                <text:p>0.660124</text:p>
              </table:table-cell>
              <table:table-cell office:value-type="float" office:value="0.689008">
                <text:p>0.689008</text:p>
              </table:table-cell>
              <table:table-cell office:value-type="float" office:value="0.69814">
                <text:p>0.698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44">
                <text:p>0.700744</text:p>
              </table:table-cell>
              <table:table-cell office:value-type="float" office:value="0.703306">
                <text:p>0.703306</text:p>
              </table:table-cell>
              <table:table-cell office:value-type="float" office:value="0.63095">
                <text:p>0.6309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63264">
                <text:p>0.363264</text:p>
              </table:table-cell>
              <table:table-cell office:value-type="float" office:value="0.635372">
                <text:p>0.635372</text:p>
              </table:table-cell>
              <table:table-cell office:value-type="float" office:value="0.683802">
                <text:p>0.683802</text:p>
              </table:table-cell>
              <table:table-cell office:value-type="float" office:value="0.695992">
                <text:p>0.695992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03306">
                <text:p>0.703306</text:p>
              </table:table-cell>
              <table:table-cell office:value-type="float" office:value="0.657926">
                <text:p>0.65792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2781">
                <text:p>0.32781</text:p>
              </table:table-cell>
              <table:table-cell office:value-type="float" office:value="0.634711">
                <text:p>0.634711</text:p>
              </table:table-cell>
              <table:table-cell office:value-type="float" office:value="0.680702">
                <text:p>0.680702</text:p>
              </table:table-cell>
              <table:table-cell office:value-type="float" office:value="0.697066">
                <text:p>0.69706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16">
                <text:p>0.701116</text:p>
              </table:table-cell>
              <table:table-cell office:value-type="float" office:value="0.705785">
                <text:p>0.705785</text:p>
              </table:table-cell>
              <table:table-cell office:value-type="float" office:value="0.65414">
                <text:p>0.6541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246818">
                <text:p>0.246818</text:p>
              </table:table-cell>
              <table:table-cell office:value-type="float" office:value="0.637397">
                <text:p>0.637397</text:p>
              </table:table-cell>
              <table:table-cell office:value-type="float" office:value="0.690413">
                <text:p>0.690413</text:p>
              </table:table-cell>
              <table:table-cell office:value-type="float" office:value="0.698678">
                <text:p>0.69867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2">
                <text:p>0.70062</text:p>
              </table:table-cell>
              <table:table-cell office:value-type="float" office:value="0.705785">
                <text:p>0.705785</text:p>
              </table:table-cell>
              <table:table-cell office:value-type="float" office:value="0.647393">
                <text:p>0.6473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33884">
                <text:p>0.233884</text:p>
              </table:table-cell>
              <table:table-cell office:value-type="float" office:value="0.626529">
                <text:p>0.626529</text:p>
              </table:table-cell>
              <table:table-cell office:value-type="float" office:value="0.686074">
                <text:p>0.686074</text:p>
              </table:table-cell>
              <table:table-cell office:value-type="float" office:value="0.698347">
                <text:p>0.69834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44">
                <text:p>0.700744</text:p>
              </table:table-cell>
              <table:table-cell office:value-type="float" office:value="0.705785">
                <text:p>0.705785</text:p>
              </table:table-cell>
              <table:table-cell office:value-type="float" office:value="0.644558">
                <text:p>0.64455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40826">
                <text:p>0.240826</text:p>
              </table:table-cell>
              <table:table-cell office:value-type="float" office:value="0.612231">
                <text:p>0.612231</text:p>
              </table:table-cell>
              <table:table-cell office:value-type="float" office:value="0.678554">
                <text:p>0.678554</text:p>
              </table:table-cell>
              <table:table-cell office:value-type="float" office:value="0.696033">
                <text:p>0.696033</text:p>
              </table:table-cell>
              <table:table-cell office:value-type="float" office:value="0.699587">
                <text:p>0.6995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79">
                <text:p>0.700579</text:p>
              </table:table-cell>
              <table:table-cell office:value-type="float" office:value="0.705785">
                <text:p>0.705785</text:p>
              </table:table-cell>
              <table:table-cell office:value-type="float" office:value="0.642781">
                <text:p>0.64278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24186">
                <text:p>0.24186</text:p>
              </table:table-cell>
              <table:table-cell office:value-type="float" office:value="0.61624">
                <text:p>0.61624</text:p>
              </table:table-cell>
              <table:table-cell office:value-type="float" office:value="0.680165">
                <text:p>0.680165</text:p>
              </table:table-cell>
              <table:table-cell office:value-type="float" office:value="0.697562">
                <text:p>0.69756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79">
                <text:p>0.700579</text:p>
              </table:table-cell>
              <table:table-cell office:value-type="float" office:value="0.705785">
                <text:p>0.705785</text:p>
              </table:table-cell>
              <table:table-cell office:value-type="float" office:value="0.64364">
                <text:p>0.6436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54091">
                <text:p>0.354091</text:p>
              </table:table-cell>
              <table:table-cell office:value-type="float" office:value="0.657521">
                <text:p>0.657521</text:p>
              </table:table-cell>
              <table:table-cell office:value-type="float" office:value="0.693058">
                <text:p>0.693058</text:p>
              </table:table-cell>
              <table:table-cell office:value-type="float" office:value="0.699793">
                <text:p>0.6997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2">
                <text:p>0.70062</text:p>
              </table:table-cell>
              <table:table-cell office:value-type="float" office:value="0.705785">
                <text:p>0.705785</text:p>
              </table:table-cell>
              <table:table-cell office:value-type="float" office:value="0.660508">
                <text:p>0.66050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84339">
                <text:p>0.384339</text:p>
              </table:table-cell>
              <table:table-cell office:value-type="float" office:value="0.660868">
                <text:p>0.660868</text:p>
              </table:table-cell>
              <table:table-cell office:value-type="float" office:value="0.690992">
                <text:p>0.690992</text:p>
              </table:table-cell>
              <table:table-cell office:value-type="float" office:value="0.699008">
                <text:p>0.69900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79">
                <text:p>0.700579</text:p>
              </table:table-cell>
              <table:table-cell office:value-type="float" office:value="0.705785">
                <text:p>0.705785</text:p>
              </table:table-cell>
              <table:table-cell office:value-type="float" office:value="0.663579">
                <text:p>0.66357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421777">
                <text:p>0.421777</text:p>
              </table:table-cell>
              <table:table-cell office:value-type="float" office:value="0.663926">
                <text:p>0.663926</text:p>
              </table:table-cell>
              <table:table-cell office:value-type="float" office:value="0.689917">
                <text:p>0.689917</text:p>
              </table:table-cell>
              <table:table-cell office:value-type="float" office:value="0.698719">
                <text:p>0.6987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68">
                <text:p>0.700868</text:p>
              </table:table-cell>
              <table:table-cell office:value-type="float" office:value="0.705785">
                <text:p>0.705785</text:p>
              </table:table-cell>
              <table:table-cell office:value-type="float" office:value="0.667521">
                <text:p>0.6675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6686">
                <text:p>0.36686</text:p>
              </table:table-cell>
              <table:table-cell office:value-type="float" office:value="0.658678">
                <text:p>0.658678</text:p>
              </table:table-cell>
              <table:table-cell office:value-type="float" office:value="0.689298">
                <text:p>0.689298</text:p>
              </table:table-cell>
              <table:table-cell office:value-type="float" office:value="0.698182">
                <text:p>0.6981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05785">
                <text:p>0.705785</text:p>
              </table:table-cell>
              <table:table-cell office:value-type="float" office:value="0.661401">
                <text:p>0.66140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50661">
                <text:p>0.350661</text:p>
              </table:table-cell>
              <table:table-cell office:value-type="float" office:value="0.675702">
                <text:p>0.675702</text:p>
              </table:table-cell>
              <table:table-cell office:value-type="float" office:value="0.694298">
                <text:p>0.694298</text:p>
              </table:table-cell>
              <table:table-cell office:value-type="float" office:value="0.699628">
                <text:p>0.69962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22">
                <text:p>0.701322</text:p>
              </table:table-cell>
              <table:table-cell office:value-type="float" office:value="0.705785">
                <text:p>0.705785</text:p>
              </table:table-cell>
              <table:table-cell office:value-type="float" office:value="0.662161">
                <text:p>0.6621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65207">
                <text:p>0.265207</text:p>
              </table:table-cell>
              <table:table-cell office:value-type="float" office:value="0.658347">
                <text:p>0.658347</text:p>
              </table:table-cell>
              <table:table-cell office:value-type="float" office:value="0.688099">
                <text:p>0.688099</text:p>
              </table:table-cell>
              <table:table-cell office:value-type="float" office:value="0.697727">
                <text:p>0.69772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57">
                <text:p>0.701157</text:p>
              </table:table-cell>
              <table:table-cell office:value-type="float" office:value="0.705785">
                <text:p>0.705785</text:p>
              </table:table-cell>
              <table:table-cell office:value-type="float" office:value="0.651054">
                <text:p>0.65105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19157">
                <text:p>0.19157</text:p>
              </table:table-cell>
              <table:table-cell office:value-type="float" office:value="0.617397">
                <text:p>0.617397</text:p>
              </table:table-cell>
              <table:table-cell office:value-type="float" office:value="0.684421">
                <text:p>0.684421</text:p>
              </table:table-cell>
              <table:table-cell office:value-type="float" office:value="0.697975">
                <text:p>0.69797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68">
                <text:p>0.700868</text:p>
              </table:table-cell>
              <table:table-cell office:value-type="float" office:value="0.705785">
                <text:p>0.705785</text:p>
              </table:table-cell>
              <table:table-cell office:value-type="float" office:value="0.639223">
                <text:p>0.63922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02479">
                <text:p>0.402479</text:p>
              </table:table-cell>
              <table:table-cell office:value-type="float" office:value="0.672314">
                <text:p>0.672314</text:p>
              </table:table-cell>
              <table:table-cell office:value-type="float" office:value="0.696322">
                <text:p>0.6963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98">
                <text:p>0.701198</text:p>
              </table:table-cell>
              <table:table-cell office:value-type="float" office:value="0.705785">
                <text:p>0.705785</text:p>
              </table:table-cell>
              <table:table-cell office:value-type="float" office:value="0.667231">
                <text:p>0.66723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22314">
                <text:p>0.522314</text:p>
              </table:table-cell>
              <table:table-cell office:value-type="float" office:value="0.688636">
                <text:p>0.688636</text:p>
              </table:table-cell>
              <table:table-cell office:value-type="float" office:value="0.699256">
                <text:p>0.69925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05785">
                <text:p>0.705785</text:p>
              </table:table-cell>
              <table:table-cell office:value-type="float" office:value="0.681186">
                <text:p>0.68118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37975">
                <text:p>0.537975</text:p>
              </table:table-cell>
              <table:table-cell office:value-type="float" office:value="0.695579">
                <text:p>0.69557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64">
                <text:p>0.701364</text:p>
              </table:table-cell>
              <table:table-cell office:value-type="float" office:value="0.705785">
                <text:p>0.705785</text:p>
              </table:table-cell>
              <table:table-cell office:value-type="float" office:value="0.683492">
                <text:p>0.68349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52624">
                <text:p>0.52624</text:p>
              </table:table-cell>
              <table:table-cell office:value-type="float" office:value="0.689174">
                <text:p>0.689174</text:p>
              </table:table-cell>
              <table:table-cell office:value-type="float" office:value="0.699298">
                <text:p>0.69929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05">
                <text:p>0.701405</text:p>
              </table:table-cell>
              <table:table-cell office:value-type="float" office:value="0.705785">
                <text:p>0.705785</text:p>
              </table:table-cell>
              <table:table-cell office:value-type="float" office:value="0.681612">
                <text:p>0.68161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07397">
                <text:p>0.607397</text:p>
              </table:table-cell>
              <table:table-cell office:value-type="float" office:value="0.695083">
                <text:p>0.695083</text:p>
              </table:table-cell>
              <table:table-cell office:value-type="float" office:value="0.699917">
                <text:p>0.6999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7">
                <text:p>0.70157</text:p>
              </table:table-cell>
              <table:table-cell office:value-type="float" office:value="0.705785">
                <text:p>0.705785</text:p>
              </table:table-cell>
              <table:table-cell office:value-type="float" office:value="0.690397">
                <text:p>0.69039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444008">
                <text:p>0.444008</text:p>
              </table:table-cell>
              <table:table-cell office:value-type="float" office:value="0.68595">
                <text:p>0.68595</text:p>
              </table:table-cell>
              <table:table-cell office:value-type="float" office:value="0.699711">
                <text:p>0.6997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81">
                <text:p>0.701281</text:p>
              </table:table-cell>
              <table:table-cell office:value-type="float" office:value="0.705785">
                <text:p>0.705785</text:p>
              </table:table-cell>
              <table:table-cell office:value-type="float" office:value="0.673095">
                <text:p>0.6730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65083">
                <text:p>0.265083</text:p>
              </table:table-cell>
              <table:table-cell office:value-type="float" office:value="0.690207">
                <text:p>0.6902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74">
                <text:p>0.701074</text:p>
              </table:table-cell>
              <table:table-cell office:value-type="float" office:value="0.705785">
                <text:p>0.705785</text:p>
              </table:table-cell>
              <table:table-cell office:value-type="float" office:value="0.655636">
                <text:p>0.65563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411116">
                <text:p>0.411116</text:p>
              </table:table-cell>
              <table:table-cell office:value-type="float" office:value="0.69719">
                <text:p>0.697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02">
                <text:p>0.700702</text:p>
              </table:table-cell>
              <table:table-cell office:value-type="float" office:value="0.705785">
                <text:p>0.705785</text:p>
              </table:table-cell>
              <table:table-cell office:value-type="float" office:value="0.670901">
                <text:p>0.67090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499298">
                <text:p>0.499298</text:p>
              </table:table-cell>
              <table:table-cell office:value-type="float" office:value="0.69876">
                <text:p>0.69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88">
                <text:p>0.701488</text:p>
              </table:table-cell>
              <table:table-cell office:value-type="float" office:value="0.705785">
                <text:p>0.705785</text:p>
              </table:table-cell>
              <table:table-cell office:value-type="float" office:value="0.679955">
                <text:p>0.67995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39256">
                <text:p>0.639256</text:p>
              </table:table-cell>
              <table:table-cell office:value-type="float" office:value="0.697975">
                <text:p>0.69797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33">
                <text:p>0.701033</text:p>
              </table:table-cell>
              <table:table-cell office:value-type="float" office:value="0.705785">
                <text:p>0.705785</text:p>
              </table:table-cell>
              <table:table-cell office:value-type="float" office:value="0.693826">
                <text:p>0.6938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15868">
                <text:p>0.515868</text:p>
              </table:table-cell>
              <table:table-cell office:value-type="float" office:value="0.69686">
                <text:p>0.6968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46">
                <text:p>0.701446</text:p>
              </table:table-cell>
              <table:table-cell office:value-type="float" office:value="0.705785">
                <text:p>0.705785</text:p>
              </table:table-cell>
              <table:table-cell office:value-type="float" office:value="0.681417">
                <text:p>0.68141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478182">
                <text:p>0.478182</text:p>
              </table:table-cell>
              <table:table-cell office:value-type="float" office:value="0.699711">
                <text:p>0.6997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6">
                <text:p>0.70186</text:p>
              </table:table-cell>
              <table:table-cell office:value-type="float" office:value="0.705785">
                <text:p>0.705785</text:p>
              </table:table-cell>
              <table:table-cell office:value-type="float" office:value="0.677975">
                <text:p>0.67797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599215">
                <text:p>0.599215</text:p>
              </table:table-cell>
              <table:table-cell office:value-type="float" office:value="0.698347">
                <text:p>0.69834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77">
                <text:p>0.701777</text:p>
              </table:table-cell>
              <table:table-cell office:value-type="float" office:value="0.705785">
                <text:p>0.705785</text:p>
              </table:table-cell>
              <table:table-cell office:value-type="float" office:value="0.689934">
                <text:p>0.68993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565661">
                <text:p>0.565661</text:p>
              </table:table-cell>
              <table:table-cell office:value-type="float" office:value="0.697521">
                <text:p>0.6975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45">
                <text:p>0.702645</text:p>
              </table:table-cell>
              <table:table-cell office:value-type="float" office:value="0.705785">
                <text:p>0.705785</text:p>
              </table:table-cell>
              <table:table-cell office:value-type="float" office:value="0.686583">
                <text:p>0.68658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487231">
                <text:p>0.487231</text:p>
              </table:table-cell>
              <table:table-cell office:value-type="float" office:value="0.694256">
                <text:p>0.694256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636">
                <text:p>0.703636</text:p>
              </table:table-cell>
              <table:table-cell office:value-type="float" office:value="0.705785">
                <text:p>0.705785</text:p>
              </table:table-cell>
              <table:table-cell office:value-type="float" office:value="0.678496">
                <text:p>0.67849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34215">
                <text:p>0.634215</text:p>
              </table:table-cell>
              <table:table-cell office:value-type="float" office:value="0.696033">
                <text:p>0.696033</text:p>
              </table:table-cell>
              <table:table-cell office:value-type="float" office:value="0.699793">
                <text:p>0.6997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9">
                <text:p>0.70219</text:p>
              </table:table-cell>
              <table:table-cell office:value-type="float" office:value="0.705785">
                <text:p>0.705785</text:p>
              </table:table-cell>
              <table:table-cell office:value-type="float" office:value="0.693223">
                <text:p>0.69322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8719">
                <text:p>0.48719</text:p>
              </table:table-cell>
              <table:table-cell office:value-type="float" office:value="0.695331">
                <text:p>0.695331</text:p>
              </table:table-cell>
              <table:table-cell office:value-type="float" office:value="0.699959">
                <text:p>0.699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88">
                <text:p>0.701488</text:p>
              </table:table-cell>
              <table:table-cell office:value-type="float" office:value="0.705785">
                <text:p>0.705785</text:p>
              </table:table-cell>
              <table:table-cell office:value-type="float" office:value="0.678397">
                <text:p>0.67839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27686">
                <text:p>0.627686</text:p>
              </table:table-cell>
              <table:table-cell office:value-type="float" office:value="0.695083">
                <text:p>0.695083</text:p>
              </table:table-cell>
              <table:table-cell office:value-type="float" office:value="0.699463">
                <text:p>0.69946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46">
                <text:p>0.701446</text:p>
              </table:table-cell>
              <table:table-cell office:value-type="float" office:value="0.705785">
                <text:p>0.705785</text:p>
              </table:table-cell>
              <table:table-cell office:value-type="float" office:value="0.692368">
                <text:p>0.69236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34545">
                <text:p>0.634545</text:p>
              </table:table-cell>
              <table:table-cell office:value-type="float" office:value="0.696653">
                <text:p>0.6966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16">
                <text:p>0.701116</text:p>
              </table:table-cell>
              <table:table-cell office:value-type="float" office:value="0.705785">
                <text:p>0.705785</text:p>
              </table:table-cell>
              <table:table-cell office:value-type="float" office:value="0.693231">
                <text:p>0.69323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18388">
                <text:p>0.618388</text:p>
              </table:table-cell>
              <table:table-cell office:value-type="float" office:value="0.696198">
                <text:p>0.696198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4">
                <text:p>0.70124</text:p>
              </table:table-cell>
              <table:table-cell office:value-type="float" office:value="0.705785">
                <text:p>0.705785</text:p>
              </table:table-cell>
              <table:table-cell office:value-type="float" office:value="0.691566">
                <text:p>0.69156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530331">
                <text:p>0.530331</text:p>
              </table:table-cell>
              <table:table-cell office:value-type="float" office:value="0.69281">
                <text:p>0.69281</text:p>
              </table:table-cell>
              <table:table-cell office:value-type="float" office:value="0.699545">
                <text:p>0.6995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01">
                <text:p>0.701901</text:p>
              </table:table-cell>
              <table:table-cell office:value-type="float" office:value="0.705785">
                <text:p>0.705785</text:p>
              </table:table-cell>
              <table:table-cell office:value-type="float" office:value="0.682459">
                <text:p>0.68245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527314">
                <text:p>0.527314</text:p>
              </table:table-cell>
              <table:table-cell office:value-type="float" office:value="0.689421">
                <text:p>0.689421</text:p>
              </table:table-cell>
              <table:table-cell office:value-type="float" office:value="0.698017">
                <text:p>0.6980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18">
                <text:p>0.701818</text:p>
              </table:table-cell>
              <table:table-cell office:value-type="float" office:value="0.705785">
                <text:p>0.705785</text:p>
              </table:table-cell>
              <table:table-cell office:value-type="float" office:value="0.681657">
                <text:p>0.68165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549711">
                <text:p>0.549711</text:p>
              </table:table-cell>
              <table:table-cell office:value-type="float" office:value="0.685455">
                <text:p>0.685455</text:p>
              </table:table-cell>
              <table:table-cell office:value-type="float" office:value="0.695744">
                <text:p>0.695744</text:p>
              </table:table-cell>
              <table:table-cell office:value-type="float" office:value="0.699793">
                <text:p>0.6997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12">
                <text:p>0.701612</text:p>
              </table:table-cell>
              <table:table-cell office:value-type="float" office:value="0.705785">
                <text:p>0.705785</text:p>
              </table:table-cell>
              <table:table-cell office:value-type="float" office:value="0.683231">
                <text:p>0.68323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595083">
                <text:p>0.595083</text:p>
              </table:table-cell>
              <table:table-cell office:value-type="float" office:value="0.686405">
                <text:p>0.686405</text:p>
              </table:table-cell>
              <table:table-cell office:value-type="float" office:value="0.693967">
                <text:p>0.693967</text:p>
              </table:table-cell>
              <table:table-cell office:value-type="float" office:value="0.699339">
                <text:p>0.69933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68">
                <text:p>0.700868</text:p>
              </table:table-cell>
              <table:table-cell office:value-type="float" office:value="0.705785">
                <text:p>0.705785</text:p>
              </table:table-cell>
              <table:table-cell office:value-type="float" office:value="0.687566">
                <text:p>0.68756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615165">
                <text:p>0.615165</text:p>
              </table:table-cell>
              <table:table-cell office:value-type="float" office:value="0.687686">
                <text:p>0.687686</text:p>
              </table:table-cell>
              <table:table-cell office:value-type="float" office:value="0.694215">
                <text:p>0.694215</text:p>
              </table:table-cell>
              <table:table-cell office:value-type="float" office:value="0.699256">
                <text:p>0.69925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09">
                <text:p>0.700909</text:p>
              </table:table-cell>
              <table:table-cell office:value-type="float" office:value="0.705785">
                <text:p>0.705785</text:p>
              </table:table-cell>
              <table:table-cell office:value-type="float" office:value="0.689723">
                <text:p>0.68972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511942">
                <text:p>0.511942</text:p>
              </table:table-cell>
              <table:table-cell office:value-type="float" office:value="0.687355">
                <text:p>0.687355</text:p>
              </table:table-cell>
              <table:table-cell office:value-type="float" office:value="0.696653">
                <text:p>0.696653</text:p>
              </table:table-cell>
              <table:table-cell office:value-type="float" office:value="0.699876">
                <text:p>0.699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4">
                <text:p>0.70124</text:p>
              </table:table-cell>
              <table:table-cell office:value-type="float" office:value="0.705785">
                <text:p>0.705785</text:p>
              </table:table-cell>
              <table:table-cell office:value-type="float" office:value="0.679707">
                <text:p>0.67970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58967">
                <text:p>0.558967</text:p>
              </table:table-cell>
              <table:table-cell office:value-type="float" office:value="0.687107">
                <text:p>0.687107</text:p>
              </table:table-cell>
              <table:table-cell office:value-type="float" office:value="0.697107">
                <text:p>0.6971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16">
                <text:p>0.701116</text:p>
              </table:table-cell>
              <table:table-cell office:value-type="float" office:value="0.705785">
                <text:p>0.705785</text:p>
              </table:table-cell>
              <table:table-cell office:value-type="float" office:value="0.68443">
                <text:p>0.6844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15207">
                <text:p>0.615207</text:p>
              </table:table-cell>
              <table:table-cell office:value-type="float" office:value="0.688802">
                <text:p>0.688802</text:p>
              </table:table-cell>
              <table:table-cell office:value-type="float" office:value="0.698347">
                <text:p>0.69834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16">
                <text:p>0.701116</text:p>
              </table:table-cell>
              <table:table-cell office:value-type="float" office:value="0.705785">
                <text:p>0.705785</text:p>
              </table:table-cell>
              <table:table-cell office:value-type="float" office:value="0.690347">
                <text:p>0.69034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555413">
                <text:p>0.555413</text:p>
              </table:table-cell>
              <table:table-cell office:value-type="float" office:value="0.676074">
                <text:p>0.676074</text:p>
              </table:table-cell>
              <table:table-cell office:value-type="float" office:value="0.691529">
                <text:p>0.691529</text:p>
              </table:table-cell>
              <table:table-cell office:value-type="float" office:value="0.69905">
                <text:p>0.6990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57">
                <text:p>0.701157</text:p>
              </table:table-cell>
              <table:table-cell office:value-type="float" office:value="0.705785">
                <text:p>0.705785</text:p>
              </table:table-cell>
              <table:table-cell office:value-type="float" office:value="0.682322">
                <text:p>0.68232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436983">
                <text:p>0.436983</text:p>
              </table:table-cell>
              <table:table-cell office:value-type="float" office:value="0.675455">
                <text:p>0.675455</text:p>
              </table:table-cell>
              <table:table-cell office:value-type="float" office:value="0.69405">
                <text:p>0.69405</text:p>
              </table:table-cell>
              <table:table-cell office:value-type="float" office:value="0.698843">
                <text:p>0.6988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5">
                <text:p>0.70095</text:p>
              </table:table-cell>
              <table:table-cell office:value-type="float" office:value="0.705785">
                <text:p>0.705785</text:p>
              </table:table-cell>
              <table:table-cell office:value-type="float" office:value="0.670628">
                <text:p>0.67062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2686">
                <text:p>0.52686</text:p>
              </table:table-cell>
              <table:table-cell office:value-type="float" office:value="0.683512">
                <text:p>0.683512</text:p>
              </table:table-cell>
              <table:table-cell office:value-type="float" office:value="0.695413">
                <text:p>0.695413</text:p>
              </table:table-cell>
              <table:table-cell office:value-type="float" office:value="0.699587">
                <text:p>0.6995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33">
                <text:p>0.701033</text:p>
              </table:table-cell>
              <table:table-cell office:value-type="float" office:value="0.705785">
                <text:p>0.705785</text:p>
              </table:table-cell>
              <table:table-cell office:value-type="float" office:value="0.68064">
                <text:p>0.6806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99463">
                <text:p>0.599463</text:p>
              </table:table-cell>
              <table:table-cell office:value-type="float" office:value="0.687355">
                <text:p>0.687355</text:p>
              </table:table-cell>
              <table:table-cell office:value-type="float" office:value="0.697479">
                <text:p>0.69747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57">
                <text:p>0.701157</text:p>
              </table:table-cell>
              <table:table-cell office:value-type="float" office:value="0.705785">
                <text:p>0.705785</text:p>
              </table:table-cell>
              <table:table-cell office:value-type="float" office:value="0.688545">
                <text:p>0.68854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40496">
                <text:p>0.640496</text:p>
              </table:table-cell>
              <table:table-cell office:value-type="float" office:value="0.689421">
                <text:p>0.689421</text:p>
              </table:table-cell>
              <table:table-cell office:value-type="float" office:value="0.69781">
                <text:p>0.697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57">
                <text:p>0.701157</text:p>
              </table:table-cell>
              <table:table-cell office:value-type="float" office:value="0.705785">
                <text:p>0.705785</text:p>
              </table:table-cell>
              <table:table-cell office:value-type="float" office:value="0.692888">
                <text:p>0.69288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27893">
                <text:p>0.627893</text:p>
              </table:table-cell>
              <table:table-cell office:value-type="float" office:value="0.685331">
                <text:p>0.685331</text:p>
              </table:table-cell>
              <table:table-cell office:value-type="float" office:value="0.697314">
                <text:p>0.6973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12">
                <text:p>0.701612</text:p>
              </table:table-cell>
              <table:table-cell office:value-type="float" office:value="0.705785">
                <text:p>0.705785</text:p>
              </table:table-cell>
              <table:table-cell office:value-type="float" office:value="0.691215">
                <text:p>0.69121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15661">
                <text:p>0.615661</text:p>
              </table:table-cell>
              <table:table-cell office:value-type="float" office:value="0.684669">
                <text:p>0.684669</text:p>
              </table:table-cell>
              <table:table-cell office:value-type="float" office:value="0.697397">
                <text:p>0.6973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83">
                <text:p>0.701983</text:p>
              </table:table-cell>
              <table:table-cell office:value-type="float" office:value="0.705785">
                <text:p>0.705785</text:p>
              </table:table-cell>
              <table:table-cell office:value-type="float" office:value="0.689971">
                <text:p>0.68997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61488">
                <text:p>0.561488</text:p>
              </table:table-cell>
              <table:table-cell office:value-type="float" office:value="0.69124">
                <text:p>0.69124</text:p>
              </table:table-cell>
              <table:table-cell office:value-type="float" office:value="0.698884">
                <text:p>0.69888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49">
                <text:p>0.702149</text:p>
              </table:table-cell>
              <table:table-cell office:value-type="float" office:value="0.705785">
                <text:p>0.705785</text:p>
              </table:table-cell>
              <table:table-cell office:value-type="float" office:value="0.685376">
                <text:p>0.68537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86736">
                <text:p>0.586736</text:p>
              </table:table-cell>
              <table:table-cell office:value-type="float" office:value="0.687314">
                <text:p>0.687314</text:p>
              </table:table-cell>
              <table:table-cell office:value-type="float" office:value="0.696818">
                <text:p>0.696818</text:p>
              </table:table-cell>
              <table:table-cell office:value-type="float" office:value="0.699959">
                <text:p>0.699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83">
                <text:p>0.701983</text:p>
              </table:table-cell>
              <table:table-cell office:value-type="float" office:value="0.705785">
                <text:p>0.705785</text:p>
              </table:table-cell>
              <table:table-cell office:value-type="float" office:value="0.687281">
                <text:p>0.68728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42438">
                <text:p>0.642438</text:p>
              </table:table-cell>
              <table:table-cell office:value-type="float" office:value="0.684793">
                <text:p>0.684793</text:p>
              </table:table-cell>
              <table:table-cell office:value-type="float" office:value="0.695455">
                <text:p>0.695455</text:p>
              </table:table-cell>
              <table:table-cell office:value-type="float" office:value="0.699545">
                <text:p>0.6995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31">
                <text:p>0.702231</text:p>
              </table:table-cell>
              <table:table-cell office:value-type="float" office:value="0.705785">
                <text:p>0.705785</text:p>
              </table:table-cell>
              <table:table-cell office:value-type="float" office:value="0.692446">
                <text:p>0.69244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564091">
                <text:p>0.564091</text:p>
              </table:table-cell>
              <table:table-cell office:value-type="float" office:value="0.686653">
                <text:p>0.686653</text:p>
              </table:table-cell>
              <table:table-cell office:value-type="float" office:value="0.696405">
                <text:p>0.696405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14">
                <text:p>0.702314</text:p>
              </table:table-cell>
              <table:table-cell office:value-type="float" office:value="0.705785">
                <text:p>0.705785</text:p>
              </table:table-cell>
              <table:table-cell office:value-type="float" office:value="0.68493">
                <text:p>0.6849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5">
                <text:p>0.65</text:p>
              </table:table-cell>
              <table:table-cell office:value-type="float" office:value="0.690909">
                <text:p>0.690909</text:p>
              </table:table-cell>
              <table:table-cell office:value-type="float" office:value="0.697355">
                <text:p>0.6973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41">
                <text:p>0.700041</text:p>
              </table:table-cell>
              <table:table-cell office:value-type="float" office:value="0.702727">
                <text:p>0.702727</text:p>
              </table:table-cell>
              <table:table-cell office:value-type="float" office:value="0.705785">
                <text:p>0.705785</text:p>
              </table:table-cell>
              <table:table-cell office:value-type="float" office:value="0.694103">
                <text:p>0.69410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575372">
                <text:p>0.575372</text:p>
              </table:table-cell>
              <table:table-cell office:value-type="float" office:value="0.687479">
                <text:p>0.687479</text:p>
              </table:table-cell>
              <table:table-cell office:value-type="float" office:value="0.696281">
                <text:p>0.696281</text:p>
              </table:table-cell>
              <table:table-cell office:value-type="float" office:value="0.699959">
                <text:p>0.699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97">
                <text:p>0.702397</text:p>
              </table:table-cell>
              <table:table-cell office:value-type="float" office:value="0.705785">
                <text:p>0.705785</text:p>
              </table:table-cell>
              <table:table-cell office:value-type="float" office:value="0.686149">
                <text:p>0.68614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78719">
                <text:p>0.578719</text:p>
              </table:table-cell>
              <table:table-cell office:value-type="float" office:value="0.683388">
                <text:p>0.683388</text:p>
              </table:table-cell>
              <table:table-cell office:value-type="float" office:value="0.695">
                <text:p>0.695</text:p>
              </table:table-cell>
              <table:table-cell office:value-type="float" office:value="0.699793">
                <text:p>0.6997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42">
                <text:p>0.701942</text:p>
              </table:table-cell>
              <table:table-cell office:value-type="float" office:value="0.705785">
                <text:p>0.705785</text:p>
              </table:table-cell>
              <table:table-cell office:value-type="float" office:value="0.685884">
                <text:p>0.68588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612975">
                <text:p>0.612975</text:p>
              </table:table-cell>
              <table:table-cell office:value-type="float" office:value="0.68938">
                <text:p>0.68938</text:p>
              </table:table-cell>
              <table:table-cell office:value-type="float" office:value="0.69624">
                <text:p>0.69624</text:p>
              </table:table-cell>
              <table:table-cell office:value-type="float" office:value="0.699711">
                <text:p>0.6997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18">
                <text:p>0.701818</text:p>
              </table:table-cell>
              <table:table-cell office:value-type="float" office:value="0.705785">
                <text:p>0.705785</text:p>
              </table:table-cell>
              <table:table-cell office:value-type="float" office:value="0.690012">
                <text:p>0.69001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51843">
                <text:p>0.51843</text:p>
              </table:table-cell>
              <table:table-cell office:value-type="float" office:value="0.690413">
                <text:p>0.690413</text:p>
              </table:table-cell>
              <table:table-cell office:value-type="float" office:value="0.698182">
                <text:p>0.6981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6">
                <text:p>0.70186</text:p>
              </table:table-cell>
              <table:table-cell office:value-type="float" office:value="0.705785">
                <text:p>0.705785</text:p>
              </table:table-cell>
              <table:table-cell office:value-type="float" office:value="0.680888">
                <text:p>0.68088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594504">
                <text:p>0.594504</text:p>
              </table:table-cell>
              <table:table-cell office:value-type="float" office:value="0.688926">
                <text:p>0.688926</text:p>
              </table:table-cell>
              <table:table-cell office:value-type="float" office:value="0.697231">
                <text:p>0.69723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57">
                <text:p>0.701157</text:p>
              </table:table-cell>
              <table:table-cell office:value-type="float" office:value="0.705785">
                <text:p>0.705785</text:p>
              </table:table-cell>
              <table:table-cell office:value-type="float" office:value="0.688182">
                <text:p>0.68818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595248">
                <text:p>0.595248</text:p>
              </table:table-cell>
              <table:table-cell office:value-type="float" office:value="0.691157">
                <text:p>0.691157</text:p>
              </table:table-cell>
              <table:table-cell office:value-type="float" office:value="0.698678">
                <text:p>0.69867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64">
                <text:p>0.701364</text:p>
              </table:table-cell>
              <table:table-cell office:value-type="float" office:value="0.705785">
                <text:p>0.705785</text:p>
              </table:table-cell>
              <table:table-cell office:value-type="float" office:value="0.688645">
                <text:p>0.6886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39008">
                <text:p>0.639008</text:p>
              </table:table-cell>
              <table:table-cell office:value-type="float" office:value="0.692645">
                <text:p>0.692645</text:p>
              </table:table-cell>
              <table:table-cell office:value-type="float" office:value="0.698843">
                <text:p>0.6988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64">
                <text:p>0.701364</text:p>
              </table:table-cell>
              <table:table-cell office:value-type="float" office:value="0.705785">
                <text:p>0.705785</text:p>
              </table:table-cell>
              <table:table-cell office:value-type="float" office:value="0.693186">
                <text:p>0.69318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15496">
                <text:p>0.615496</text:p>
              </table:table-cell>
              <table:table-cell office:value-type="float" office:value="0.693884">
                <text:p>0.693884</text:p>
              </table:table-cell>
              <table:table-cell office:value-type="float" office:value="0.699132">
                <text:p>0.69913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4">
                <text:p>0.70124</text:p>
              </table:table-cell>
              <table:table-cell office:value-type="float" office:value="0.705785">
                <text:p>0.705785</text:p>
              </table:table-cell>
              <table:table-cell office:value-type="float" office:value="0.690975">
                <text:p>0.6909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62438">
                <text:p>0.662438</text:p>
              </table:table-cell>
              <table:table-cell office:value-type="float" office:value="0.696157">
                <text:p>0.696157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42">
                <text:p>0.701942</text:p>
              </table:table-cell>
              <table:table-cell office:value-type="float" office:value="0.705785">
                <text:p>0.705785</text:p>
              </table:table-cell>
              <table:table-cell office:value-type="float" office:value="0.696037">
                <text:p>0.69603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80248">
                <text:p>0.680248</text:p>
              </table:table-cell>
              <table:table-cell office:value-type="float" office:value="0.69719">
                <text:p>0.69719</text:p>
              </table:table-cell>
              <table:table-cell office:value-type="float" office:value="0.699959">
                <text:p>0.699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46">
                <text:p>0.701446</text:p>
              </table:table-cell>
              <table:table-cell office:value-type="float" office:value="0.705785">
                <text:p>0.705785</text:p>
              </table:table-cell>
              <table:table-cell office:value-type="float" office:value="0.697884">
                <text:p>0.69788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68388">
                <text:p>0.668388</text:p>
              </table:table-cell>
              <table:table-cell office:value-type="float" office:value="0.696983">
                <text:p>0.696983</text:p>
              </table:table-cell>
              <table:table-cell office:value-type="float" office:value="0.699959">
                <text:p>0.699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64">
                <text:p>0.701364</text:p>
              </table:table-cell>
              <table:table-cell office:value-type="float" office:value="0.705785">
                <text:p>0.705785</text:p>
              </table:table-cell>
              <table:table-cell office:value-type="float" office:value="0.696669">
                <text:p>0.69666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3343">
                <text:p>0.63343</text:p>
              </table:table-cell>
              <table:table-cell office:value-type="float" office:value="0.696281">
                <text:p>0.696281</text:p>
              </table:table-cell>
              <table:table-cell office:value-type="float" office:value="0.699876">
                <text:p>0.699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64">
                <text:p>0.701364</text:p>
              </table:table-cell>
              <table:table-cell office:value-type="float" office:value="0.705785">
                <text:p>0.705785</text:p>
              </table:table-cell>
              <table:table-cell office:value-type="float" office:value="0.693095">
                <text:p>0.69309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33884">
                <text:p>0.633884</text:p>
              </table:table-cell>
              <table:table-cell office:value-type="float" office:value="0.696446">
                <text:p>0.696446</text:p>
              </table:table-cell>
              <table:table-cell office:value-type="float" office:value="0.699959">
                <text:p>0.699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05">
                <text:p>0.701405</text:p>
              </table:table-cell>
              <table:table-cell office:value-type="float" office:value="0.705785">
                <text:p>0.705785</text:p>
              </table:table-cell>
              <table:table-cell office:value-type="float" office:value="0.693169">
                <text:p>0.69316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558347">
                <text:p>0.558347</text:p>
              </table:table-cell>
              <table:table-cell office:value-type="float" office:value="0.696653">
                <text:p>0.6966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16">
                <text:p>0.701116</text:p>
              </table:table-cell>
              <table:table-cell office:value-type="float" office:value="0.705785">
                <text:p>0.705785</text:p>
              </table:table-cell>
              <table:table-cell office:value-type="float" office:value="0.685612">
                <text:p>0.68561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592314">
                <text:p>0.592314</text:p>
              </table:table-cell>
              <table:table-cell office:value-type="float" office:value="0.692603">
                <text:p>0.69260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4">
                <text:p>0.70124</text:p>
              </table:table-cell>
              <table:table-cell office:value-type="float" office:value="0.705785">
                <text:p>0.705785</text:p>
              </table:table-cell>
              <table:table-cell office:value-type="float" office:value="0.688616">
                <text:p>0.68861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615331">
                <text:p>0.615331</text:p>
              </table:table-cell>
              <table:table-cell office:value-type="float" office:value="0.695785">
                <text:p>0.69578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4">
                <text:p>0.70124</text:p>
              </table:table-cell>
              <table:table-cell office:value-type="float" office:value="0.705785">
                <text:p>0.705785</text:p>
              </table:table-cell>
              <table:table-cell office:value-type="float" office:value="0.691236">
                <text:p>0.69123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83058">
                <text:p>0.483058</text:p>
              </table:table-cell>
              <table:table-cell office:value-type="float" office:value="0.692603">
                <text:p>0.69260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7">
                <text:p>0.70157</text:p>
              </table:table-cell>
              <table:table-cell office:value-type="float" office:value="0.705785">
                <text:p>0.705785</text:p>
              </table:table-cell>
              <table:table-cell office:value-type="float" office:value="0.677723">
                <text:p>0.67772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551033">
                <text:p>0.551033</text:p>
              </table:table-cell>
              <table:table-cell office:value-type="float" office:value="0.695041">
                <text:p>0.6950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57">
                <text:p>0.701157</text:p>
              </table:table-cell>
              <table:table-cell office:value-type="float" office:value="0.705785">
                <text:p>0.705785</text:p>
              </table:table-cell>
              <table:table-cell office:value-type="float" office:value="0.684723">
                <text:p>0.68472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523017">
                <text:p>0.523017</text:p>
              </table:table-cell>
              <table:table-cell office:value-type="float" office:value="0.696653">
                <text:p>0.6966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46">
                <text:p>0.701446</text:p>
              </table:table-cell>
              <table:table-cell office:value-type="float" office:value="0.705785">
                <text:p>0.705785</text:p>
              </table:table-cell>
              <table:table-cell office:value-type="float" office:value="0.682112">
                <text:p>0.68211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596529">
                <text:p>0.596529</text:p>
              </table:table-cell>
              <table:table-cell office:value-type="float" office:value="0.694917">
                <text:p>0.6949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94">
                <text:p>0.701694</text:p>
              </table:table-cell>
              <table:table-cell office:value-type="float" office:value="0.705785">
                <text:p>0.705785</text:p>
              </table:table-cell>
              <table:table-cell office:value-type="float" office:value="0.689314">
                <text:p>0.68931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586157">
                <text:p>0.586157</text:p>
              </table:table-cell>
              <table:table-cell office:value-type="float" office:value="0.696777">
                <text:p>0.69677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22">
                <text:p>0.701322</text:p>
              </table:table-cell>
              <table:table-cell office:value-type="float" office:value="0.705785">
                <text:p>0.705785</text:p>
              </table:table-cell>
              <table:table-cell office:value-type="float" office:value="0.688426">
                <text:p>0.68842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05">
                <text:p>0.605</text:p>
              </table:table-cell>
              <table:table-cell office:value-type="float" office:value="0.697397">
                <text:p>0.6973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45">
                <text:p>0.702645</text:p>
              </table:table-cell>
              <table:table-cell office:value-type="float" office:value="0.708264">
                <text:p>0.708264</text:p>
              </table:table-cell>
              <table:table-cell office:value-type="float" office:value="0.690504">
                <text:p>0.69050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54669">
                <text:p>0.554669</text:p>
              </table:table-cell>
              <table:table-cell office:value-type="float" office:value="0.696736">
                <text:p>0.6967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86">
                <text:p>0.702686</text:p>
              </table:table-cell>
              <table:table-cell office:value-type="float" office:value="0.708264">
                <text:p>0.708264</text:p>
              </table:table-cell>
              <table:table-cell office:value-type="float" office:value="0.685409">
                <text:p>0.68540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36405">
                <text:p>0.636405</text:p>
              </table:table-cell>
              <table:table-cell office:value-type="float" office:value="0.69814">
                <text:p>0.698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88">
                <text:p>0.703388</text:p>
              </table:table-cell>
              <table:table-cell office:value-type="float" office:value="0.708264">
                <text:p>0.708264</text:p>
              </table:table-cell>
              <table:table-cell office:value-type="float" office:value="0.693793">
                <text:p>0.69379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56938">
                <text:p>0.56938</text:p>
              </table:table-cell>
              <table:table-cell office:value-type="float" office:value="0.690785">
                <text:p>0.690785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83">
                <text:p>0.700083</text:p>
              </table:table-cell>
              <table:table-cell office:value-type="float" office:value="0.704091">
                <text:p>0.704091</text:p>
              </table:table-cell>
              <table:table-cell office:value-type="float" office:value="0.708264">
                <text:p>0.708264</text:p>
              </table:table-cell>
              <table:table-cell office:value-type="float" office:value="0.686351">
                <text:p>0.68635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581818">
                <text:p>0.581818</text:p>
              </table:table-cell>
              <table:table-cell office:value-type="float" office:value="0.69062">
                <text:p>0.69062</text:p>
              </table:table-cell>
              <table:table-cell office:value-type="float" office:value="0.698967">
                <text:p>0.6989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3">
                <text:p>0.70343</text:p>
              </table:table-cell>
              <table:table-cell office:value-type="float" office:value="0.708264">
                <text:p>0.708264</text:p>
              </table:table-cell>
              <table:table-cell office:value-type="float" office:value="0.687483">
                <text:p>0.6874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8058">
                <text:p>0.478058</text:p>
              </table:table-cell>
              <table:table-cell office:value-type="float" office:value="0.688636">
                <text:p>0.688636</text:p>
              </table:table-cell>
              <table:table-cell office:value-type="float" office:value="0.696736">
                <text:p>0.6967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88">
                <text:p>0.703388</text:p>
              </table:table-cell>
              <table:table-cell office:value-type="float" office:value="0.708264">
                <text:p>0.708264</text:p>
              </table:table-cell>
              <table:table-cell office:value-type="float" office:value="0.676682">
                <text:p>0.67668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53926">
                <text:p>0.553926</text:p>
              </table:table-cell>
              <table:table-cell office:value-type="float" office:value="0.690041">
                <text:p>0.690041</text:p>
              </table:table-cell>
              <table:table-cell office:value-type="float" office:value="0.696983">
                <text:p>0.696983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14">
                <text:p>0.702314</text:p>
              </table:table-cell>
              <table:table-cell office:value-type="float" office:value="0.708264">
                <text:p>0.708264</text:p>
              </table:table-cell>
              <table:table-cell office:value-type="float" office:value="0.68431">
                <text:p>0.6843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2281">
                <text:p>0.62281</text:p>
              </table:table-cell>
              <table:table-cell office:value-type="float" office:value="0.691446">
                <text:p>0.691446</text:p>
              </table:table-cell>
              <table:table-cell office:value-type="float" office:value="0.698595">
                <text:p>0.69859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23">
                <text:p>0.703223</text:p>
              </table:table-cell>
              <table:table-cell office:value-type="float" office:value="0.708264">
                <text:p>0.708264</text:p>
              </table:table-cell>
              <table:table-cell office:value-type="float" office:value="0.691607">
                <text:p>0.69160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605868">
                <text:p>0.605868</text:p>
              </table:table-cell>
              <table:table-cell office:value-type="float" office:value="0.687727">
                <text:p>0.687727</text:p>
              </table:table-cell>
              <table:table-cell office:value-type="float" office:value="0.696364">
                <text:p>0.696364</text:p>
              </table:table-cell>
              <table:table-cell office:value-type="float" office:value="0.699917">
                <text:p>0.6999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1">
                <text:p>0.70281</text:p>
              </table:table-cell>
              <table:table-cell office:value-type="float" office:value="0.708264">
                <text:p>0.708264</text:p>
              </table:table-cell>
              <table:table-cell office:value-type="float" office:value="0.689269">
                <text:p>0.68926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632521">
                <text:p>0.632521</text:p>
              </table:table-cell>
              <table:table-cell office:value-type="float" office:value="0.689669">
                <text:p>0.689669</text:p>
              </table:table-cell>
              <table:table-cell office:value-type="float" office:value="0.698554">
                <text:p>0.69855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47">
                <text:p>0.703347</text:p>
              </table:table-cell>
              <table:table-cell office:value-type="float" office:value="0.708264">
                <text:p>0.708264</text:p>
              </table:table-cell>
              <table:table-cell office:value-type="float" office:value="0.692409">
                <text:p>0.69240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27355">
                <text:p>0.627355</text:p>
              </table:table-cell>
              <table:table-cell office:value-type="float" office:value="0.684587">
                <text:p>0.684587</text:p>
              </table:table-cell>
              <table:table-cell office:value-type="float" office:value="0.696157">
                <text:p>0.696157</text:p>
              </table:table-cell>
              <table:table-cell office:value-type="float" office:value="0.699793">
                <text:p>0.6997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83">
                <text:p>0.700083</text:p>
              </table:table-cell>
              <table:table-cell office:value-type="float" office:value="0.703967">
                <text:p>0.703967</text:p>
              </table:table-cell>
              <table:table-cell office:value-type="float" office:value="0.708264">
                <text:p>0.708264</text:p>
              </table:table-cell>
              <table:table-cell office:value-type="float" office:value="0.691194">
                <text:p>0.69119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05909">
                <text:p>0.605909</text:p>
              </table:table-cell>
              <table:table-cell office:value-type="float" office:value="0.684917">
                <text:p>0.684917</text:p>
              </table:table-cell>
              <table:table-cell office:value-type="float" office:value="0.69814">
                <text:p>0.698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79">
                <text:p>0.700579</text:p>
              </table:table-cell>
              <table:table-cell office:value-type="float" office:value="0.705207">
                <text:p>0.705207</text:p>
              </table:table-cell>
              <table:table-cell office:value-type="float" office:value="0.708264">
                <text:p>0.708264</text:p>
              </table:table-cell>
              <table:table-cell office:value-type="float" office:value="0.689475">
                <text:p>0.68947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548182">
                <text:p>0.548182</text:p>
              </table:table-cell>
              <table:table-cell office:value-type="float" office:value="0.686777">
                <text:p>0.686777</text:p>
              </table:table-cell>
              <table:table-cell office:value-type="float" office:value="0.697438">
                <text:p>0.69743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02">
                <text:p>0.700702</text:p>
              </table:table-cell>
              <table:table-cell office:value-type="float" office:value="0.705868">
                <text:p>0.705868</text:p>
              </table:table-cell>
              <table:table-cell office:value-type="float" office:value="0.708264">
                <text:p>0.708264</text:p>
              </table:table-cell>
              <table:table-cell office:value-type="float" office:value="0.683897">
                <text:p>0.68389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0686">
                <text:p>0.60686</text:p>
              </table:table-cell>
              <table:table-cell office:value-type="float" office:value="0.69595">
                <text:p>0.69595</text:p>
              </table:table-cell>
              <table:table-cell office:value-type="float" office:value="0.699876">
                <text:p>0.699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33">
                <text:p>0.701033</text:p>
              </table:table-cell>
              <table:table-cell office:value-type="float" office:value="0.706281">
                <text:p>0.706281</text:p>
              </table:table-cell>
              <table:table-cell office:value-type="float" office:value="0.709917">
                <text:p>0.709917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593843">
                <text:p>0.593843</text:p>
              </table:table-cell>
              <table:table-cell office:value-type="float" office:value="0.697066">
                <text:p>0.69706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16">
                <text:p>0.701116</text:p>
              </table:table-cell>
              <table:table-cell office:value-type="float" office:value="0.706116">
                <text:p>0.706116</text:p>
              </table:table-cell>
              <table:table-cell office:value-type="float" office:value="0.709917">
                <text:p>0.709917</text:p>
              </table:table-cell>
              <table:table-cell office:value-type="float" office:value="0.689814">
                <text:p>0.68981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604711">
                <text:p>0.604711</text:p>
              </table:table-cell>
              <table:table-cell office:value-type="float" office:value="0.69814">
                <text:p>0.698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79">
                <text:p>0.700579</text:p>
              </table:table-cell>
              <table:table-cell office:value-type="float" office:value="0.706818">
                <text:p>0.706818</text:p>
              </table:table-cell>
              <table:table-cell office:value-type="float" office:value="0.709917">
                <text:p>0.709917</text:p>
              </table:table-cell>
              <table:table-cell office:value-type="float" office:value="0.691025">
                <text:p>0.69102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80083">
                <text:p>0.680083</text:p>
              </table:table-cell>
              <table:table-cell office:value-type="float" office:value="0.698306">
                <text:p>0.6983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61">
                <text:p>0.700661</text:p>
              </table:table-cell>
              <table:table-cell office:value-type="float" office:value="0.706777">
                <text:p>0.706777</text:p>
              </table:table-cell>
              <table:table-cell office:value-type="float" office:value="0.709917">
                <text:p>0.709917</text:p>
              </table:table-cell>
              <table:table-cell office:value-type="float" office:value="0.698583">
                <text:p>0.69858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0595">
                <text:p>0.60595</text:p>
              </table:table-cell>
              <table:table-cell office:value-type="float" office:value="0.698678">
                <text:p>0.69867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77">
                <text:p>0.701777</text:p>
              </table:table-cell>
              <table:table-cell office:value-type="float" office:value="0.707107">
                <text:p>0.707107</text:p>
              </table:table-cell>
              <table:table-cell office:value-type="float" office:value="0.709917">
                <text:p>0.709917</text:p>
              </table:table-cell>
              <table:table-cell office:value-type="float" office:value="0.691351">
                <text:p>0.69135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67376">
                <text:p>0.67376</text:p>
              </table:table-cell>
              <table:table-cell office:value-type="float" office:value="0.699215">
                <text:p>0.69921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94">
                <text:p>0.701694</text:p>
              </table:table-cell>
              <table:table-cell office:value-type="float" office:value="0.70686">
                <text:p>0.70686</text:p>
              </table:table-cell>
              <table:table-cell office:value-type="float" office:value="0.709917">
                <text:p>0.709917</text:p>
              </table:table-cell>
              <table:table-cell office:value-type="float" office:value="0.698153">
                <text:p>0.69815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667851">
                <text:p>0.667851</text:p>
              </table:table-cell>
              <table:table-cell office:value-type="float" office:value="0.699091">
                <text:p>0.6990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72">
                <text:p>0.700372</text:p>
              </table:table-cell>
              <table:table-cell office:value-type="float" office:value="0.705289">
                <text:p>0.705289</text:p>
              </table:table-cell>
              <table:table-cell office:value-type="float" office:value="0.709917">
                <text:p>0.709917</text:p>
              </table:table-cell>
              <table:table-cell office:value-type="float" office:value="0.69726">
                <text:p>0.6972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54256">
                <text:p>0.654256</text:p>
              </table:table-cell>
              <table:table-cell office:value-type="float" office:value="0.699215">
                <text:p>0.69921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26">
                <text:p>0.700826</text:p>
              </table:table-cell>
              <table:table-cell office:value-type="float" office:value="0.706074">
                <text:p>0.706074</text:p>
              </table:table-cell>
              <table:table-cell office:value-type="float" office:value="0.709917">
                <text:p>0.709917</text:p>
              </table:table-cell>
              <table:table-cell office:value-type="float" office:value="0.696037">
                <text:p>0.69603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615785">
                <text:p>0.615785</text:p>
              </table:table-cell>
              <table:table-cell office:value-type="float" office:value="0.699669">
                <text:p>0.69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68">
                <text:p>0.700868</text:p>
              </table:table-cell>
              <table:table-cell office:value-type="float" office:value="0.705826">
                <text:p>0.705826</text:p>
              </table:table-cell>
              <table:table-cell office:value-type="float" office:value="0.709917">
                <text:p>0.709917</text:p>
              </table:table-cell>
              <table:table-cell office:value-type="float" office:value="0.692215">
                <text:p>0.69221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43347">
                <text:p>0.643347</text:p>
              </table:table-cell>
              <table:table-cell office:value-type="float" office:value="0.69876">
                <text:p>0.69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16">
                <text:p>0.701116</text:p>
              </table:table-cell>
              <table:table-cell office:value-type="float" office:value="0.706694">
                <text:p>0.706694</text:p>
              </table:table-cell>
              <table:table-cell office:value-type="float" office:value="0.709917">
                <text:p>0.709917</text:p>
              </table:table-cell>
              <table:table-cell office:value-type="float" office:value="0.694992">
                <text:p>0.69499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643099">
                <text:p>0.643099</text:p>
              </table:table-cell>
              <table:table-cell office:value-type="float" office:value="0.699711">
                <text:p>0.6997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2">
                <text:p>0.70062</text:p>
              </table:table-cell>
              <table:table-cell office:value-type="float" office:value="0.705992">
                <text:p>0.705992</text:p>
              </table:table-cell>
              <table:table-cell office:value-type="float" office:value="0.709917">
                <text:p>0.709917</text:p>
              </table:table-cell>
              <table:table-cell office:value-type="float" office:value="0.694942">
                <text:p>0.69494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638099">
                <text:p>0.638099</text:p>
              </table:table-cell>
              <table:table-cell office:value-type="float" office:value="0.699793">
                <text:p>0.6997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57">
                <text:p>0.701157</text:p>
              </table:table-cell>
              <table:table-cell office:value-type="float" office:value="0.705868">
                <text:p>0.705868</text:p>
              </table:table-cell>
              <table:table-cell office:value-type="float" office:value="0.709917">
                <text:p>0.709917</text:p>
              </table:table-cell>
              <table:table-cell office:value-type="float" office:value="0.694492">
                <text:p>0.69449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48554">
                <text:p>0.648554</text:p>
              </table:table-cell>
              <table:table-cell office:value-type="float" office:value="0.699959">
                <text:p>0.699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22">
                <text:p>0.701322</text:p>
              </table:table-cell>
              <table:table-cell office:value-type="float" office:value="0.706074">
                <text:p>0.706074</text:p>
              </table:table-cell>
              <table:table-cell office:value-type="float" office:value="0.709917">
                <text:p>0.709917</text:p>
              </table:table-cell>
              <table:table-cell office:value-type="float" office:value="0.695591">
                <text:p>0.69559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598264">
                <text:p>0.598264</text:p>
              </table:table-cell>
              <table:table-cell office:value-type="float" office:value="0.699959">
                <text:p>0.699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46">
                <text:p>0.701446</text:p>
              </table:table-cell>
              <table:table-cell office:value-type="float" office:value="0.706322">
                <text:p>0.706322</text:p>
              </table:table-cell>
              <table:table-cell office:value-type="float" office:value="0.709917">
                <text:p>0.709917</text:p>
              </table:table-cell>
              <table:table-cell office:value-type="float" office:value="0.690599">
                <text:p>0.69059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44595">
                <text:p>0.44595</text:p>
              </table:table-cell>
              <table:table-cell office:value-type="float" office:value="0.69719">
                <text:p>0.697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13">
                <text:p>0.700413</text:p>
              </table:table-cell>
              <table:table-cell office:value-type="float" office:value="0.705413">
                <text:p>0.705413</text:p>
              </table:table-cell>
              <table:table-cell office:value-type="float" office:value="0.709917">
                <text:p>0.709917</text:p>
              </table:table-cell>
              <table:table-cell office:value-type="float" office:value="0.674897">
                <text:p>0.67489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08554">
                <text:p>0.608554</text:p>
              </table:table-cell>
              <table:table-cell office:value-type="float" office:value="0.697107">
                <text:p>0.6971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41">
                <text:p>0.700041</text:p>
              </table:table-cell>
              <table:table-cell office:value-type="float" office:value="0.705">
                <text:p>0.705</text:p>
              </table:table-cell>
              <table:table-cell office:value-type="float" office:value="0.709917">
                <text:p>0.709917</text:p>
              </table:table-cell>
              <table:table-cell office:value-type="float" office:value="0.69107">
                <text:p>0.6910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503099">
                <text:p>0.503099</text:p>
              </table:table-cell>
              <table:table-cell office:value-type="float" office:value="0.69157">
                <text:p>0.69157</text:p>
              </table:table-cell>
              <table:table-cell office:value-type="float" office:value="0.699959">
                <text:p>0.699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44">
                <text:p>0.700744</text:p>
              </table:table-cell>
              <table:table-cell office:value-type="float" office:value="0.706198">
                <text:p>0.706198</text:p>
              </table:table-cell>
              <table:table-cell office:value-type="float" office:value="0.709917">
                <text:p>0.709917</text:p>
              </table:table-cell>
              <table:table-cell office:value-type="float" office:value="0.680157">
                <text:p>0.68015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546612">
                <text:p>0.546612</text:p>
              </table:table-cell>
              <table:table-cell office:value-type="float" office:value="0.695661">
                <text:p>0.69566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49">
                <text:p>0.702149</text:p>
              </table:table-cell>
              <table:table-cell office:value-type="float" office:value="0.707273">
                <text:p>0.707273</text:p>
              </table:table-cell>
              <table:table-cell office:value-type="float" office:value="0.709917">
                <text:p>0.709917</text:p>
              </table:table-cell>
              <table:table-cell office:value-type="float" office:value="0.685169">
                <text:p>0.68516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10496">
                <text:p>0.610496</text:p>
              </table:table-cell>
              <table:table-cell office:value-type="float" office:value="0.694959">
                <text:p>0.694959</text:p>
              </table:table-cell>
              <table:table-cell office:value-type="float" office:value="0.699876">
                <text:p>0.699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31">
                <text:p>0.702231</text:p>
              </table:table-cell>
              <table:table-cell office:value-type="float" office:value="0.707397">
                <text:p>0.707397</text:p>
              </table:table-cell>
              <table:table-cell office:value-type="float" office:value="0.709917">
                <text:p>0.709917</text:p>
              </table:table-cell>
              <table:table-cell office:value-type="float" office:value="0.691496">
                <text:p>0.69149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39752">
                <text:p>0.639752</text:p>
              </table:table-cell>
              <table:table-cell office:value-type="float" office:value="0.690909">
                <text:p>0.690909</text:p>
              </table:table-cell>
              <table:table-cell office:value-type="float" office:value="0.699793">
                <text:p>0.6997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4">
                <text:p>0.70124</text:p>
              </table:table-cell>
              <table:table-cell office:value-type="float" office:value="0.706736">
                <text:p>0.706736</text:p>
              </table:table-cell>
              <table:table-cell office:value-type="float" office:value="0.709917">
                <text:p>0.709917</text:p>
              </table:table-cell>
              <table:table-cell office:value-type="float" office:value="0.693843">
                <text:p>0.69384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19421">
                <text:p>0.519421</text:p>
              </table:table-cell>
              <table:table-cell office:value-type="float" office:value="0.690537">
                <text:p>0.690537</text:p>
              </table:table-cell>
              <table:table-cell office:value-type="float" office:value="0.699545">
                <text:p>0.6995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46">
                <text:p>0.701446</text:p>
              </table:table-cell>
              <table:table-cell office:value-type="float" office:value="0.70657">
                <text:p>0.70657</text:p>
              </table:table-cell>
              <table:table-cell office:value-type="float" office:value="0.709917">
                <text:p>0.709917</text:p>
              </table:table-cell>
              <table:table-cell office:value-type="float" office:value="0.681752">
                <text:p>0.68175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555826">
                <text:p>0.555826</text:p>
              </table:table-cell>
              <table:table-cell office:value-type="float" office:value="0.696198">
                <text:p>0.69619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05">
                <text:p>0.701405</text:p>
              </table:table-cell>
              <table:table-cell office:value-type="float" office:value="0.706364">
                <text:p>0.706364</text:p>
              </table:table-cell>
              <table:table-cell office:value-type="float" office:value="0.709917">
                <text:p>0.709917</text:p>
              </table:table-cell>
              <table:table-cell office:value-type="float" office:value="0.685979">
                <text:p>0.68597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540909">
                <text:p>0.540909</text:p>
              </table:table-cell>
              <table:table-cell office:value-type="float" office:value="0.699587">
                <text:p>0.6995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06074">
                <text:p>0.706074</text:p>
              </table:table-cell>
              <table:table-cell office:value-type="float" office:value="0.709917">
                <text:p>0.709917</text:p>
              </table:table-cell>
              <table:table-cell office:value-type="float" office:value="0.684822">
                <text:p>0.68482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39545">
                <text:p>0.639545</text:p>
              </table:table-cell>
              <table:table-cell office:value-type="float" office:value="0.699917">
                <text:p>0.6999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16">
                <text:p>0.701116</text:p>
              </table:table-cell>
              <table:table-cell office:value-type="float" office:value="0.706157">
                <text:p>0.706157</text:p>
              </table:table-cell>
              <table:table-cell office:value-type="float" office:value="0.709917">
                <text:p>0.709917</text:p>
              </table:table-cell>
              <table:table-cell office:value-type="float" office:value="0.694674">
                <text:p>0.69467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58884">
                <text:p>0.658884</text:p>
              </table:table-cell>
              <table:table-cell office:value-type="float" office:value="0.699669">
                <text:p>0.69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44">
                <text:p>0.700744</text:p>
              </table:table-cell>
              <table:table-cell office:value-type="float" office:value="0.705496">
                <text:p>0.705496</text:p>
              </table:table-cell>
              <table:table-cell office:value-type="float" office:value="0.709917">
                <text:p>0.709917</text:p>
              </table:table-cell>
              <table:table-cell office:value-type="float" office:value="0.696479">
                <text:p>0.69647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593967">
                <text:p>0.593967</text:p>
              </table:table-cell>
              <table:table-cell office:value-type="float" office:value="0.692562">
                <text:p>0.69256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5">
                <text:p>0.70095</text:p>
              </table:table-cell>
              <table:table-cell office:value-type="float" office:value="0.704752">
                <text:p>0.704752</text:p>
              </table:table-cell>
              <table:table-cell office:value-type="float" office:value="0.709917">
                <text:p>0.709917</text:p>
              </table:table-cell>
              <table:table-cell office:value-type="float" office:value="0.689223">
                <text:p>0.68922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40248">
                <text:p>0.640248</text:p>
              </table:table-cell>
              <table:table-cell office:value-type="float" office:value="0.695165">
                <text:p>0.69516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05">
                <text:p>0.701405</text:p>
              </table:table-cell>
              <table:table-cell office:value-type="float" office:value="0.705496">
                <text:p>0.705496</text:p>
              </table:table-cell>
              <table:table-cell office:value-type="float" office:value="0.709917">
                <text:p>0.709917</text:p>
              </table:table-cell>
              <table:table-cell office:value-type="float" office:value="0.694231">
                <text:p>0.69423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568223">
                <text:p>0.568223</text:p>
              </table:table-cell>
              <table:table-cell office:value-type="float" office:value="0.686983">
                <text:p>0.686983</text:p>
              </table:table-cell>
              <table:table-cell office:value-type="float" office:value="0.699752">
                <text:p>0.69975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05992">
                <text:p>0.705992</text:p>
              </table:table-cell>
              <table:table-cell office:value-type="float" office:value="0.709917">
                <text:p>0.709917</text:p>
              </table:table-cell>
              <table:table-cell office:value-type="float" office:value="0.68626">
                <text:p>0.6862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50537">
                <text:p>0.650537</text:p>
              </table:table-cell>
              <table:table-cell office:value-type="float" office:value="0.696033">
                <text:p>0.69603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07397">
                <text:p>0.707397</text:p>
              </table:table-cell>
              <table:table-cell office:value-type="float" office:value="0.718182">
                <text:p>0.718182</text:p>
              </table:table-cell>
              <table:table-cell office:value-type="float" office:value="0.695562">
                <text:p>0.69556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59959">
                <text:p>0.659959</text:p>
              </table:table-cell>
              <table:table-cell office:value-type="float" office:value="0.696942">
                <text:p>0.69694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65">
                <text:p>0.700165</text:p>
              </table:table-cell>
              <table:table-cell office:value-type="float" office:value="0.706157">
                <text:p>0.706157</text:p>
              </table:table-cell>
              <table:table-cell office:value-type="float" office:value="0.718182">
                <text:p>0.718182</text:p>
              </table:table-cell>
              <table:table-cell office:value-type="float" office:value="0.696322">
                <text:p>0.69632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24669">
                <text:p>0.624669</text:p>
              </table:table-cell>
              <table:table-cell office:value-type="float" office:value="0.699298">
                <text:p>0.69929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65">
                <text:p>0.700165</text:p>
              </table:table-cell>
              <table:table-cell office:value-type="float" office:value="0.706942">
                <text:p>0.706942</text:p>
              </table:table-cell>
              <table:table-cell office:value-type="float" office:value="0.718182">
                <text:p>0.718182</text:p>
              </table:table-cell>
              <table:table-cell office:value-type="float" office:value="0.693107">
                <text:p>0.69310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501653">
                <text:p>0.501653</text:p>
              </table:table-cell>
              <table:table-cell office:value-type="float" office:value="0.69814">
                <text:p>0.698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48">
                <text:p>0.700248</text:p>
              </table:table-cell>
              <table:table-cell office:value-type="float" office:value="0.707851">
                <text:p>0.707851</text:p>
              </table:table-cell>
              <table:table-cell office:value-type="float" office:value="0.718182">
                <text:p>0.718182</text:p>
              </table:table-cell>
              <table:table-cell office:value-type="float" office:value="0.680789">
                <text:p>0.68078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594215">
                <text:p>0.59421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0876">
                <text:p>0.70876</text:p>
              </table:table-cell>
              <table:table-cell office:value-type="float" office:value="0.718182">
                <text:p>0.718182</text:p>
              </table:table-cell>
              <table:table-cell office:value-type="float" office:value="0.690331">
                <text:p>0.69033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641198">
                <text:p>0.64119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595">
                <text:p>0.708595</text:p>
              </table:table-cell>
              <table:table-cell office:value-type="float" office:value="0.718182">
                <text:p>0.718182</text:p>
              </table:table-cell>
              <table:table-cell office:value-type="float" office:value="0.694979">
                <text:p>0.69497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67624">
                <text:p>0.67624</text:p>
              </table:table-cell>
              <table:table-cell office:value-type="float" office:value="0.699917">
                <text:p>0.6999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33">
                <text:p>0.701033</text:p>
              </table:table-cell>
              <table:table-cell office:value-type="float" office:value="0.711322">
                <text:p>0.711322</text:p>
              </table:table-cell>
              <table:table-cell office:value-type="float" office:value="0.718182">
                <text:p>0.718182</text:p>
              </table:table-cell>
              <table:table-cell office:value-type="float" office:value="0.698851">
                <text:p>0.69885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665537">
                <text:p>0.665537</text:p>
              </table:table-cell>
              <table:table-cell office:value-type="float" office:value="0.699545">
                <text:p>0.6995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66">
                <text:p>0.702066</text:p>
              </table:table-cell>
              <table:table-cell office:value-type="float" office:value="0.709132">
                <text:p>0.709132</text:p>
              </table:table-cell>
              <table:table-cell office:value-type="float" office:value="0.718182">
                <text:p>0.718182</text:p>
              </table:table-cell>
              <table:table-cell office:value-type="float" office:value="0.697628">
                <text:p>0.69762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566612">
                <text:p>0.566612</text:p>
              </table:table-cell>
              <table:table-cell office:value-type="float" office:value="0.69938">
                <text:p>0.6993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38">
                <text:p>0.702438</text:p>
              </table:table-cell>
              <table:table-cell office:value-type="float" office:value="0.708678">
                <text:p>0.708678</text:p>
              </table:table-cell>
              <table:table-cell office:value-type="float" office:value="0.718182">
                <text:p>0.718182</text:p>
              </table:table-cell>
              <table:table-cell office:value-type="float" office:value="0.687711">
                <text:p>0.68771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53099">
                <text:p>0.65309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74">
                <text:p>0.701074</text:p>
              </table:table-cell>
              <table:table-cell office:value-type="float" office:value="0.707769">
                <text:p>0.707769</text:p>
              </table:table-cell>
              <table:table-cell office:value-type="float" office:value="0.718182">
                <text:p>0.718182</text:p>
              </table:table-cell>
              <table:table-cell office:value-type="float" office:value="0.696194">
                <text:p>0.69619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680826">
                <text:p>0.68082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7">
                <text:p>0.70157</text:p>
              </table:table-cell>
              <table:table-cell office:value-type="float" office:value="0.707438">
                <text:p>0.707438</text:p>
              </table:table-cell>
              <table:table-cell office:value-type="float" office:value="0.718182">
                <text:p>0.718182</text:p>
              </table:table-cell>
              <table:table-cell office:value-type="float" office:value="0.698983">
                <text:p>0.69898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674959">
                <text:p>0.674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02273">
                <text:p>0.702273</text:p>
              </table:table-cell>
              <table:table-cell office:value-type="float" office:value="0.710207">
                <text:p>0.710207</text:p>
              </table:table-cell>
              <table:table-cell office:value-type="float" office:value="0.718182">
                <text:p>0.718182</text:p>
              </table:table-cell>
              <table:table-cell office:value-type="float" office:value="0.698843">
                <text:p>0.69884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684091">
                <text:p>0.6840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68">
                <text:p>0.700868</text:p>
              </table:table-cell>
              <table:table-cell office:value-type="float" office:value="0.703099">
                <text:p>0.703099</text:p>
              </table:table-cell>
              <table:table-cell office:value-type="float" office:value="0.712521">
                <text:p>0.712521</text:p>
              </table:table-cell>
              <table:table-cell office:value-type="float" office:value="0.718182">
                <text:p>0.718182</text:p>
              </table:table-cell>
              <table:table-cell office:value-type="float" office:value="0.700058">
                <text:p>0.70005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673347">
                <text:p>0.67334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4">
                <text:p>0.70124</text:p>
              </table:table-cell>
              <table:table-cell office:value-type="float" office:value="0.703636">
                <text:p>0.703636</text:p>
              </table:table-cell>
              <table:table-cell office:value-type="float" office:value="0.712355">
                <text:p>0.712355</text:p>
              </table:table-cell>
              <table:table-cell office:value-type="float" office:value="0.718182">
                <text:p>0.718182</text:p>
              </table:table-cell>
              <table:table-cell office:value-type="float" office:value="0.699058">
                <text:p>0.69905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61653">
                <text:p>0.6616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09">
                <text:p>0.700909</text:p>
              </table:table-cell>
              <table:table-cell office:value-type="float" office:value="0.704215">
                <text:p>0.704215</text:p>
              </table:table-cell>
              <table:table-cell office:value-type="float" office:value="0.712025">
                <text:p>0.712025</text:p>
              </table:table-cell>
              <table:table-cell office:value-type="float" office:value="0.718182">
                <text:p>0.718182</text:p>
              </table:table-cell>
              <table:table-cell office:value-type="float" office:value="0.69788">
                <text:p>0.6978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72975">
                <text:p>0.67297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85">
                <text:p>0.700785</text:p>
              </table:table-cell>
              <table:table-cell office:value-type="float" office:value="0.702149">
                <text:p>0.702149</text:p>
              </table:table-cell>
              <table:table-cell office:value-type="float" office:value="0.706322">
                <text:p>0.706322</text:p>
              </table:table-cell>
              <table:table-cell office:value-type="float" office:value="0.713264">
                <text:p>0.713264</text:p>
              </table:table-cell>
              <table:table-cell office:value-type="float" office:value="0.718182">
                <text:p>0.718182</text:p>
              </table:table-cell>
              <table:table-cell office:value-type="float" office:value="0.69955">
                <text:p>0.6995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668554">
                <text:p>0.66855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29">
                <text:p>0.701529</text:p>
              </table:table-cell>
              <table:table-cell office:value-type="float" office:value="0.705083">
                <text:p>0.705083</text:p>
              </table:table-cell>
              <table:table-cell office:value-type="float" office:value="0.711818">
                <text:p>0.711818</text:p>
              </table:table-cell>
              <table:table-cell office:value-type="float" office:value="0.718182">
                <text:p>0.718182</text:p>
              </table:table-cell>
              <table:table-cell office:value-type="float" office:value="0.698698">
                <text:p>0.69869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59793">
                <text:p>0.659793</text:p>
              </table:table-cell>
              <table:table-cell office:value-type="float" office:value="0.699587">
                <text:p>0.6995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85">
                <text:p>0.700785</text:p>
              </table:table-cell>
              <table:table-cell office:value-type="float" office:value="0.704628">
                <text:p>0.704628</text:p>
              </table:table-cell>
              <table:table-cell office:value-type="float" office:value="0.711157">
                <text:p>0.711157</text:p>
              </table:table-cell>
              <table:table-cell office:value-type="float" office:value="0.718182">
                <text:p>0.718182</text:p>
              </table:table-cell>
              <table:table-cell office:value-type="float" office:value="0.697595">
                <text:p>0.69759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573926">
                <text:p>0.573926</text:p>
              </table:table-cell>
              <table:table-cell office:value-type="float" office:value="0.693802">
                <text:p>0.6938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5">
                <text:p>0.70095</text:p>
              </table:table-cell>
              <table:table-cell office:value-type="float" office:value="0.704339">
                <text:p>0.704339</text:p>
              </table:table-cell>
              <table:table-cell office:value-type="float" office:value="0.713636">
                <text:p>0.713636</text:p>
              </table:table-cell>
              <table:table-cell office:value-type="float" office:value="0.718182">
                <text:p>0.718182</text:p>
              </table:table-cell>
              <table:table-cell office:value-type="float" office:value="0.688665">
                <text:p>0.68866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48388">
                <text:p>0.648388</text:p>
              </table:table-cell>
              <table:table-cell office:value-type="float" office:value="0.698843">
                <text:p>0.6988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26">
                <text:p>0.700826</text:p>
              </table:table-cell>
              <table:table-cell office:value-type="float" office:value="0.704793">
                <text:p>0.704793</text:p>
              </table:table-cell>
              <table:table-cell office:value-type="float" office:value="0.713306">
                <text:p>0.713306</text:p>
              </table:table-cell>
              <table:table-cell office:value-type="float" office:value="0.718182">
                <text:p>0.718182</text:p>
              </table:table-cell>
              <table:table-cell office:value-type="float" office:value="0.696616">
                <text:p>0.69661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63438">
                <text:p>0.6343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48">
                <text:p>0.700248</text:p>
              </table:table-cell>
              <table:table-cell office:value-type="float" office:value="0.702727">
                <text:p>0.702727</text:p>
              </table:table-cell>
              <table:table-cell office:value-type="float" office:value="0.710289">
                <text:p>0.710289</text:p>
              </table:table-cell>
              <table:table-cell office:value-type="float" office:value="0.718182">
                <text:p>0.718182</text:p>
              </table:table-cell>
              <table:table-cell office:value-type="float" office:value="0.694764">
                <text:p>0.69476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660372">
                <text:p>0.660372</text:p>
              </table:table-cell>
              <table:table-cell office:value-type="float" office:value="0.699959">
                <text:p>0.699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05">
                <text:p>0.701405</text:p>
              </table:table-cell>
              <table:table-cell office:value-type="float" office:value="0.711322">
                <text:p>0.711322</text:p>
              </table:table-cell>
              <table:table-cell office:value-type="float" office:value="0.718182">
                <text:p>0.718182</text:p>
              </table:table-cell>
              <table:table-cell office:value-type="float" office:value="0.697306">
                <text:p>0.69730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565702">
                <text:p>0.565702</text:p>
              </table:table-cell>
              <table:table-cell office:value-type="float" office:value="0.699959">
                <text:p>0.699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26">
                <text:p>0.700826</text:p>
              </table:table-cell>
              <table:table-cell office:value-type="float" office:value="0.710413">
                <text:p>0.710413</text:p>
              </table:table-cell>
              <table:table-cell office:value-type="float" office:value="0.718182">
                <text:p>0.718182</text:p>
              </table:table-cell>
              <table:table-cell office:value-type="float" office:value="0.68769">
                <text:p>0.6876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08926">
                <text:p>0.608926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41">
                <text:p>0.700041</text:p>
              </table:table-cell>
              <table:table-cell office:value-type="float" office:value="0.708347">
                <text:p>0.708347</text:p>
              </table:table-cell>
              <table:table-cell office:value-type="float" office:value="0.718182">
                <text:p>0.718182</text:p>
              </table:table-cell>
              <table:table-cell office:value-type="float" office:value="0.691715">
                <text:p>0.6917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06901">
                <text:p>0.606901</text:p>
              </table:table-cell>
              <table:table-cell office:value-type="float" office:value="0.699256">
                <text:p>0.69925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5">
                <text:p>0.70095</text:p>
              </table:table-cell>
              <table:table-cell office:value-type="float" office:value="0.711488">
                <text:p>0.711488</text:p>
              </table:table-cell>
              <table:table-cell office:value-type="float" office:value="0.718182">
                <text:p>0.718182</text:p>
              </table:table-cell>
              <table:table-cell office:value-type="float" office:value="0.69186">
                <text:p>0.6918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640248">
                <text:p>0.640248</text:p>
              </table:table-cell>
              <table:table-cell office:value-type="float" office:value="0.689463">
                <text:p>0.68946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97">
                <text:p>0.702397</text:p>
              </table:table-cell>
              <table:table-cell office:value-type="float" office:value="0.710207">
                <text:p>0.710207</text:p>
              </table:table-cell>
              <table:table-cell office:value-type="float" office:value="0.718182">
                <text:p>0.718182</text:p>
              </table:table-cell>
              <table:table-cell office:value-type="float" office:value="0.694231">
                <text:p>0.69423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602686">
                <text:p>0.602686</text:p>
              </table:table-cell>
              <table:table-cell office:value-type="float" office:value="0.68686">
                <text:p>0.6868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37">
                <text:p>0.700537</text:p>
              </table:table-cell>
              <table:table-cell office:value-type="float" office:value="0.707438">
                <text:p>0.707438</text:p>
              </table:table-cell>
              <table:table-cell office:value-type="float" office:value="0.718182">
                <text:p>0.718182</text:p>
              </table:table-cell>
              <table:table-cell office:value-type="float" office:value="0.689752">
                <text:p>0.68975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600661">
                <text:p>0.600661</text:p>
              </table:table-cell>
              <table:table-cell office:value-type="float" office:value="0.689835">
                <text:p>0.68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89">
                <text:p>0.700289</text:p>
              </table:table-cell>
              <table:table-cell office:value-type="float" office:value="0.70876">
                <text:p>0.70876</text:p>
              </table:table-cell>
              <table:table-cell office:value-type="float" office:value="0.718182">
                <text:p>0.718182</text:p>
              </table:table-cell>
              <table:table-cell office:value-type="float" office:value="0.689955">
                <text:p>0.68995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650413">
                <text:p>0.650413</text:p>
              </table:table-cell>
              <table:table-cell office:value-type="float" office:value="0.693512">
                <text:p>0.69351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74">
                <text:p>0.701074</text:p>
              </table:table-cell>
              <table:table-cell office:value-type="float" office:value="0.71219">
                <text:p>0.71219</text:p>
              </table:table-cell>
              <table:table-cell office:value-type="float" office:value="0.718182">
                <text:p>0.718182</text:p>
              </table:table-cell>
              <table:table-cell office:value-type="float" office:value="0.695719">
                <text:p>0.69571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651488">
                <text:p>0.651488</text:p>
              </table:table-cell>
              <table:table-cell office:value-type="float" office:value="0.698926">
                <text:p>0.69892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09091">
                <text:p>0.709091</text:p>
              </table:table-cell>
              <table:table-cell office:value-type="float" office:value="0.718182">
                <text:p>0.718182</text:p>
              </table:table-cell>
              <table:table-cell office:value-type="float" office:value="0.695983">
                <text:p>0.69598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609463">
                <text:p>0.609463</text:p>
              </table:table-cell>
              <table:table-cell office:value-type="float" office:value="0.690909">
                <text:p>0.69090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22">
                <text:p>0.701322</text:p>
              </table:table-cell>
              <table:table-cell office:value-type="float" office:value="0.710661">
                <text:p>0.710661</text:p>
              </table:table-cell>
              <table:table-cell office:value-type="float" office:value="0.718182">
                <text:p>0.718182</text:p>
              </table:table-cell>
              <table:table-cell office:value-type="float" office:value="0.691236">
                <text:p>0.69123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65781">
                <text:p>0.65781</text:p>
              </table:table-cell>
              <table:table-cell office:value-type="float" office:value="0.696074">
                <text:p>0.6960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07">
                <text:p>0.702107</text:p>
              </table:table-cell>
              <table:table-cell office:value-type="float" office:value="0.712149">
                <text:p>0.712149</text:p>
              </table:table-cell>
              <table:table-cell office:value-type="float" office:value="0.718182">
                <text:p>0.718182</text:p>
              </table:table-cell>
              <table:table-cell office:value-type="float" office:value="0.696814">
                <text:p>0.69681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640992">
                <text:p>0.640992</text:p>
              </table:table-cell>
              <table:table-cell office:value-type="float" office:value="0.698099">
                <text:p>0.69809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89">
                <text:p>0.700289</text:p>
              </table:table-cell>
              <table:table-cell office:value-type="float" office:value="0.712769">
                <text:p>0.712769</text:p>
              </table:table-cell>
              <table:table-cell office:value-type="float" office:value="0.718182">
                <text:p>0.718182</text:p>
              </table:table-cell>
              <table:table-cell office:value-type="float" office:value="0.695215">
                <text:p>0.695215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623264">
                <text:p>0.623264</text:p>
              </table:table-cell>
              <table:table-cell office:value-type="float" office:value="0.699298">
                <text:p>0.69929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41">
                <text:p>0.700041</text:p>
              </table:table-cell>
              <table:table-cell office:value-type="float" office:value="0.711074">
                <text:p>0.711074</text:p>
              </table:table-cell>
              <table:table-cell office:value-type="float" office:value="0.718182">
                <text:p>0.718182</text:p>
              </table:table-cell>
              <table:table-cell office:value-type="float" office:value="0.693368">
                <text:p>0.69336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08926">
                <text:p>0.608926</text:p>
              </table:table-cell>
              <table:table-cell office:value-type="float" office:value="0.698264">
                <text:p>0.6982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14">
                <text:p>0.702314</text:p>
              </table:table-cell>
              <table:table-cell office:value-type="float" office:value="0.71376">
                <text:p>0.71376</text:p>
              </table:table-cell>
              <table:table-cell office:value-type="float" office:value="0.718182">
                <text:p>0.718182</text:p>
              </table:table-cell>
              <table:table-cell office:value-type="float" office:value="0.692326">
                <text:p>0.69232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27645">
                <text:p>0.6276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25">
                <text:p>0.702025</text:p>
              </table:table-cell>
              <table:table-cell office:value-type="float" office:value="0.714298">
                <text:p>0.714298</text:p>
              </table:table-cell>
              <table:table-cell office:value-type="float" office:value="0.718182">
                <text:p>0.718182</text:p>
              </table:table-cell>
              <table:table-cell office:value-type="float" office:value="0.694397">
                <text:p>0.69439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656198">
                <text:p>0.656198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512">
                <text:p>0.703512</text:p>
              </table:table-cell>
              <table:table-cell office:value-type="float" office:value="0.715826">
                <text:p>0.715826</text:p>
              </table:table-cell>
              <table:table-cell office:value-type="float" office:value="0.718182">
                <text:p>0.718182</text:p>
              </table:table-cell>
              <table:table-cell office:value-type="float" office:value="0.697537">
                <text:p>0.697537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04876">
                <text:p>0.604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3">
                <text:p>0.70343</text:p>
              </table:table-cell>
              <table:table-cell office:value-type="float" office:value="0.716198">
                <text:p>0.716198</text:p>
              </table:table-cell>
              <table:table-cell office:value-type="float" office:value="0.718182">
                <text:p>0.718182</text:p>
              </table:table-cell>
              <table:table-cell office:value-type="float" office:value="0.69245">
                <text:p>0.6924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598347">
                <text:p>0.59834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26">
                <text:p>0.700826</text:p>
              </table:table-cell>
              <table:table-cell office:value-type="float" office:value="0.71405">
                <text:p>0.71405</text:p>
              </table:table-cell>
              <table:table-cell office:value-type="float" office:value="0.718182">
                <text:p>0.718182</text:p>
              </table:table-cell>
              <table:table-cell office:value-type="float" office:value="0.691322">
                <text:p>0.69132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54091">
                <text:p>0.654091</text:p>
              </table:table-cell>
              <table:table-cell office:value-type="float" office:value="0.69595">
                <text:p>0.6959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12727">
                <text:p>0.712727</text:p>
              </table:table-cell>
              <table:table-cell office:value-type="float" office:value="0.718182">
                <text:p>0.718182</text:p>
              </table:table-cell>
              <table:table-cell office:value-type="float" office:value="0.69631">
                <text:p>0.6963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646281">
                <text:p>0.646281</text:p>
              </table:table-cell>
              <table:table-cell office:value-type="float" office:value="0.68376">
                <text:p>0.683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612">
                <text:p>0.711612</text:p>
              </table:table-cell>
              <table:table-cell office:value-type="float" office:value="0.718182">
                <text:p>0.718182</text:p>
              </table:table-cell>
              <table:table-cell office:value-type="float" office:value="0.694165">
                <text:p>0.69416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529587">
                <text:p>0.529587</text:p>
              </table:table-cell>
              <table:table-cell office:value-type="float" office:value="0.683967">
                <text:p>0.6839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83">
                <text:p>0.700083</text:p>
              </table:table-cell>
              <table:table-cell office:value-type="float" office:value="0.711198">
                <text:p>0.711198</text:p>
              </table:table-cell>
              <table:table-cell office:value-type="float" office:value="0.718182">
                <text:p>0.718182</text:p>
              </table:table-cell>
              <table:table-cell office:value-type="float" office:value="0.682483">
                <text:p>0.68248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585248">
                <text:p>0.585248</text:p>
              </table:table-cell>
              <table:table-cell office:value-type="float" office:value="0.686901">
                <text:p>0.6869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72">
                <text:p>0.700372</text:p>
              </table:table-cell>
              <table:table-cell office:value-type="float" office:value="0.709504">
                <text:p>0.709504</text:p>
              </table:table-cell>
              <table:table-cell office:value-type="float" office:value="0.718182">
                <text:p>0.718182</text:p>
              </table:table-cell>
              <table:table-cell office:value-type="float" office:value="0.688202">
                <text:p>0.68820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605785">
                <text:p>0.605785</text:p>
              </table:table-cell>
              <table:table-cell office:value-type="float" office:value="0.697645">
                <text:p>0.6976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46">
                <text:p>0.701446</text:p>
              </table:table-cell>
              <table:table-cell office:value-type="float" office:value="0.714587">
                <text:p>0.714587</text:p>
              </table:table-cell>
              <table:table-cell office:value-type="float" office:value="0.718182">
                <text:p>0.718182</text:p>
              </table:table-cell>
              <table:table-cell office:value-type="float" office:value="0.691946">
                <text:p>0.69194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624917">
                <text:p>0.624917</text:p>
              </table:table-cell>
              <table:table-cell office:value-type="float" office:value="0.695041">
                <text:p>0.6950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12934">
                <text:p>0.712934</text:p>
              </table:table-cell>
              <table:table-cell office:value-type="float" office:value="0.718182">
                <text:p>0.718182</text:p>
              </table:table-cell>
              <table:table-cell office:value-type="float" office:value="0.693388">
                <text:p>0.69338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640702">
                <text:p>0.640702</text:p>
              </table:table-cell>
              <table:table-cell office:value-type="float" office:value="0.697645">
                <text:p>0.6976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93">
                <text:p>0.702893</text:p>
              </table:table-cell>
              <table:table-cell office:value-type="float" office:value="0.714215">
                <text:p>0.714215</text:p>
              </table:table-cell>
              <table:table-cell office:value-type="float" office:value="0.718182">
                <text:p>0.718182</text:p>
              </table:table-cell>
              <table:table-cell office:value-type="float" office:value="0.695545">
                <text:p>0.69554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602025">
                <text:p>0.602025</text:p>
              </table:table-cell>
              <table:table-cell office:value-type="float" office:value="0.699669">
                <text:p>0.69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89">
                <text:p>0.700289</text:p>
              </table:table-cell>
              <table:table-cell office:value-type="float" office:value="0.712934">
                <text:p>0.712934</text:p>
              </table:table-cell>
              <table:table-cell office:value-type="float" office:value="0.718182">
                <text:p>0.718182</text:p>
              </table:table-cell>
              <table:table-cell office:value-type="float" office:value="0.691492">
                <text:p>0.69149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3657">
                <text:p>0.636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09">
                <text:p>0.700909</text:p>
              </table:table-cell>
              <table:table-cell office:value-type="float" office:value="0.713884">
                <text:p>0.713884</text:p>
              </table:table-cell>
              <table:table-cell office:value-type="float" office:value="0.718182">
                <text:p>0.718182</text:p>
              </table:table-cell>
              <table:table-cell office:value-type="float" office:value="0.695136">
                <text:p>0.69513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61364">
                <text:p>0.661364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86">
                <text:p>0.702686</text:p>
              </table:table-cell>
              <table:table-cell office:value-type="float" office:value="0.715661">
                <text:p>0.715661</text:p>
              </table:table-cell>
              <table:table-cell office:value-type="float" office:value="0.718182">
                <text:p>0.718182</text:p>
              </table:table-cell>
              <table:table-cell office:value-type="float" office:value="0.697955">
                <text:p>0.69795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18595">
                <text:p>0.618595</text:p>
              </table:table-cell>
              <table:table-cell office:value-type="float" office:value="0.69814">
                <text:p>0.698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744">
                <text:p>0.705744</text:p>
              </table:table-cell>
              <table:table-cell office:value-type="float" office:value="0.715331">
                <text:p>0.715331</text:p>
              </table:table-cell>
              <table:table-cell office:value-type="float" office:value="0.718182">
                <text:p>0.718182</text:p>
              </table:table-cell>
              <table:table-cell office:value-type="float" office:value="0.693781">
                <text:p>0.69378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2438">
                <text:p>0.62438</text:p>
              </table:table-cell>
              <table:table-cell office:value-type="float" office:value="0.699587">
                <text:p>0.6995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07">
                <text:p>0.700207</text:p>
              </table:table-cell>
              <table:table-cell office:value-type="float" office:value="0.709504">
                <text:p>0.709504</text:p>
              </table:table-cell>
              <table:table-cell office:value-type="float" office:value="0.716281">
                <text:p>0.716281</text:p>
              </table:table-cell>
              <table:table-cell office:value-type="float" office:value="0.718182">
                <text:p>0.718182</text:p>
              </table:table-cell>
              <table:table-cell office:value-type="float" office:value="0.694996">
                <text:p>0.69499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565165">
                <text:p>0.565165</text:p>
              </table:table-cell>
              <table:table-cell office:value-type="float" office:value="0.692893">
                <text:p>0.6928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661">
                <text:p>0.705661</text:p>
              </table:table-cell>
              <table:table-cell office:value-type="float" office:value="0.71595">
                <text:p>0.71595</text:p>
              </table:table-cell>
              <table:table-cell office:value-type="float" office:value="0.718182">
                <text:p>0.718182</text:p>
              </table:table-cell>
              <table:table-cell office:value-type="float" office:value="0.687967">
                <text:p>0.68796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610289">
                <text:p>0.610289</text:p>
              </table:table-cell>
              <table:table-cell office:value-type="float" office:value="0.698636">
                <text:p>0.6986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579">
                <text:p>0.705579</text:p>
              </table:table-cell>
              <table:table-cell office:value-type="float" office:value="0.716529">
                <text:p>0.716529</text:p>
              </table:table-cell>
              <table:table-cell office:value-type="float" office:value="0.718182">
                <text:p>0.718182</text:p>
              </table:table-cell>
              <table:table-cell office:value-type="float" office:value="0.693103">
                <text:p>0.69310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586116">
                <text:p>0.58611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331">
                <text:p>0.705331</text:p>
              </table:table-cell>
              <table:table-cell office:value-type="float" office:value="0.71719">
                <text:p>0.71719</text:p>
              </table:table-cell>
              <table:table-cell office:value-type="float" office:value="0.718182">
                <text:p>0.718182</text:p>
              </table:table-cell>
              <table:table-cell office:value-type="float" office:value="0.690864">
                <text:p>0.69086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598802">
                <text:p>0.598802</text:p>
              </table:table-cell>
              <table:table-cell office:value-type="float" office:value="0.699256">
                <text:p>0.69925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97">
                <text:p>0.702397</text:p>
              </table:table-cell>
              <table:table-cell office:value-type="float" office:value="0.715661">
                <text:p>0.715661</text:p>
              </table:table-cell>
              <table:table-cell office:value-type="float" office:value="0.718182">
                <text:p>0.718182</text:p>
              </table:table-cell>
              <table:table-cell office:value-type="float" office:value="0.691612">
                <text:p>0.69161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55814">
                <text:p>0.55814</text:p>
              </table:table-cell>
              <table:table-cell office:value-type="float" office:value="0.690909">
                <text:p>0.69090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31">
                <text:p>0.702231</text:p>
              </table:table-cell>
              <table:table-cell office:value-type="float" office:value="0.715826">
                <text:p>0.715826</text:p>
              </table:table-cell>
              <table:table-cell office:value-type="float" office:value="0.718182">
                <text:p>0.718182</text:p>
              </table:table-cell>
              <table:table-cell office:value-type="float" office:value="0.686711">
                <text:p>0.68671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515">
                <text:p>0.515</text:p>
              </table:table-cell>
              <table:table-cell office:value-type="float" office:value="0.677355">
                <text:p>0.6773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74">
                <text:p>0.701074</text:p>
              </table:table-cell>
              <table:table-cell office:value-type="float" office:value="0.716405">
                <text:p>0.716405</text:p>
              </table:table-cell>
              <table:table-cell office:value-type="float" office:value="0.718182">
                <text:p>0.718182</text:p>
              </table:table-cell>
              <table:table-cell office:value-type="float" office:value="0.680983">
                <text:p>0.68098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486033">
                <text:p>0.486033</text:p>
              </table:table-cell>
              <table:table-cell office:value-type="float" office:value="0.669752">
                <text:p>0.669752</text:p>
              </table:table-cell>
              <table:table-cell office:value-type="float" office:value="0.69938">
                <text:p>0.6993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343">
                <text:p>0.71343</text:p>
              </table:table-cell>
              <table:table-cell office:value-type="float" office:value="0.718182">
                <text:p>0.718182</text:p>
              </table:table-cell>
              <table:table-cell office:value-type="float" office:value="0.67686">
                <text:p>0.6768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504669">
                <text:p>0.504669</text:p>
              </table:table-cell>
              <table:table-cell office:value-type="float" office:value="0.677025">
                <text:p>0.67702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992">
                <text:p>0.710992</text:p>
              </table:table-cell>
              <table:table-cell office:value-type="float" office:value="0.718182">
                <text:p>0.718182</text:p>
              </table:table-cell>
              <table:table-cell office:value-type="float" office:value="0.679269">
                <text:p>0.67926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564463">
                <text:p>0.564463</text:p>
              </table:table-cell>
              <table:table-cell office:value-type="float" office:value="0.680207">
                <text:p>0.6802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13">
                <text:p>0.700413</text:p>
              </table:table-cell>
              <table:table-cell office:value-type="float" office:value="0.715289">
                <text:p>0.715289</text:p>
              </table:table-cell>
              <table:table-cell office:value-type="float" office:value="0.718182">
                <text:p>0.718182</text:p>
              </table:table-cell>
              <table:table-cell office:value-type="float" office:value="0.686037">
                <text:p>0.68603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598058">
                <text:p>0.598058</text:p>
              </table:table-cell>
              <table:table-cell office:value-type="float" office:value="0.690331">
                <text:p>0.69033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98">
                <text:p>0.701198</text:p>
              </table:table-cell>
              <table:table-cell office:value-type="float" office:value="0.715496">
                <text:p>0.715496</text:p>
              </table:table-cell>
              <table:table-cell office:value-type="float" office:value="0.718182">
                <text:p>0.718182</text:p>
              </table:table-cell>
              <table:table-cell office:value-type="float" office:value="0.690508">
                <text:p>0.69050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466488">
                <text:p>0.466488</text:p>
              </table:table-cell>
              <table:table-cell office:value-type="float" office:value="0.685372">
                <text:p>0.68537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07">
                <text:p>0.700207</text:p>
              </table:table-cell>
              <table:table-cell office:value-type="float" office:value="0.70938">
                <text:p>0.70938</text:p>
              </table:table-cell>
              <table:table-cell office:value-type="float" office:value="0.718182">
                <text:p>0.718182</text:p>
              </table:table-cell>
              <table:table-cell office:value-type="float" office:value="0.718182">
                <text:p>0.718182</text:p>
              </table:table-cell>
              <table:table-cell office:value-type="float" office:value="0.677963">
                <text:p>0.67796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562397">
                <text:p>0.562397</text:p>
              </table:table-cell>
              <table:table-cell office:value-type="float" office:value="0.695124">
                <text:p>0.6951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98">
                <text:p>0.701198</text:p>
              </table:table-cell>
              <table:table-cell office:value-type="float" office:value="0.71376">
                <text:p>0.71376</text:p>
              </table:table-cell>
              <table:table-cell office:value-type="float" office:value="0.718182">
                <text:p>0.718182</text:p>
              </table:table-cell>
              <table:table-cell office:value-type="float" office:value="0.718182">
                <text:p>0.718182</text:p>
              </table:table-cell>
              <table:table-cell office:value-type="float" office:value="0.689066">
                <text:p>0.68906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557066">
                <text:p>0.557066</text:p>
              </table:table-cell>
              <table:table-cell office:value-type="float" office:value="0.699091">
                <text:p>0.6990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405">
                <text:p>0.711405</text:p>
              </table:table-cell>
              <table:table-cell office:value-type="float" office:value="0.718182">
                <text:p>0.718182</text:p>
              </table:table-cell>
              <table:table-cell office:value-type="float" office:value="0.718182">
                <text:p>0.718182</text:p>
              </table:table-cell>
              <table:table-cell office:value-type="float" office:value="0.688574">
                <text:p>0.6885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